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99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9">
      <style:table-cell-properties fo:border-top="none" fo:border-bottom="thin solid #000000" fo:border-left="none" fo:border-right="none" style:vertical-align="automatic" fo:wrap-option="wrap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38">
      <style:table-cell-properties fo:border-top="none" fo:border-bottom="thin solid #000000" fo:border-left="none" fo:border-right="none" style:vertical-align="automatic" fo:wrap-option="wrap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39">
      <style:table-cell-properties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38">
      <style:table-cell-properties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size="10pt" style:font-size-asian="10pt" style:font-size-complex="10pt"/>
    </style:style>
    <style:style style:name="ce11" style:family="table-cell" style:parent-style-name="Default" style:data-style-name="N14"/>
    <style:style style:name="ce12" style:family="table-cell" style:parent-style-name="Default" style:data-style-name="N39"/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38">
      <style:table-cell-properties style:vertical-align="automatic" fo:wrap-option="wrap"/>
      <style:text-properties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36"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8" style:family="table-cell" style:parent-style-name="Default" style:data-style-name="N39">
      <style:table-cell-properties style:vertical-align="automatic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5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999999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ce30" style:family="table-cell" style:parent-style-name="Default" style:data-style-name="N0">
      <style:table-cell-properties style:vertical-align="automatic" fo:background-color="transparent" style:cell-protect="protected"/>
      <style:text-properties fo:color="#CC0000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1.059cm"/>
    </style:style>
    <style:style style:name="ce3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1.412cm"/>
    </style:style>
    <style:style style:name="ce33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1.059cm"/>
    </style:style>
    <style:style style:name="ce3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o1" style:family="table-column">
      <style:table-column-properties fo:break-before="auto" style:column-width="16.129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2.51883333333333cm"/>
    </style:style>
    <style:style style:name="co10" style:family="table-column">
      <style:table-column-properties fo:break-before="auto" style:column-width="1.460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2683333333333cm"/>
    </style:style>
    <style:style style:name="co13" style:family="table-column">
      <style:table-column-properties fo:break-before="auto" style:column-width="2.18016666666667cm"/>
    </style:style>
    <style:style style:name="co14" style:family="table-column">
      <style:table-column-properties fo:break-before="auto" style:column-width="2.26483333333333cm"/>
    </style:style>
    <style:style style:name="co15" style:family="table-column">
      <style:table-column-properties fo:break-before="auto" style:column-width="3.32316666666667cm" style:use-optimal-column-width="true"/>
    </style:style>
    <style:style style:name="co16" style:family="table-column">
      <style:table-column-properties fo:break-before="auto" style:column-width="4.52966666666667cm" style:use-optimal-column-width="true"/>
    </style:style>
    <style:style style:name="co17" style:family="table-column">
      <style:table-column-properties fo:break-before="auto" style:column-width="4.5085cm" style:use-optimal-column-width="true"/>
    </style:style>
    <style:style style:name="co18" style:family="table-column">
      <style:table-column-properties fo:break-before="auto" style:column-width="2.81516666666667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2.62466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adania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1) Ile zarabiają pracownicy zatrudnieni w oddziale "Niemcy"?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2) Jaka jest średnia stawka godzinowa pracowników zatrudnionych w departamencie "Rajdy Wodne"?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3) Który z pracowników zatrudnionych w oddziale "Australia" i departamencie "Rajdy Dorosłych" zarabia najwięcej? Ile dokładnie?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4) Który z pracowników zatrudnionych w latach 1988-1990 pracujący w departamencie "Rajdy Decinne" zarabia najwięcej? Ile dokładnie?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5) W arkuszu "Wyniki" w komórce B5 wstaw formułę, która policzy ilu pracowników zarabia powyżej 300 zł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6) W kolumnie "J" w arkuszu "Lista" wstaw funkcję wyliczającą, ile dni od momentu zatrudnienia pracuje każda z osób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6a) W kolumnie "K" wstaw funkcję, która przyznaje pracownikowi 30% premii, jeżeli pracuje dłużej niż 8000 dni i 40% jeżeli pracuje dłużej niż 9500 dni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6b) W komórce "B6" arkusza "Wyniki" wstaw funkcję, która podaje ilu pracowników dostało premię.</text:p>
          </table:table-cell>
          <table:table-cell table:number-columns-repeated="16383" table:style-name="ce3"/>
        </table:table-row>
        <table:table-row table:number-rows-repeated="1048568" table:style-name="ro2">
          <table:table-cell table:number-columns-repeated="16384"/>
        </table:table-row>
      </table:table>
      <table:table table:name="Lista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8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006" table:default-cell-style-name="ce1"/>
        <table:table-column table:style-name="co3" table:number-columns-repeated="15360" table:default-cell-style-name="ce1"/>
        <table:table-row table:style-name="ro3">
          <table:table-cell office:value-type="string" table:style-name="ce4">
            <text:p>LP</text:p>
          </table:table-cell>
          <table:table-cell office:value-type="string" table:style-name="ce4">
            <text:p>IMIĘ</text:p>
          </table:table-cell>
          <table:table-cell office:value-type="string" table:style-name="ce4">
            <text:p>NAZWISKO</text:p>
          </table:table-cell>
          <table:table-cell office:value-type="string" table:style-name="ce4">
            <text:p>ODDZIAŁ</text:p>
          </table:table-cell>
          <table:table-cell office:value-type="string" table:style-name="ce4">
            <text:p>DEPART</text:p>
          </table:table-cell>
          <table:table-cell office:value-type="string" table:style-name="ce5">
            <text:p>DATA ZATR.</text:p>
          </table:table-cell>
          <table:table-cell office:value-type="string" table:style-name="ce6">
            <text:p>GODZ</text:p>
          </table:table-cell>
          <table:table-cell office:value-type="string" table:style-name="ce6">
            <text:p>STAWKA GODZ.</text:p>
          </table:table-cell>
          <table:table-cell office:value-type="string" table:style-name="ce6">
            <text:p>PŁACA BRUTTO</text:p>
          </table:table-cell>
          <table:table-cell office:value-type="string" table:style-name="ce6">
            <text:p>CZAS ZATRUDNIENIA</text:p>
          </table:table-cell>
          <table:table-cell office:value-type="string" table:style-name="ce6">
            <text:p>PREMIA</text:p>
          </table:table-cell>
          <table:table-cell table:number-columns-repeated="2" table:style-name="ce7"/>
          <table:table-cell table:number-columns-repeated="1637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Kling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6-12-24T00:00:00" table:style-name="ce8">
            <text:p>24.12.1986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G2]*[.H2]" table:style-name="ce10">
            <text:p>443,75 zł</text:p>
          </table:table-cell>
          <table:table-cell office:value-type="float" office:value="0" table:formula="of:=DATEDIF([.F2];[.$M$2];&quot;d&quot;)" table:style-name="ce1">
            <text:p>#LICZBA!</text:p>
          </table:table-cell>
          <table:table-cell office:value-type="percentage" office:value="0" table:formula="of:=IF(AND([.J2]&gt;8000;[.J2]&lt;9500);30%;IF([.J2]&gt;9500;40%; ))" table:style-name="ce11">
            <text:p>#LICZBA!</text:p>
          </table:table-cell>
          <table:table-cell table:style-name="ce7"/>
          <table:table-cell table:style-name="ce12"/>
          <table:table-cell table:number-columns-repeated="1637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Sean</text:p>
          </table:table-cell>
          <table:table-cell office:value-type="string" table:style-name="ce3">
            <text:p>Willi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5-07-05T00:00:00" table:style-name="ce8">
            <text:p>5.07.1985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G3]*[.H3]" table:style-name="ce10">
            <text:p>472,15 zł</text:p>
          </table:table-cell>
          <table:table-cell office:value-type="float" office:value="0" table:formula="of:=DATEDIF([.F3];[.$M$2];&quot;d&quot;)" table:style-name="ce1">
            <text:p>#LICZBA!</text:p>
          </table:table-cell>
          <table:table-cell office:value-type="percentage" office:value="0" table:formula="of:=IF(AND([.J3]&gt;8000;[.J3]&lt;9500);30%;IF([.J3]&gt;9500;40%; ))" table:style-name="ce11">
            <text:p>#LICZBA!</text:p>
          </table:table-cell>
          <table:table-cell table:number-columns-repeated="2" table:style-name="ce7"/>
          <table:table-cell table:number-columns-repeated="1637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Colleen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90-07-26T00:00:00" table:style-name="ce8">
            <text:p>26.07.1990</text:p>
          </table:table-cell>
          <table:table-cell office:value-type="float" office:value="42" table:style-name="ce9">
            <text:p>42,0</text:p>
          </table:table-cell>
          <table:table-cell office:value-type="float" office:value="16.75" table:style-name="ce10">
            <text:p>16,75 zł</text:p>
          </table:table-cell>
          <table:table-cell office:value-type="float" office:value="703.5" table:formula="of:=[.G4]*[.H4]" table:style-name="ce10">
            <text:p>703,50 zł</text:p>
          </table:table-cell>
          <table:table-cell office:value-type="float" office:value="0" table:formula="of:=DATEDIF([.F4];[.$M$2];&quot;d&quot;)" table:style-name="ce1">
            <text:p>#LICZBA!</text:p>
          </table:table-cell>
          <table:table-cell office:value-type="percentage" office:value="0" table:formula="of:=IF(AND([.J4]&gt;8000;[.J4]&lt;9500);30%;IF([.J4]&gt;9500;40%; ))" table:style-name="ce11">
            <text:p>#LICZBA!</text:p>
          </table:table-cell>
          <table:table-cell table:number-columns-repeated="2" table:style-name="ce7"/>
          <table:table-cell table:number-columns-repeated="1637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Teri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8-06-07T00:00:00" table:style-name="ce8">
            <text:p>7.06.1988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G5]*[.H5]" table:style-name="ce10">
            <text:p>350,00 zł</text:p>
          </table:table-cell>
          <table:table-cell office:value-type="float" office:value="0" table:formula="of:=DATEDIF([.F5];[.$M$2];&quot;d&quot;)" table:style-name="ce1">
            <text:p>#LICZBA!</text:p>
          </table:table-cell>
          <table:table-cell office:value-type="percentage" office:value="0" table:formula="of:=IF(AND([.J5]&gt;8000;[.J5]&lt;9500);30%;IF([.J5]&gt;9500;40%; ))" table:style-name="ce11">
            <text:p>#LICZBA!</text:p>
          </table:table-cell>
          <table:table-cell table:style-name="ce13"/>
          <table:table-cell table:style-name="ce14"/>
          <table:table-cell table:number-columns-repeated="1637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Culbert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3-07-12T00:00:00" table:style-name="ce8">
            <text:p>12.07.1983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G6]*[.H6]" table:style-name="ce10">
            <text:p>504,00 zł</text:p>
          </table:table-cell>
          <table:table-cell office:value-type="float" office:value="0" table:formula="of:=DATEDIF([.F6];[.$M$2];&quot;d&quot;)" table:style-name="ce1">
            <text:p>#LICZBA!</text:p>
          </table:table-cell>
          <table:table-cell office:value-type="percentage" office:value="0" table:formula="of:=IF(AND([.J6]&gt;8000;[.J6]&lt;9500);30%;IF([.J6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Kirsten</text:p>
          </table:table-cell>
          <table:table-cell office:value-type="string" table:style-name="ce3">
            <text:p>DeVinney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7-06-05T00:00:00" table:style-name="ce8">
            <text:p>5.06.1987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G7]*[.H7]" table:style-name="ce10">
            <text:p>840,00 zł</text:p>
          </table:table-cell>
          <table:table-cell office:value-type="float" office:value="0" table:formula="of:=DATEDIF([.F7];[.$M$2];&quot;d&quot;)" table:style-name="ce1">
            <text:p>#LICZBA!</text:p>
          </table:table-cell>
          <table:table-cell office:value-type="percentage" office:value="0" table:formula="of:=IF(AND([.J7]&gt;8000;[.J7]&lt;9500);30%;IF([.J7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Theresa</text:p>
          </table:table-cell>
          <table:table-cell office:value-type="string" table:style-name="ce3">
            <text:p>Califano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9-02-26T00:00:00" table:style-name="ce8">
            <text:p>26.02.1989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G8]*[.H8]" table:style-name="ce10">
            <text:p>423,50 zł</text:p>
          </table:table-cell>
          <table:table-cell office:value-type="float" office:value="0" table:formula="of:=DATEDIF([.F8];[.$M$2];&quot;d&quot;)" table:style-name="ce1">
            <text:p>#LICZBA!</text:p>
          </table:table-cell>
          <table:table-cell office:value-type="percentage" office:value="0" table:formula="of:=IF(AND([.J8]&gt;8000;[.J8]&lt;9500);30%;IF([.J8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Barry</text:p>
          </table:table-cell>
          <table:table-cell office:value-type="string" table:style-name="ce3">
            <text:p>Ball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3-04-15T00:00:00" table:style-name="ce8">
            <text:p>15.04.1983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9]*[.H9]" table:style-name="ce10">
            <text:p>860,00 zł</text:p>
          </table:table-cell>
          <table:table-cell office:value-type="float" office:value="0" table:formula="of:=DATEDIF([.F9];[.$M$2];&quot;d&quot;)" table:style-name="ce1">
            <text:p>#LICZBA!</text:p>
          </table:table-cell>
          <table:table-cell office:value-type="percentage" office:value="0" table:formula="of:=IF(AND([.J9]&gt;8000;[.J9]&lt;9500);30%;IF([.J9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Cheryl</text:p>
          </table:table-cell>
          <table:table-cell office:value-type="string" table:style-name="ce3">
            <text:p>Hala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90-02-01T00:00:00" table:style-name="ce8">
            <text:p>1.02.1990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G10]*[.H10]" table:style-name="ce10">
            <text:p>472,15 zł</text:p>
          </table:table-cell>
          <table:table-cell office:value-type="float" office:value="0" table:formula="of:=DATEDIF([.F10];[.$M$2];&quot;d&quot;)" table:style-name="ce1">
            <text:p>#LICZBA!</text:p>
          </table:table-cell>
          <table:table-cell office:value-type="percentage" office:value="0" table:formula="of:=IF(AND([.J10]&gt;8000;[.J10]&lt;9500);30%;IF([.J10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Harry</text:p>
          </table:table-cell>
          <table:table-cell office:value-type="string" table:style-name="ce3">
            <text:p>Swayne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90-12-30T00:00:00" table:style-name="ce8">
            <text:p>30.12.1990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11]*[.H11]" table:style-name="ce10">
            <text:p>860,00 zł</text:p>
          </table:table-cell>
          <table:table-cell office:value-type="float" office:value="0" table:formula="of:=DATEDIF([.F11];[.$M$2];&quot;d&quot;)" table:style-name="ce1">
            <text:p>#LICZBA!</text:p>
          </table:table-cell>
          <table:table-cell office:value-type="percentage" office:value="0" table:formula="of:=IF(AND([.J11]&gt;8000;[.J11]&lt;9500);30%;IF([.J11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Shing</text:p>
          </table:table-cell>
          <table:table-cell office:value-type="string" table:style-name="ce3">
            <text:p>Che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4-08-08T00:00:00" table:style-name="ce8">
            <text:p>8.08.1984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G12]*[.H12]" table:style-name="ce10">
            <text:p>472,15 zł</text:p>
          </table:table-cell>
          <table:table-cell office:value-type="float" office:value="0" table:formula="of:=DATEDIF([.F12];[.$M$2];&quot;d&quot;)" table:style-name="ce1">
            <text:p>#LICZBA!</text:p>
          </table:table-cell>
          <table:table-cell office:value-type="percentage" office:value="0" table:formula="of:=IF(AND([.J12]&gt;8000;[.J12]&lt;9500);30%;IF([.J12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Seth</text:p>
          </table:table-cell>
          <table:table-cell office:value-type="string" table:style-name="ce3">
            <text:p>Rose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90-04-05T00:00:00" table:style-name="ce8">
            <text:p>5.04.1990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G13]*[.H13]" table:style-name="ce10">
            <text:p>176,00 zł</text:p>
          </table:table-cell>
          <table:table-cell office:value-type="float" office:value="0" table:formula="of:=DATEDIF([.F13];[.$M$2];&quot;d&quot;)" table:style-name="ce1">
            <text:p>#LICZBA!</text:p>
          </table:table-cell>
          <table:table-cell office:value-type="percentage" office:value="0" table:formula="of:=IF(AND([.J13]&gt;8000;[.J13]&lt;9500);30%;IF([.J13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Ambrose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5-01-25T00:00:00" table:style-name="ce8">
            <text:p>25.01.1985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G14]*[.H14]" table:style-name="ce10">
            <text:p>443,75 zł</text:p>
          </table:table-cell>
          <table:table-cell office:value-type="float" office:value="0" table:formula="of:=DATEDIF([.F14];[.$M$2];&quot;d&quot;)" table:style-name="ce1">
            <text:p>#LICZBA!</text:p>
          </table:table-cell>
          <table:table-cell office:value-type="percentage" office:value="0" table:formula="of:=IF(AND([.J14]&gt;8000;[.J14]&lt;9500);30%;IF([.J14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Hum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8-05-12T00:00:00" table:style-name="ce8">
            <text:p>12.05.1988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G15]*[.H15]" table:style-name="ce10">
            <text:p>288,80 zł</text:p>
          </table:table-cell>
          <table:table-cell office:value-type="float" office:value="0" table:formula="of:=DATEDIF([.F15];[.$M$2];&quot;d&quot;)" table:style-name="ce1">
            <text:p>#LICZBA!</text:p>
          </table:table-cell>
          <table:table-cell office:value-type="percentage" office:value="0" table:formula="of:=IF(AND([.J15]&gt;8000;[.J15]&lt;9500);30%;IF([.J15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Murray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7-06-10T00:00:00" table:style-name="ce8">
            <text:p>10.06.1987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G16]*[.H16]" table:style-name="ce10">
            <text:p>504,00 zł</text:p>
          </table:table-cell>
          <table:table-cell office:value-type="float" office:value="0" table:formula="of:=DATEDIF([.F16];[.$M$2];&quot;d&quot;)" table:style-name="ce1">
            <text:p>#LICZBA!</text:p>
          </table:table-cell>
          <table:table-cell office:value-type="percentage" office:value="0" table:formula="of:=IF(AND([.J16]&gt;8000;[.J16]&lt;9500);30%;IF([.J16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Rich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6-10-11T00:00:00" table:style-name="ce8">
            <text:p>11.10.1986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G17]*[.H17]" table:style-name="ce10">
            <text:p>472,15 zł</text:p>
          </table:table-cell>
          <table:table-cell office:value-type="float" office:value="0" table:formula="of:=DATEDIF([.F17];[.$M$2];&quot;d&quot;)" table:style-name="ce1">
            <text:p>#LICZBA!</text:p>
          </table:table-cell>
          <table:table-cell office:value-type="percentage" office:value="0" table:formula="of:=IF(AND([.J17]&gt;8000;[.J17]&lt;9500);30%;IF([.J17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George</text:p>
          </table:table-cell>
          <table:table-cell office:value-type="string" table:style-name="ce3">
            <text:p>Gorski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5-05-07T00:00:00" table:style-name="ce8">
            <text:p>7.05.1985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G18]*[.H18]" table:style-name="ce10">
            <text:p>880,00 zł</text:p>
          </table:table-cell>
          <table:table-cell office:value-type="float" office:value="0" table:formula="of:=DATEDIF([.F18];[.$M$2];&quot;d&quot;)" table:style-name="ce1">
            <text:p>#LICZBA!</text:p>
          </table:table-cell>
          <table:table-cell office:value-type="percentage" office:value="0" table:formula="of:=IF(AND([.J18]&gt;8000;[.J18]&lt;9500);30%;IF([.J18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Hoffm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7-12-19T00:00:00" table:style-name="ce8">
            <text:p>19.12.1987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G19]*[.H19]" table:style-name="ce10">
            <text:p>880,00 zł</text:p>
          </table:table-cell>
          <table:table-cell office:value-type="float" office:value="0" table:formula="of:=DATEDIF([.F19];[.$M$2];&quot;d&quot;)" table:style-name="ce1">
            <text:p>#LICZBA!</text:p>
          </table:table-cell>
          <table:table-cell office:value-type="percentage" office:value="0" table:formula="of:=IF(AND([.J19]&gt;8000;[.J19]&lt;9500);30%;IF([.J19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Dean</text:p>
          </table:table-cell>
          <table:table-cell office:value-type="string" table:style-name="ce3">
            <text:p>Kram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7-06-23T00:00:00" table:style-name="ce8">
            <text:p>23.06.1987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G20]*[.H20]" table:style-name="ce10">
            <text:p>600,00 zł</text:p>
          </table:table-cell>
          <table:table-cell office:value-type="float" office:value="0" table:formula="of:=DATEDIF([.F20];[.$M$2];&quot;d&quot;)" table:style-name="ce1">
            <text:p>#LICZBA!</text:p>
          </table:table-cell>
          <table:table-cell office:value-type="percentage" office:value="0" table:formula="of:=IF(AND([.J20]&gt;8000;[.J20]&lt;9500);30%;IF([.J20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Hill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6-07-21T00:00:00" table:style-name="ce8">
            <text:p>21.07.1986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G21]*[.H21]" table:style-name="ce10">
            <text:p>443,75 zł</text:p>
          </table:table-cell>
          <table:table-cell office:value-type="float" office:value="0" table:formula="of:=DATEDIF([.F21];[.$M$2];&quot;d&quot;)" table:style-name="ce1">
            <text:p>#LICZBA!</text:p>
          </table:table-cell>
          <table:table-cell office:value-type="percentage" office:value="0" table:formula="of:=IF(AND([.J21]&gt;8000;[.J21]&lt;9500);30%;IF([.J21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Julia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4-02-17T00:00:00" table:style-name="ce8">
            <text:p>17.02.1984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G22]*[.H22]" table:style-name="ce10">
            <text:p>213,00 zł</text:p>
          </table:table-cell>
          <table:table-cell office:value-type="float" office:value="0" table:formula="of:=DATEDIF([.F22];[.$M$2];&quot;d&quot;)" table:style-name="ce1">
            <text:p>#LICZBA!</text:p>
          </table:table-cell>
          <table:table-cell office:value-type="percentage" office:value="0" table:formula="of:=IF(AND([.J22]&gt;8000;[.J22]&lt;9500);30%;IF([.J22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Bank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4-02-02T00:00:00" table:style-name="ce8">
            <text:p>2.02.1984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G23]*[.H23]" table:style-name="ce10">
            <text:p>350,00 zł</text:p>
          </table:table-cell>
          <table:table-cell office:value-type="float" office:value="0" table:formula="of:=DATEDIF([.F23];[.$M$2];&quot;d&quot;)" table:style-name="ce1">
            <text:p>#LICZBA!</text:p>
          </table:table-cell>
          <table:table-cell office:value-type="percentage" office:value="0" table:formula="of:=IF(AND([.J23]&gt;8000;[.J23]&lt;9500);30%;IF([.J23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Jeffrey</text:p>
          </table:table-cell>
          <table:table-cell office:value-type="string" table:style-name="ce3">
            <text:p>Strong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1-03-08T00:00:00" table:style-name="ce8">
            <text:p>8.03.1981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G24]*[.H24]" table:style-name="ce10">
            <text:p>780,00 zł</text:p>
          </table:table-cell>
          <table:table-cell office:value-type="float" office:value="0" table:formula="of:=DATEDIF([.F24];[.$M$2];&quot;d&quot;)" table:style-name="ce1">
            <text:p>#LICZBA!</text:p>
          </table:table-cell>
          <table:table-cell office:value-type="percentage" office:value="0" table:formula="of:=IF(AND([.J24]&gt;8000;[.J24]&lt;9500);30%;IF([.J24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Jeri Lynn</text:p>
          </table:table-cell>
          <table:table-cell office:value-type="string" table:style-name="ce3">
            <text:p>MacFall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4-04-08T00:00:00" table:style-name="ce8">
            <text:p>8.04.1984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25]*[.H25]" table:style-name="ce10">
            <text:p>860,00 zł</text:p>
          </table:table-cell>
          <table:table-cell office:value-type="float" office:value="0" table:formula="of:=DATEDIF([.F25];[.$M$2];&quot;d&quot;)" table:style-name="ce1">
            <text:p>#LICZBA!</text:p>
          </table:table-cell>
          <table:table-cell office:value-type="percentage" office:value="0" table:formula="of:=IF(AND([.J25]&gt;8000;[.J25]&lt;9500);30%;IF([.J25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Sung</text:p>
          </table:table-cell>
          <table:table-cell office:value-type="string" table:style-name="ce3">
            <text:p>Kim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9-11-15T00:00:00" table:style-name="ce8">
            <text:p>15.11.1989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G26]*[.H26]" table:style-name="ce10">
            <text:p>620,00 zł</text:p>
          </table:table-cell>
          <table:table-cell office:value-type="float" office:value="0" table:formula="of:=DATEDIF([.F26];[.$M$2];&quot;d&quot;)" table:style-name="ce1">
            <text:p>#LICZBA!</text:p>
          </table:table-cell>
          <table:table-cell office:value-type="percentage" office:value="0" table:formula="of:=IF(AND([.J26]&gt;8000;[.J26]&lt;9500);30%;IF([.J26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Theodore</text:p>
          </table:table-cell>
          <table:table-cell office:value-type="string" table:style-name="ce3">
            <text:p>Ness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91-08-04T00:00:00" table:style-name="ce8">
            <text:p>4.08.1991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G27]*[.H27]" table:style-name="ce10">
            <text:p>176,00 zł</text:p>
          </table:table-cell>
          <table:table-cell office:value-type="float" office:value="0" table:formula="of:=DATEDIF([.F27];[.$M$2];&quot;d&quot;)" table:style-name="ce1">
            <text:p>#LICZBA!</text:p>
          </table:table-cell>
          <table:table-cell office:value-type="percentage" office:value="0" table:formula="of:=IF(AND([.J27]&gt;8000;[.J27]&lt;9500);30%;IF([.J27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Brad</text:p>
          </table:table-cell>
          <table:table-cell office:value-type="string" table:style-name="ce3">
            <text:p>Hinkelma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5-11-08T00:00:00" table:style-name="ce8">
            <text:p>8.11.1985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G28]*[.H28]" table:style-name="ce10">
            <text:p>780,00 zł</text:p>
          </table:table-cell>
          <table:table-cell office:value-type="float" office:value="0" table:formula="of:=DATEDIF([.F28];[.$M$2];&quot;d&quot;)" table:style-name="ce1">
            <text:p>#LICZBA!</text:p>
          </table:table-cell>
          <table:table-cell office:value-type="percentage" office:value="0" table:formula="of:=IF(AND([.J28]&gt;8000;[.J28]&lt;9500);30%;IF([.J28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Cuffaro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3-09-18T00:00:00" table:style-name="ce8">
            <text:p>18.09.1983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G29]*[.H29]" table:style-name="ce10">
            <text:p>504,00 zł</text:p>
          </table:table-cell>
          <table:table-cell office:value-type="float" office:value="0" table:formula="of:=DATEDIF([.F29];[.$M$2];&quot;d&quot;)" table:style-name="ce1">
            <text:p>#LICZBA!</text:p>
          </table:table-cell>
          <table:table-cell office:value-type="percentage" office:value="0" table:formula="of:=IF(AND([.J29]&gt;8000;[.J29]&lt;9500);30%;IF([.J29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Donald</text:p>
          </table:table-cell>
          <table:table-cell office:value-type="string" table:style-name="ce3">
            <text:p>Reese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84-08-17T00:00:00" table:style-name="ce8">
            <text:p>17.08.1984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G30]*[.H30]" table:style-name="ce10">
            <text:p>176,00 zł</text:p>
          </table:table-cell>
          <table:table-cell office:value-type="float" office:value="0" table:formula="of:=DATEDIF([.F30];[.$M$2];&quot;d&quot;)" table:style-name="ce1">
            <text:p>#LICZBA!</text:p>
          </table:table-cell>
          <table:table-cell office:value-type="percentage" office:value="0" table:formula="of:=IF(AND([.J30]&gt;8000;[.J30]&lt;9500);30%;IF([.J30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Joanne</text:p>
          </table:table-cell>
          <table:table-cell office:value-type="string" table:style-name="ce3">
            <text:p>Park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4-08-23T00:00:00" table:style-name="ce8">
            <text:p>23.08.1984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31]*[.H31]" table:style-name="ce10">
            <text:p>860,00 zł</text:p>
          </table:table-cell>
          <table:table-cell office:value-type="float" office:value="0" table:formula="of:=DATEDIF([.F31];[.$M$2];&quot;d&quot;)" table:style-name="ce1">
            <text:p>#LICZBA!</text:p>
          </table:table-cell>
          <table:table-cell office:value-type="percentage" office:value="0" table:formula="of:=IF(AND([.J31]&gt;8000;[.J31]&lt;9500);30%;IF([.J31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Susan</text:p>
          </table:table-cell>
          <table:table-cell office:value-type="string" table:style-name="ce3">
            <text:p>Drak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9-12-13T00:00:00" table:style-name="ce8">
            <text:p>13.12.1989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G32]*[.H32]" table:style-name="ce10">
            <text:p>213,00 zł</text:p>
          </table:table-cell>
          <table:table-cell office:value-type="float" office:value="0" table:formula="of:=DATEDIF([.F32];[.$M$2];&quot;d&quot;)" table:style-name="ce1">
            <text:p>#LICZBA!</text:p>
          </table:table-cell>
          <table:table-cell office:value-type="percentage" office:value="0" table:formula="of:=IF(AND([.J32]&gt;8000;[.J32]&lt;9500);30%;IF([.J32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91-02-05T00:00:00" table:style-name="ce8">
            <text:p>5.02.1991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G33]*[.H33]" table:style-name="ce10">
            <text:p>423,50 zł</text:p>
          </table:table-cell>
          <table:table-cell office:value-type="float" office:value="0" table:formula="of:=DATEDIF([.F33];[.$M$2];&quot;d&quot;)" table:style-name="ce1">
            <text:p>#LICZBA!</text:p>
          </table:table-cell>
          <table:table-cell office:value-type="percentage" office:value="0" table:formula="of:=IF(AND([.J33]&gt;8000;[.J33]&lt;9500);30%;IF([.J33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Laura</text:p>
          </table:table-cell>
          <table:table-cell office:value-type="string" table:style-name="ce3">
            <text:p>Reag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90-08-12T00:00:00" table:style-name="ce8">
            <text:p>12.08.1990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G34]*[.H34]" table:style-name="ce10">
            <text:p>840,00 zł</text:p>
          </table:table-cell>
          <table:table-cell office:value-type="float" office:value="0" table:formula="of:=DATEDIF([.F34];[.$M$2];&quot;d&quot;)" table:style-name="ce1">
            <text:p>#LICZBA!</text:p>
          </table:table-cell>
          <table:table-cell office:value-type="percentage" office:value="0" table:formula="of:=IF(AND([.J34]&gt;8000;[.J34]&lt;9500);30%;IF([.J34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8-11-05T00:00:00" table:style-name="ce8">
            <text:p>5.11.1988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G35]*[.H35]" table:style-name="ce10">
            <text:p>780,00 zł</text:p>
          </table:table-cell>
          <table:table-cell office:value-type="float" office:value="0" table:formula="of:=DATEDIF([.F35];[.$M$2];&quot;d&quot;)" table:style-name="ce1">
            <text:p>#LICZBA!</text:p>
          </table:table-cell>
          <table:table-cell office:value-type="percentage" office:value="0" table:formula="of:=IF(AND([.J35]&gt;8000;[.J35]&lt;9500);30%;IF([.J35]&gt;9500;40%; ))" table:style-name="ce11">
            <text:p>#LICZBA!</text:p>
          </table:table-cell>
          <table:table-cell table:style-name="ce15"/>
          <table:table-cell table:style-name="ce16"/>
          <table:table-cell table:number-columns-repeated="1637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Mary</text:p>
          </table:table-cell>
          <table:table-cell office:value-type="string" table:style-name="ce3">
            <text:p>Barbe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11-25T00:00:00" table:style-name="ce8">
            <text:p>25.11.1987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G36]*[.H36]" table:style-name="ce10">
            <text:p>443,75 zł</text:p>
          </table:table-cell>
          <table:table-cell office:value-type="float" office:value="0" table:formula="of:=DATEDIF([.F36];[.$M$2];&quot;d&quot;)" table:style-name="ce1">
            <text:p>#LICZBA!</text:p>
          </table:table-cell>
          <table:table-cell office:value-type="percentage" office:value="0" table:formula="of:=IF(AND([.J36]&gt;8000;[.J36]&lt;9500);30%;IF([.J36]&gt;9500;40%; ))" table:style-name="ce11">
            <text:p>#LICZBA!</text:p>
          </table:table-cell>
          <table:table-cell table:style-name="ce7"/>
          <table:table-cell table:style-name="ce17"/>
          <table:table-cell table:number-columns-repeated="1637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Alle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6-05-31T00:00:00" table:style-name="ce8">
            <text:p>31.05.1986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G37]*[.H37]" table:style-name="ce10">
            <text:p>350,00 zł</text:p>
          </table:table-cell>
          <table:table-cell office:value-type="float" office:value="0" table:formula="of:=DATEDIF([.F37];[.$M$2];&quot;d&quot;)" table:style-name="ce1">
            <text:p>#LICZBA!</text:p>
          </table:table-cell>
          <table:table-cell office:value-type="percentage" office:value="0" table:formula="of:=IF(AND([.J37]&gt;8000;[.J37]&lt;9500);30%;IF([.J37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Mary</text:p>
          </table:table-cell>
          <table:table-cell office:value-type="string" table:style-name="ce3">
            <text:p>Altma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7-09-09T00:00:00" table:style-name="ce8">
            <text:p>9.09.1987</text:p>
          </table:table-cell>
          <table:table-cell office:value-type="float" office:value="29.5" table:style-name="ce9">
            <text:p>29,5</text:p>
          </table:table-cell>
          <table:table-cell office:value-type="float" office:value="6.5" table:style-name="ce10">
            <text:p>6,50 zł</text:p>
          </table:table-cell>
          <table:table-cell office:value-type="float" office:value="191.75" table:formula="of:=[.G38]*[.H38]" table:style-name="ce10">
            <text:p>191,75 zł</text:p>
          </table:table-cell>
          <table:table-cell office:value-type="float" office:value="0" table:formula="of:=DATEDIF([.F38];[.$M$2];&quot;d&quot;)" table:style-name="ce1">
            <text:p>#LICZBA!</text:p>
          </table:table-cell>
          <table:table-cell office:value-type="percentage" office:value="0" table:formula="of:=IF(AND([.J38]&gt;8000;[.J38]&lt;9500);30%;IF([.J38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3">
            <text:p>Fred</text:p>
          </table:table-cell>
          <table:table-cell office:value-type="string" table:style-name="ce3">
            <text:p>Mallory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3-06-17T00:00:00" table:style-name="ce8">
            <text:p>17.06.1983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G39]*[.H39]" table:style-name="ce10">
            <text:p>589,00 zł</text:p>
          </table:table-cell>
          <table:table-cell office:value-type="float" office:value="0" table:formula="of:=DATEDIF([.F39];[.$M$2];&quot;d&quot;)" table:style-name="ce1">
            <text:p>#LICZBA!</text:p>
          </table:table-cell>
          <table:table-cell office:value-type="percentage" office:value="0" table:formula="of:=IF(AND([.J39]&gt;8000;[.J39]&lt;9500);30%;IF([.J39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3">
            <text:p>Molly</text:p>
          </table:table-cell>
          <table:table-cell office:value-type="string" table:style-name="ce3">
            <text:p>Steadm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9-08-15T00:00:00" table:style-name="ce8">
            <text:p>15.08.1989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G40]*[.H40]" table:style-name="ce10">
            <text:p>880,00 zł</text:p>
          </table:table-cell>
          <table:table-cell office:value-type="float" office:value="0" table:formula="of:=DATEDIF([.F40];[.$M$2];&quot;d&quot;)" table:style-name="ce1">
            <text:p>#LICZBA!</text:p>
          </table:table-cell>
          <table:table-cell office:value-type="percentage" office:value="0" table:formula="of:=IF(AND([.J40]&gt;8000;[.J40]&lt;9500);30%;IF([.J40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Greg</text:p>
          </table:table-cell>
          <table:table-cell office:value-type="string" table:style-name="ce3">
            <text:p>Conno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7-11-04T00:00:00" table:style-name="ce8">
            <text:p>4.11.1987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G41]*[.H41]" table:style-name="ce10">
            <text:p>589,00 zł</text:p>
          </table:table-cell>
          <table:table-cell office:value-type="float" office:value="0" table:formula="of:=DATEDIF([.F41];[.$M$2];&quot;d&quot;)" table:style-name="ce1">
            <text:p>#LICZBA!</text:p>
          </table:table-cell>
          <table:table-cell office:value-type="percentage" office:value="0" table:formula="of:=IF(AND([.J41]&gt;8000;[.J41]&lt;9500);30%;IF([.J41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3">
            <text:p>Kathy</text:p>
          </table:table-cell>
          <table:table-cell office:value-type="string" table:style-name="ce3">
            <text:p>Mayro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5-19T00:00:00" table:style-name="ce8">
            <text:p>19.05.1986</text:p>
          </table:table-cell>
          <table:table-cell office:value-type="float" office:value="40" table:style-name="ce9">
            <text:p>40,0</text:p>
          </table:table-cell>
          <table:table-cell office:value-type="float" office:value="8.2200000000000006" table:style-name="ce10">
            <text:p>8,22 zł</text:p>
          </table:table-cell>
          <table:table-cell office:value-type="float" office:value="328.8" table:formula="of:=[.G42]*[.H42]" table:style-name="ce10">
            <text:p>328,80 zł</text:p>
          </table:table-cell>
          <table:table-cell office:value-type="float" office:value="0" table:formula="of:=DATEDIF([.F42];[.$M$2];&quot;d&quot;)" table:style-name="ce1">
            <text:p>#LICZBA!</text:p>
          </table:table-cell>
          <table:table-cell office:value-type="percentage" office:value="0" table:formula="of:=IF(AND([.J42]&gt;8000;[.J42]&lt;9500);30%;IF([.J42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3">
            <text:p>Bill</text:p>
          </table:table-cell>
          <table:table-cell office:value-type="string" table:style-name="ce3">
            <text:p>Simp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2-01-12T00:00:00" table:style-name="ce8">
            <text:p>12.01.1982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G43]*[.H43]" table:style-name="ce10">
            <text:p>780,00 zł</text:p>
          </table:table-cell>
          <table:table-cell office:value-type="float" office:value="0" table:formula="of:=DATEDIF([.F43];[.$M$2];&quot;d&quot;)" table:style-name="ce1">
            <text:p>#LICZBA!</text:p>
          </table:table-cell>
          <table:table-cell office:value-type="percentage" office:value="0" table:formula="of:=IF(AND([.J43]&gt;8000;[.J43]&lt;9500);30%;IF([.J43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Richardso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3-23T00:00:00" table:style-name="ce8">
            <text:p>23.03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G44]*[.H44]" table:style-name="ce10">
            <text:p>840,00 zł</text:p>
          </table:table-cell>
          <table:table-cell office:value-type="float" office:value="0" table:formula="of:=DATEDIF([.F44];[.$M$2];&quot;d&quot;)" table:style-name="ce1">
            <text:p>#LICZBA!</text:p>
          </table:table-cell>
          <table:table-cell office:value-type="percentage" office:value="0" table:formula="of:=IF(AND([.J44]&gt;8000;[.J44]&lt;9500);30%;IF([.J44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3">
            <text:p>Melanie</text:p>
          </table:table-cell>
          <table:table-cell office:value-type="string" table:style-name="ce3">
            <text:p>Bower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6-12-05T00:00:00" table:style-name="ce8">
            <text:p>5.12.1986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G45]*[.H45]" table:style-name="ce10">
            <text:p>100,75 zł</text:p>
          </table:table-cell>
          <table:table-cell office:value-type="float" office:value="0" table:formula="of:=DATEDIF([.F45];[.$M$2];&quot;d&quot;)" table:style-name="ce1">
            <text:p>#LICZBA!</text:p>
          </table:table-cell>
          <table:table-cell office:value-type="percentage" office:value="0" table:formula="of:=IF(AND([.J45]&gt;8000;[.J45]&lt;9500);30%;IF([.J45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3">
            <text:p>Kyle</text:p>
          </table:table-cell>
          <table:table-cell office:value-type="string" table:style-name="ce3">
            <text:p>Earnhart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4-10-08T00:00:00" table:style-name="ce8">
            <text:p>8.10.1984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G46]*[.H46]" table:style-name="ce10">
            <text:p>880,00 zł</text:p>
          </table:table-cell>
          <table:table-cell office:value-type="float" office:value="0" table:formula="of:=DATEDIF([.F46];[.$M$2];&quot;d&quot;)" table:style-name="ce1">
            <text:p>#LICZBA!</text:p>
          </table:table-cell>
          <table:table-cell office:value-type="percentage" office:value="0" table:formula="of:=IF(AND([.J46]&gt;8000;[.J46]&lt;9500);30%;IF([.J46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3">
            <text:p>Lance</text:p>
          </table:table-cell>
          <table:table-cell office:value-type="string" table:style-name="ce3">
            <text:p>Davie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8-12-30T00:00:00" table:style-name="ce8">
            <text:p>30.12.1988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G47]*[.H47]" table:style-name="ce10">
            <text:p>176,00 zł</text:p>
          </table:table-cell>
          <table:table-cell office:value-type="float" office:value="0" table:formula="of:=DATEDIF([.F47];[.$M$2];&quot;d&quot;)" table:style-name="ce1">
            <text:p>#LICZBA!</text:p>
          </table:table-cell>
          <table:table-cell office:value-type="percentage" office:value="0" table:formula="of:=IF(AND([.J47]&gt;8000;[.J47]&lt;9500);30%;IF([.J47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3">
            <text:p>Anne</text:p>
          </table:table-cell>
          <table:table-cell office:value-type="string" table:style-name="ce3">
            <text:p>Davidson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86-04-06T00:00:00" table:style-name="ce8">
            <text:p>6.04.1986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G48]*[.H48]" table:style-name="ce10">
            <text:p>213,00 zł</text:p>
          </table:table-cell>
          <table:table-cell office:value-type="float" office:value="0" table:formula="of:=DATEDIF([.F48];[.$M$2];&quot;d&quot;)" table:style-name="ce1">
            <text:p>#LICZBA!</text:p>
          </table:table-cell>
          <table:table-cell office:value-type="percentage" office:value="0" table:formula="of:=IF(AND([.J48]&gt;8000;[.J48]&lt;9500);30%;IF([.J48]&gt;9500;40%; ))" table:style-name="ce11">
            <text:p>#LICZBA!</text:p>
          </table:table-cell>
          <table:table-cell table:number-columns-repeated="16373" table:style-name="ce1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3">
            <text:p>Doug</text:p>
          </table:table-cell>
          <table:table-cell office:value-type="string" table:style-name="ce3">
            <text:p>Briscol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7-05-26T00:00:00" table:style-name="ce8">
            <text:p>26.05.1987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G49]*[.H49]" table:style-name="ce10">
            <text:p>589,00 zł</text:p>
          </table:table-cell>
          <table:table-cell office:value-type="float" office:value="0" table:formula="of:=DATEDIF([.F49];[.$M$2];&quot;d&quot;)" table:style-name="ce1">
            <text:p>#LICZBA!</text:p>
          </table:table-cell>
          <table:table-cell office:value-type="percentage" office:value="0" table:formula="of:=IF(AND([.J49]&gt;8000;[.J49]&lt;9500);30%;IF([.J49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3">
            <text:p>George</text:p>
          </table:table-cell>
          <table:table-cell office:value-type="string" table:style-name="ce3">
            <text:p>Feldsott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12-03T00:00:00" table:style-name="ce8">
            <text:p>3.12.1987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G50]*[.H50]" table:style-name="ce10">
            <text:p>443,75 zł</text:p>
          </table:table-cell>
          <table:table-cell office:value-type="float" office:value="0" table:formula="of:=DATEDIF([.F50];[.$M$2];&quot;d&quot;)" table:style-name="ce1">
            <text:p>#LICZBA!</text:p>
          </table:table-cell>
          <table:table-cell office:value-type="percentage" office:value="0" table:formula="of:=IF(AND([.J50]&gt;8000;[.J50]&lt;9500);30%;IF([.J50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3">
            <text:p>Steve</text:p>
          </table:table-cell>
          <table:table-cell office:value-type="string" table:style-name="ce3">
            <text:p>Sing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6-10-05T00:00:00" table:style-name="ce8">
            <text:p>5.10.1986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51]*[.H51]" table:style-name="ce10">
            <text:p>860,00 zł</text:p>
          </table:table-cell>
          <table:table-cell office:value-type="float" office:value="0" table:formula="of:=DATEDIF([.F51];[.$M$2];&quot;d&quot;)" table:style-name="ce1">
            <text:p>#LICZBA!</text:p>
          </table:table-cell>
          <table:table-cell office:value-type="percentage" office:value="0" table:formula="of:=IF(AND([.J51]&gt;8000;[.J51]&lt;9500);30%;IF([.J51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Tucker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4-04-12T00:00:00" table:style-name="ce8">
            <text:p>12.04.1984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G52]*[.H52]" table:style-name="ce10">
            <text:p>589,00 zł</text:p>
          </table:table-cell>
          <table:table-cell office:value-type="float" office:value="0" table:formula="of:=DATEDIF([.F52];[.$M$2];&quot;d&quot;)" table:style-name="ce1">
            <text:p>#LICZBA!</text:p>
          </table:table-cell>
          <table:table-cell office:value-type="percentage" office:value="0" table:formula="of:=IF(AND([.J52]&gt;8000;[.J52]&lt;9500);30%;IF([.J52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3">
            <text:p>Henry</text:p>
          </table:table-cell>
          <table:table-cell office:value-type="string" table:style-name="ce3">
            <text:p>Pater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7-10-28T00:00:00" table:style-name="ce8">
            <text:p>28.10.1987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53]*[.H53]" table:style-name="ce10">
            <text:p>860,00 zł</text:p>
          </table:table-cell>
          <table:table-cell office:value-type="float" office:value="0" table:formula="of:=DATEDIF([.F53];[.$M$2];&quot;d&quot;)" table:style-name="ce1">
            <text:p>#LICZBA!</text:p>
          </table:table-cell>
          <table:table-cell office:value-type="percentage" office:value="0" table:formula="of:=IF(AND([.J53]&gt;8000;[.J53]&lt;9500);30%;IF([.J53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3">
            <text:p>Brooks</text:p>
          </table:table-cell>
          <table:table-cell office:value-type="string" table:style-name="ce3">
            <text:p>Hille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1-15T00:00:00" table:style-name="ce8">
            <text:p>15.01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G54]*[.H54]" table:style-name="ce10">
            <text:p>840,00 zł</text:p>
          </table:table-cell>
          <table:table-cell office:value-type="float" office:value="0" table:formula="of:=DATEDIF([.F54];[.$M$2];&quot;d&quot;)" table:style-name="ce1">
            <text:p>#LICZBA!</text:p>
          </table:table-cell>
          <table:table-cell office:value-type="percentage" office:value="0" table:formula="of:=IF(AND([.J54]&gt;8000;[.J54]&lt;9500);30%;IF([.J54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3">
            <text:p>Dominick</text:p>
          </table:table-cell>
          <table:table-cell office:value-type="string" table:style-name="ce3">
            <text:p>Mazza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6-10-10T00:00:00" table:style-name="ce8">
            <text:p>10.10.1986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55]*[.H55]" table:style-name="ce10">
            <text:p>860,00 zł</text:p>
          </table:table-cell>
          <table:table-cell office:value-type="float" office:value="0" table:formula="of:=DATEDIF([.F55];[.$M$2];&quot;d&quot;)" table:style-name="ce1">
            <text:p>#LICZBA!</text:p>
          </table:table-cell>
          <table:table-cell office:value-type="percentage" office:value="0" table:formula="of:=IF(AND([.J55]&gt;8000;[.J55]&lt;9500);30%;IF([.J55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3">
            <text:p>Jennifer</text:p>
          </table:table-cell>
          <table:table-cell office:value-type="string" table:style-name="ce3">
            <text:p>Snyder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8-06-07T00:00:00" table:style-name="ce8">
            <text:p>7.06.1988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G56]*[.H56]" table:style-name="ce10">
            <text:p>213,00 zł</text:p>
          </table:table-cell>
          <table:table-cell office:value-type="float" office:value="0" table:formula="of:=DATEDIF([.F56];[.$M$2];&quot;d&quot;)" table:style-name="ce1">
            <text:p>#LICZBA!</text:p>
          </table:table-cell>
          <table:table-cell office:value-type="percentage" office:value="0" table:formula="of:=IF(AND([.J56]&gt;8000;[.J56]&lt;9500);30%;IF([.J56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3">
            <text:p>Joshua</text:p>
          </table:table-cell>
          <table:table-cell office:value-type="string" table:style-name="ce3">
            <text:p>Maccaluso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91-01-23T00:00:00" table:style-name="ce8">
            <text:p>23.01.1991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G57]*[.H57]" table:style-name="ce10">
            <text:p>860,00 zł</text:p>
          </table:table-cell>
          <table:table-cell office:value-type="float" office:value="0" table:formula="of:=DATEDIF([.F57];[.$M$2];&quot;d&quot;)" table:style-name="ce1">
            <text:p>#LICZBA!</text:p>
          </table:table-cell>
          <table:table-cell office:value-type="percentage" office:value="0" table:formula="of:=IF(AND([.J57]&gt;8000;[.J57]&lt;9500);30%;IF([.J57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3">
            <text:p>Bill</text:p>
          </table:table-cell>
          <table:table-cell office:value-type="string" table:style-name="ce3">
            <text:p>Wheeler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1-08-14T00:00:00" table:style-name="ce8">
            <text:p>14.08.1981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G58]*[.H58]" table:style-name="ce10">
            <text:p>589,00 zł</text:p>
          </table:table-cell>
          <table:table-cell office:value-type="float" office:value="0" table:formula="of:=DATEDIF([.F58];[.$M$2];&quot;d&quot;)" table:style-name="ce1">
            <text:p>#LICZBA!</text:p>
          </table:table-cell>
          <table:table-cell office:value-type="percentage" office:value="0" table:formula="of:=IF(AND([.J58]&gt;8000;[.J58]&lt;9500);30%;IF([.J58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3">
            <text:p>Todd</text:p>
          </table:table-cell>
          <table:table-cell office:value-type="string" table:style-name="ce3">
            <text:p>Maste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9-11-23T00:00:00" table:style-name="ce8">
            <text:p>23.11.1989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G59]*[.H59]" table:style-name="ce10">
            <text:p>504,00 zł</text:p>
          </table:table-cell>
          <table:table-cell office:value-type="float" office:value="0" table:formula="of:=DATEDIF([.F59];[.$M$2];&quot;d&quot;)" table:style-name="ce1">
            <text:p>#LICZBA!</text:p>
          </table:table-cell>
          <table:table-cell office:value-type="percentage" office:value="0" table:formula="of:=IF(AND([.J59]&gt;8000;[.J59]&lt;9500);30%;IF([.J59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3">
            <text:p>Karina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01-12T00:00:00" table:style-name="ce8">
            <text:p>12.01.1987</text:p>
          </table:table-cell>
          <table:table-cell office:value-type="float" office:value="42" table:style-name="ce9">
            <text:p>42,0</text:p>
          </table:table-cell>
          <table:table-cell office:value-type="float" office:value="16.75" table:style-name="ce10">
            <text:p>16,75 zł</text:p>
          </table:table-cell>
          <table:table-cell office:value-type="float" office:value="703.5" table:formula="of:=[.G60]*[.H60]" table:style-name="ce10">
            <text:p>703,50 zł</text:p>
          </table:table-cell>
          <table:table-cell office:value-type="float" office:value="0" table:formula="of:=DATEDIF([.F60];[.$M$2];&quot;d&quot;)" table:style-name="ce1">
            <text:p>#LICZBA!</text:p>
          </table:table-cell>
          <table:table-cell office:value-type="percentage" office:value="0" table:formula="of:=IF(AND([.J60]&gt;8000;[.J60]&lt;9500);30%;IF([.J60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Edward</text:p>
          </table:table-cell>
          <table:table-cell office:value-type="string" table:style-name="ce3">
            <text:p>Trelly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6-06-17T00:00:00" table:style-name="ce8">
            <text:p>17.06.1986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G61]*[.H61]" table:style-name="ce10">
            <text:p>350,00 zł</text:p>
          </table:table-cell>
          <table:table-cell office:value-type="float" office:value="0" table:formula="of:=DATEDIF([.F61];[.$M$2];&quot;d&quot;)" table:style-name="ce1">
            <text:p>#LICZBA!</text:p>
          </table:table-cell>
          <table:table-cell office:value-type="percentage" office:value="0" table:formula="of:=IF(AND([.J61]&gt;8000;[.J61]&lt;9500);30%;IF([.J61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3">
            <text:p>Christina</text:p>
          </table:table-cell>
          <table:table-cell office:value-type="string" table:style-name="ce3">
            <text:p>Lilli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7-05-29T00:00:00" table:style-name="ce8">
            <text:p>29.05.1987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G62]*[.H62]" table:style-name="ce10">
            <text:p>213,00 zł</text:p>
          </table:table-cell>
          <table:table-cell office:value-type="float" office:value="0" table:formula="of:=DATEDIF([.F62];[.$M$2];&quot;d&quot;)" table:style-name="ce1">
            <text:p>#LICZBA!</text:p>
          </table:table-cell>
          <table:table-cell office:value-type="percentage" office:value="0" table:formula="of:=IF(AND([.J62]&gt;8000;[.J62]&lt;9500);30%;IF([.J62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Lewi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9-04-27T00:00:00" table:style-name="ce8">
            <text:p>27.04.1989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G63]*[.H63]" table:style-name="ce10">
            <text:p>100,75 zł</text:p>
          </table:table-cell>
          <table:table-cell office:value-type="float" office:value="0" table:formula="of:=DATEDIF([.F63];[.$M$2];&quot;d&quot;)" table:style-name="ce1">
            <text:p>#LICZBA!</text:p>
          </table:table-cell>
          <table:table-cell office:value-type="percentage" office:value="0" table:formula="of:=IF(AND([.J63]&gt;8000;[.J63]&lt;9500);30%;IF([.J63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3">
            <text:p>Jerry</text:p>
          </table:table-cell>
          <table:table-cell office:value-type="string" table:style-name="ce3">
            <text:p>McDonald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2-07-07T00:00:00" table:style-name="ce8">
            <text:p>7.07.1982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G64]*[.H64]" table:style-name="ce10">
            <text:p>620,00 zł</text:p>
          </table:table-cell>
          <table:table-cell office:value-type="float" office:value="0" table:formula="of:=DATEDIF([.F64];[.$M$2];&quot;d&quot;)" table:style-name="ce1">
            <text:p>#LICZBA!</text:p>
          </table:table-cell>
          <table:table-cell office:value-type="percentage" office:value="0" table:formula="of:=IF(AND([.J64]&gt;8000;[.J64]&lt;9500);30%;IF([.J64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3">
            <text:p>Lynne</text:p>
          </table:table-cell>
          <table:table-cell office:value-type="string" table:style-name="ce3">
            <text:p>Simmon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8-11-23T00:00:00" table:style-name="ce8">
            <text:p>23.11.1988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G65]*[.H65]" table:style-name="ce10">
            <text:p>423,50 zł</text:p>
          </table:table-cell>
          <table:table-cell office:value-type="float" office:value="0" table:formula="of:=DATEDIF([.F65];[.$M$2];&quot;d&quot;)" table:style-name="ce1">
            <text:p>#LICZBA!</text:p>
          </table:table-cell>
          <table:table-cell office:value-type="percentage" office:value="0" table:formula="of:=IF(AND([.J65]&gt;8000;[.J65]&lt;9500);30%;IF([.J65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5" table:style-name="ce3">
            <text:p>65</text:p>
          </table:table-cell>
          <table:table-cell office:value-type="string" table:style-name="ce3">
            <text:p>Lindsey</text:p>
          </table:table-cell>
          <table:table-cell office:value-type="string" table:style-name="ce3">
            <text:p>Wing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6-02-01T00:00:00" table:style-name="ce8">
            <text:p>1.02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G66]*[.H66]" table:style-name="ce10">
            <text:p>840,00 zł</text:p>
          </table:table-cell>
          <table:table-cell office:value-type="float" office:value="0" table:formula="of:=DATEDIF([.F66];[.$M$2];&quot;d&quot;)" table:style-name="ce1">
            <text:p>#LICZBA!</text:p>
          </table:table-cell>
          <table:table-cell office:value-type="percentage" office:value="0" table:formula="of:=IF(AND([.J66]&gt;8000;[.J66]&lt;9500);30%;IF([.J66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Reed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4-03-27T00:00:00" table:style-name="ce8">
            <text:p>27.03.1984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G67]*[.H67]" table:style-name="ce10">
            <text:p>472,15 zł</text:p>
          </table:table-cell>
          <table:table-cell office:value-type="float" office:value="0" table:formula="of:=DATEDIF([.F67];[.$M$2];&quot;d&quot;)" table:style-name="ce1">
            <text:p>#LICZBA!</text:p>
          </table:table-cell>
          <table:table-cell office:value-type="percentage" office:value="0" table:formula="of:=IF(AND([.J67]&gt;8000;[.J67]&lt;9500);30%;IF([.J67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3">
            <text:p>Paula</text:p>
          </table:table-cell>
          <table:table-cell office:value-type="string" table:style-name="ce3">
            <text:p>Robin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7-12-07T00:00:00" table:style-name="ce8">
            <text:p>7.12.1987</text:p>
          </table:table-cell>
          <table:table-cell office:value-type="float" office:value="29.5" table:style-name="ce9">
            <text:p>29,5</text:p>
          </table:table-cell>
          <table:table-cell office:value-type="float" office:value="6.5" table:style-name="ce10">
            <text:p>6,50 zł</text:p>
          </table:table-cell>
          <table:table-cell office:value-type="float" office:value="191.75" table:formula="of:=[.G68]*[.H68]" table:style-name="ce10">
            <text:p>191,75 zł</text:p>
          </table:table-cell>
          <table:table-cell office:value-type="float" office:value="0" table:formula="of:=DATEDIF([.F68];[.$M$2];&quot;d&quot;)" table:style-name="ce1">
            <text:p>#LICZBA!</text:p>
          </table:table-cell>
          <table:table-cell office:value-type="percentage" office:value="0" table:formula="of:=IF(AND([.J68]&gt;8000;[.J68]&lt;9500);30%;IF([.J68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9-10-14T00:00:00" table:style-name="ce8">
            <text:p>14.10.1989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G69]*[.H69]" table:style-name="ce10">
            <text:p>620,00 zł</text:p>
          </table:table-cell>
          <table:table-cell office:value-type="float" office:value="0" table:formula="of:=DATEDIF([.F69];[.$M$2];&quot;d&quot;)" table:style-name="ce1">
            <text:p>#LICZBA!</text:p>
          </table:table-cell>
          <table:table-cell office:value-type="percentage" office:value="0" table:formula="of:=IF(AND([.J69]&gt;8000;[.J69]&lt;9500);30%;IF([.J69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3">
            <text:p>Shirley</text:p>
          </table:table-cell>
          <table:table-cell office:value-type="string" table:style-name="ce3">
            <text:p>Dandrow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91-03-14T00:00:00" table:style-name="ce8">
            <text:p>14.03.1991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G70]*[.H70]" table:style-name="ce10">
            <text:p>423,50 zł</text:p>
          </table:table-cell>
          <table:table-cell office:value-type="float" office:value="0" table:formula="of:=DATEDIF([.F70];[.$M$2];&quot;d&quot;)" table:style-name="ce1">
            <text:p>#LICZBA!</text:p>
          </table:table-cell>
          <table:table-cell office:value-type="percentage" office:value="0" table:formula="of:=IF(AND([.J70]&gt;8000;[.J70]&lt;9500);30%;IF([.J70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Kim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9-11-27T00:00:00" table:style-name="ce8">
            <text:p>27.11.1989</text:p>
          </table:table-cell>
          <table:table-cell office:value-type="float" office:value="42" table:style-name="ce9">
            <text:p>42,0</text:p>
          </table:table-cell>
          <table:table-cell office:value-type="float" office:value="24" table:style-name="ce10">
            <text:p>24,00 zł</text:p>
          </table:table-cell>
          <table:table-cell office:value-type="float" office:value="1008" table:formula="of:=[.G71]*[.H71]" table:style-name="ce10">
            <text:p>1 008,00 zł</text:p>
          </table:table-cell>
          <table:table-cell office:value-type="float" office:value="0" table:formula="of:=DATEDIF([.F71];[.$M$2];&quot;d&quot;)" table:style-name="ce1">
            <text:p>#LICZBA!</text:p>
          </table:table-cell>
          <table:table-cell office:value-type="percentage" office:value="0" table:formula="of:=IF(AND([.J71]&gt;8000;[.J71]&lt;9500);30%;IF([.J71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3">
            <text:p>Maria</text:p>
          </table:table-cell>
          <table:table-cell office:value-type="string" table:style-name="ce3">
            <text:p>Switze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91-06-03T00:00:00" table:style-name="ce8">
            <text:p>3.06.1991</text:p>
          </table:table-cell>
          <table:table-cell office:value-type="float" office:value="29.5" table:style-name="ce9">
            <text:p>29,5</text:p>
          </table:table-cell>
          <table:table-cell office:value-type="float" office:value="13.3" table:style-name="ce10">
            <text:p>13,30 zł</text:p>
          </table:table-cell>
          <table:table-cell office:value-type="float" office:value="392.35" table:formula="of:=[.G72]*[.H72]" table:style-name="ce10">
            <text:p>392,35 zł</text:p>
          </table:table-cell>
          <table:table-cell office:value-type="float" office:value="0" table:formula="of:=DATEDIF([.F72];[.$M$2];&quot;d&quot;)" table:style-name="ce1">
            <text:p>#LICZBA!</text:p>
          </table:table-cell>
          <table:table-cell office:value-type="percentage" office:value="0" table:formula="of:=IF(AND([.J72]&gt;8000;[.J72]&lt;9500);30%;IF([.J72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Jacobs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6-10-04T00:00:00" table:style-name="ce8">
            <text:p>4.10.1986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G73]*[.H73]" table:style-name="ce10">
            <text:p>260,00 zł</text:p>
          </table:table-cell>
          <table:table-cell office:value-type="float" office:value="0" table:formula="of:=DATEDIF([.F73];[.$M$2];&quot;d&quot;)" table:style-name="ce1">
            <text:p>#LICZBA!</text:p>
          </table:table-cell>
          <table:table-cell office:value-type="percentage" office:value="0" table:formula="of:=IF(AND([.J73]&gt;8000;[.J73]&lt;9500);30%;IF([.J73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3">
            <text:p>Bradley</text:p>
          </table:table-cell>
          <table:table-cell office:value-type="string" table:style-name="ce3">
            <text:p>Howard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4-02-14T00:00:00" table:style-name="ce8">
            <text:p>14.02.1984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G74]*[.H74]" table:style-name="ce10">
            <text:p>288,80 zł</text:p>
          </table:table-cell>
          <table:table-cell office:value-type="float" office:value="0" table:formula="of:=DATEDIF([.F74];[.$M$2];&quot;d&quot;)" table:style-name="ce1">
            <text:p>#LICZBA!</text:p>
          </table:table-cell>
          <table:table-cell office:value-type="percentage" office:value="0" table:formula="of:=IF(AND([.J74]&gt;8000;[.J74]&lt;9500);30%;IF([.J74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3">
            <text:p>Frieda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2-02-17T00:00:00" table:style-name="ce8">
            <text:p>17.02.1982</text:p>
          </table:table-cell>
          <table:table-cell office:value-type="float" office:value="40" table:style-name="ce9">
            <text:p>40,0</text:p>
          </table:table-cell>
          <table:table-cell office:value-type="float" office:value="12.1" table:style-name="ce10">
            <text:p>12,10 zł</text:p>
          </table:table-cell>
          <table:table-cell office:value-type="float" office:value="484" table:formula="of:=[.G75]*[.H75]" table:style-name="ce10">
            <text:p>484,00 zł</text:p>
          </table:table-cell>
          <table:table-cell office:value-type="float" office:value="0" table:formula="of:=DATEDIF([.F75];[.$M$2];&quot;d&quot;)" table:style-name="ce1">
            <text:p>#LICZBA!</text:p>
          </table:table-cell>
          <table:table-cell office:value-type="percentage" office:value="0" table:formula="of:=IF(AND([.J75]&gt;8000;[.J75]&lt;9500);30%;IF([.J75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3">
            <text:p>Holly</text:p>
          </table:table-cell>
          <table:table-cell office:value-type="string" table:style-name="ce3">
            <text:p>Taylo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4-08-17T00:00:00" table:style-name="ce8">
            <text:p>17.08.1984</text:p>
          </table:table-cell>
          <table:table-cell office:value-type="float" office:value="29.5" table:style-name="ce9">
            <text:p>29,5</text:p>
          </table:table-cell>
          <table:table-cell office:value-type="float" office:value="16.75" table:style-name="ce10">
            <text:p>16,75 zł</text:p>
          </table:table-cell>
          <table:table-cell office:value-type="float" office:value="494.125" table:formula="of:=[.G76]*[.H76]" table:style-name="ce10">
            <text:p>494,13 zł</text:p>
          </table:table-cell>
          <table:table-cell office:value-type="float" office:value="0" table:formula="of:=DATEDIF([.F76];[.$M$2];&quot;d&quot;)" table:style-name="ce1">
            <text:p>#LICZBA!</text:p>
          </table:table-cell>
          <table:table-cell office:value-type="percentage" office:value="0" table:formula="of:=IF(AND([.J76]&gt;8000;[.J76]&lt;9500);30%;IF([.J76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3">
            <text:p>Tim</text:p>
          </table:table-cell>
          <table:table-cell office:value-type="string" table:style-name="ce3">
            <text:p>Barthoff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9-10-27T00:00:00" table:style-name="ce8">
            <text:p>27.10.1989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G77]*[.H77]" table:style-name="ce10">
            <text:p>260,00 zł</text:p>
          </table:table-cell>
          <table:table-cell office:value-type="float" office:value="0" table:formula="of:=DATEDIF([.F77];[.$M$2];&quot;d&quot;)" table:style-name="ce1">
            <text:p>#LICZBA!</text:p>
          </table:table-cell>
          <table:table-cell office:value-type="percentage" office:value="0" table:formula="of:=IF(AND([.J77]&gt;8000;[.J77]&lt;9500);30%;IF([.J77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3">
            <text:p>Esther</text:p>
          </table:table-cell>
          <table:table-cell office:value-type="string" table:style-name="ce3">
            <text:p>William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6-12-13T00:00:00" table:style-name="ce8">
            <text:p>13.12.1986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G78]*[.H78]" table:style-name="ce10">
            <text:p>780,00 zł</text:p>
          </table:table-cell>
          <table:table-cell office:value-type="float" office:value="0" table:formula="of:=DATEDIF([.F78];[.$M$2];&quot;d&quot;)" table:style-name="ce1">
            <text:p>#LICZBA!</text:p>
          </table:table-cell>
          <table:table-cell office:value-type="percentage" office:value="0" table:formula="of:=IF(AND([.J78]&gt;8000;[.J78]&lt;9500);30%;IF([.J78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8" table:style-name="ce3">
            <text:p>78</text:p>
          </table:table-cell>
          <table:table-cell office:value-type="string" table:style-name="ce3">
            <text:p>Theresa</text:p>
          </table:table-cell>
          <table:table-cell office:value-type="string" table:style-name="ce3">
            <text:p>Miller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91-03-04T00:00:00" table:style-name="ce8">
            <text:p>4.03.1991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G79]*[.H79]" table:style-name="ce10">
            <text:p>880,00 zł</text:p>
          </table:table-cell>
          <table:table-cell office:value-type="float" office:value="0" table:formula="of:=DATEDIF([.F79];[.$M$2];&quot;d&quot;)" table:style-name="ce1">
            <text:p>#LICZBA!</text:p>
          </table:table-cell>
          <table:table-cell office:value-type="percentage" office:value="0" table:formula="of:=IF(AND([.J79]&gt;8000;[.J79]&lt;9500);30%;IF([.J79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79" table:style-name="ce3">
            <text:p>79</text:p>
          </table:table-cell>
          <table:table-cell office:value-type="string" table:style-name="ce3">
            <text:p>Marianne</text:p>
          </table:table-cell>
          <table:table-cell office:value-type="string" table:style-name="ce3">
            <text:p>Calvi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5-07-23T00:00:00" table:style-name="ce8">
            <text:p>23.07.1985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G80]*[.H80]" table:style-name="ce10">
            <text:p>600,00 zł</text:p>
          </table:table-cell>
          <table:table-cell office:value-type="float" office:value="0" table:formula="of:=DATEDIF([.F80];[.$M$2];&quot;d&quot;)" table:style-name="ce1">
            <text:p>#LICZBA!</text:p>
          </table:table-cell>
          <table:table-cell office:value-type="percentage" office:value="0" table:formula="of:=IF(AND([.J80]&gt;8000;[.J80]&lt;9500);30%;IF([.J80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3">
            <text:p>Sue</text:p>
          </table:table-cell>
          <table:table-cell office:value-type="string" table:style-name="ce3">
            <text:p>Pett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4-11-30T00:00:00" table:style-name="ce8">
            <text:p>30.11.1984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G81]*[.H81]" table:style-name="ce10">
            <text:p>260,00 zł</text:p>
          </table:table-cell>
          <table:table-cell office:value-type="float" office:value="0" table:formula="of:=DATEDIF([.F81];[.$M$2];&quot;d&quot;)" table:style-name="ce1">
            <text:p>#LICZBA!</text:p>
          </table:table-cell>
          <table:table-cell office:value-type="percentage" office:value="0" table:formula="of:=IF(AND([.J81]&gt;8000;[.J81]&lt;9500);30%;IF([.J81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Sloa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4-11-02T00:00:00" table:style-name="ce8">
            <text:p>2.11.1984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G82]*[.H82]" table:style-name="ce10">
            <text:p>620,00 zł</text:p>
          </table:table-cell>
          <table:table-cell office:value-type="float" office:value="0" table:formula="of:=DATEDIF([.F82];[.$M$2];&quot;d&quot;)" table:style-name="ce1">
            <text:p>#LICZBA!</text:p>
          </table:table-cell>
          <table:table-cell office:value-type="percentage" office:value="0" table:formula="of:=IF(AND([.J82]&gt;8000;[.J82]&lt;9500);30%;IF([.J82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2" table:style-name="ce3">
            <text:p>82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Gibbs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9-01-23T00:00:00" table:style-name="ce8">
            <text:p>23.01.1989</text:p>
          </table:table-cell>
          <table:table-cell office:value-type="float" office:value="29.5" table:style-name="ce9">
            <text:p>29,5</text:p>
          </table:table-cell>
          <table:table-cell office:value-type="float" office:value="15" table:style-name="ce10">
            <text:p>15,00 zł</text:p>
          </table:table-cell>
          <table:table-cell office:value-type="float" office:value="442.5" table:formula="of:=[.G83]*[.H83]" table:style-name="ce10">
            <text:p>442,50 zł</text:p>
          </table:table-cell>
          <table:table-cell office:value-type="float" office:value="0" table:formula="of:=DATEDIF([.F83];[.$M$2];&quot;d&quot;)" table:style-name="ce1">
            <text:p>#LICZBA!</text:p>
          </table:table-cell>
          <table:table-cell office:value-type="percentage" office:value="0" table:formula="of:=IF(AND([.J83]&gt;8000;[.J83]&lt;9500);30%;IF([.J83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3" table:style-name="ce3">
            <text:p>83</text:p>
          </table:table-cell>
          <table:table-cell office:value-type="string" table:style-name="ce3">
            <text:p>Lorrie</text:p>
          </table:table-cell>
          <table:table-cell office:value-type="string" table:style-name="ce3">
            <text:p>Sulliva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1-03-03T00:00:00" table:style-name="ce8">
            <text:p>3.03.1981</text:p>
          </table:table-cell>
          <table:table-cell office:value-type="float" office:value="15.5" table:style-name="ce9">
            <text:p>15,5</text:p>
          </table:table-cell>
          <table:table-cell office:value-type="float" office:value="12.6" table:style-name="ce10">
            <text:p>12,60 zł</text:p>
          </table:table-cell>
          <table:table-cell office:value-type="float" office:value="195.29999999999998" table:formula="of:=[.G84]*[.H84]" table:style-name="ce10">
            <text:p>195,30 zł</text:p>
          </table:table-cell>
          <table:table-cell office:value-type="float" office:value="0" table:formula="of:=DATEDIF([.F84];[.$M$2];&quot;d&quot;)" table:style-name="ce1">
            <text:p>#LICZBA!</text:p>
          </table:table-cell>
          <table:table-cell office:value-type="percentage" office:value="0" table:formula="of:=IF(AND([.J84]&gt;8000;[.J84]&lt;9500);30%;IF([.J84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3">
            <text:p>Ted</text:p>
          </table:table-cell>
          <table:table-cell office:value-type="string" table:style-name="ce3">
            <text:p>Haye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12-07T00:00:00" table:style-name="ce8">
            <text:p>7.12.1986</text:p>
          </table:table-cell>
          <table:table-cell office:value-type="float" office:value="32" table:style-name="ce9">
            <text:p>32,0</text:p>
          </table:table-cell>
          <table:table-cell office:value-type="float" office:value="8.75" table:style-name="ce10">
            <text:p>8,75 zł</text:p>
          </table:table-cell>
          <table:table-cell office:value-type="float" office:value="280" table:formula="of:=[.G85]*[.H85]" table:style-name="ce10">
            <text:p>280,00 zł</text:p>
          </table:table-cell>
          <table:table-cell office:value-type="float" office:value="0" table:formula="of:=DATEDIF([.F85];[.$M$2];&quot;d&quot;)" table:style-name="ce1">
            <text:p>#LICZBA!</text:p>
          </table:table-cell>
          <table:table-cell office:value-type="percentage" office:value="0" table:formula="of:=IF(AND([.J85]&gt;8000;[.J85]&lt;9500);30%;IF([.J85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3">
            <text:p>Helen</text:p>
          </table:table-cell>
          <table:table-cell office:value-type="string" table:style-name="ce3">
            <text:p>Stewart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90-05-03T00:00:00" table:style-name="ce8">
            <text:p>3.05.1990</text:p>
          </table:table-cell>
          <table:table-cell office:value-type="float" office:value="42" table:style-name="ce9">
            <text:p>42,0</text:p>
          </table:table-cell>
          <table:table-cell office:value-type="float" office:value="15.5" table:style-name="ce10">
            <text:p>15,50 zł</text:p>
          </table:table-cell>
          <table:table-cell office:value-type="float" office:value="651" table:formula="of:=[.G86]*[.H86]" table:style-name="ce10">
            <text:p>651,00 zł</text:p>
          </table:table-cell>
          <table:table-cell office:value-type="float" office:value="0" table:formula="of:=DATEDIF([.F86];[.$M$2];&quot;d&quot;)" table:style-name="ce1">
            <text:p>#LICZBA!</text:p>
          </table:table-cell>
          <table:table-cell office:value-type="percentage" office:value="0" table:formula="of:=IF(AND([.J86]&gt;8000;[.J86]&lt;9500);30%;IF([.J86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3">
            <text:p>Katie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86-10-05T00:00:00" table:style-name="ce8">
            <text:p>5.10.1986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G87]*[.H87]" table:style-name="ce10">
            <text:p>600,00 zł</text:p>
          </table:table-cell>
          <table:table-cell office:value-type="float" office:value="0" table:formula="of:=DATEDIF([.F87];[.$M$2];&quot;d&quot;)" table:style-name="ce1">
            <text:p>#LICZBA!</text:p>
          </table:table-cell>
          <table:table-cell office:value-type="percentage" office:value="0" table:formula="of:=IF(AND([.J87]&gt;8000;[.J87]&lt;9500);30%;IF([.J87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3">
            <text:p>Jane</text:p>
          </table:table-cell>
          <table:table-cell office:value-type="string" table:style-name="ce3">
            <text:p>Winte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9-11-07T00:00:00" table:style-name="ce8">
            <text:p>7.11.1989</text:p>
          </table:table-cell>
          <table:table-cell office:value-type="float" office:value="35" table:style-name="ce9">
            <text:p>35,0</text:p>
          </table:table-cell>
          <table:table-cell office:value-type="float" office:value="12.6" table:style-name="ce10">
            <text:p>12,60 zł</text:p>
          </table:table-cell>
          <table:table-cell office:value-type="float" office:value="441" table:formula="of:=[.G88]*[.H88]" table:style-name="ce10">
            <text:p>441,00 zł</text:p>
          </table:table-cell>
          <table:table-cell office:value-type="float" office:value="0" table:formula="of:=DATEDIF([.F88];[.$M$2];&quot;d&quot;)" table:style-name="ce1">
            <text:p>#LICZBA!</text:p>
          </table:table-cell>
          <table:table-cell office:value-type="percentage" office:value="0" table:formula="of:=IF(AND([.J88]&gt;8000;[.J88]&lt;9500);30%;IF([.J88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Marti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79-04-19T00:00:00" table:style-name="ce8">
            <text:p>19.04.1979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G89]*[.H89]" table:style-name="ce10">
            <text:p>260,00 zł</text:p>
          </table:table-cell>
          <table:table-cell office:value-type="float" office:value="0" table:formula="of:=DATEDIF([.F89];[.$M$2];&quot;d&quot;)" table:style-name="ce1">
            <text:p>#LICZBA!</text:p>
          </table:table-cell>
          <table:table-cell office:value-type="percentage" office:value="0" table:formula="of:=IF(AND([.J89]&gt;8000;[.J89]&lt;9500);30%;IF([.J89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89" table:style-name="ce3">
            <text:p>89</text:p>
          </table:table-cell>
          <table:table-cell office:value-type="string" table:style-name="ce3">
            <text:p>Geoff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7-07-01T00:00:00" table:style-name="ce8">
            <text:p>1.07.1987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G90]*[.H90]" table:style-name="ce10">
            <text:p>260,00 zł</text:p>
          </table:table-cell>
          <table:table-cell office:value-type="float" office:value="0" table:formula="of:=DATEDIF([.F90];[.$M$2];&quot;d&quot;)" table:style-name="ce1">
            <text:p>#LICZBA!</text:p>
          </table:table-cell>
          <table:table-cell office:value-type="percentage" office:value="0" table:formula="of:=IF(AND([.J90]&gt;8000;[.J90]&lt;9500);30%;IF([.J90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90" table:style-name="ce3">
            <text:p>90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Owen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7-03-02T00:00:00" table:style-name="ce8">
            <text:p>2.03.1987</text:p>
          </table:table-cell>
          <table:table-cell office:value-type="float" office:value="15.5" table:style-name="ce9">
            <text:p>15,5</text:p>
          </table:table-cell>
          <table:table-cell office:value-type="float" office:value="5.5" table:style-name="ce10">
            <text:p>5,50 zł</text:p>
          </table:table-cell>
          <table:table-cell office:value-type="float" office:value="85.25" table:formula="of:=[.G91]*[.H91]" table:style-name="ce10">
            <text:p>85,25 zł</text:p>
          </table:table-cell>
          <table:table-cell office:value-type="float" office:value="0" table:formula="of:=DATEDIF([.F91];[.$M$2];&quot;d&quot;)" table:style-name="ce1">
            <text:p>#LICZBA!</text:p>
          </table:table-cell>
          <table:table-cell office:value-type="percentage" office:value="0" table:formula="of:=IF(AND([.J91]&gt;8000;[.J91]&lt;9500);30%;IF([.J91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91" table:style-name="ce3">
            <text:p>91</text:p>
          </table:table-cell>
          <table:table-cell office:value-type="string" table:style-name="ce3">
            <text:p>Greg</text:p>
          </table:table-cell>
          <table:table-cell office:value-type="string" table:style-name="ce3">
            <text:p>Thoma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7-12-24T00:00:00" table:style-name="ce8">
            <text:p>24.12.1987</text:p>
          </table:table-cell>
          <table:table-cell office:value-type="float" office:value="40" table:style-name="ce9">
            <text:p>40,0</text:p>
          </table:table-cell>
          <table:table-cell office:value-type="float" office:value="16.75" table:style-name="ce10">
            <text:p>16,75 zł</text:p>
          </table:table-cell>
          <table:table-cell office:value-type="float" office:value="670" table:formula="of:=[.G92]*[.H92]" table:style-name="ce10">
            <text:p>670,00 zł</text:p>
          </table:table-cell>
          <table:table-cell office:value-type="float" office:value="0" table:formula="of:=DATEDIF([.F92];[.$M$2];&quot;d&quot;)" table:style-name="ce1">
            <text:p>#LICZBA!</text:p>
          </table:table-cell>
          <table:table-cell office:value-type="percentage" office:value="0" table:formula="of:=IF(AND([.J92]&gt;8000;[.J92]&lt;9500);30%;IF([.J92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92" table:style-name="ce3">
            <text:p>92</text:p>
          </table:table-cell>
          <table:table-cell office:value-type="string" table:style-name="ce3">
            <text:p>Sam</text:p>
          </table:table-cell>
          <table:table-cell office:value-type="string" table:style-name="ce3">
            <text:p>Whitne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3-11-28T00:00:00" table:style-name="ce8">
            <text:p>28.11.1983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G93]*[.H93]" table:style-name="ce10">
            <text:p>288,80 zł</text:p>
          </table:table-cell>
          <table:table-cell office:value-type="float" office:value="0" table:formula="of:=DATEDIF([.F93];[.$M$2];&quot;d&quot;)" table:style-name="ce1">
            <text:p>#LICZBA!</text:p>
          </table:table-cell>
          <table:table-cell office:value-type="percentage" office:value="0" table:formula="of:=IF(AND([.J93]&gt;8000;[.J93]&lt;9500);30%;IF([.J93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93" table:style-name="ce3">
            <text:p>93</text:p>
          </table:table-cell>
          <table:table-cell office:value-type="string" table:style-name="ce3">
            <text:p>Erin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91-04-08T00:00:00" table:style-name="ce8">
            <text:p>8.04.1991</text:p>
          </table:table-cell>
          <table:table-cell office:value-type="float" office:value="40" table:style-name="ce9">
            <text:p>40,0</text:p>
          </table:table-cell>
          <table:table-cell office:value-type="float" office:value="12.1" table:style-name="ce10">
            <text:p>12,10 zł</text:p>
          </table:table-cell>
          <table:table-cell office:value-type="float" office:value="484" table:formula="of:=[.G94]*[.H94]" table:style-name="ce10">
            <text:p>484,00 zł</text:p>
          </table:table-cell>
          <table:table-cell office:value-type="float" office:value="0" table:formula="of:=DATEDIF([.F94];[.$M$2];&quot;d&quot;)" table:style-name="ce1">
            <text:p>#LICZBA!</text:p>
          </table:table-cell>
          <table:table-cell office:value-type="percentage" office:value="0" table:formula="of:=IF(AND([.J94]&gt;8000;[.J94]&lt;9500);30%;IF([.J94]&gt;9500;40%; ))" table:style-name="ce11">
            <text:p>#LICZBA!</text:p>
          </table:table-cell>
          <table:table-cell table:number-columns-repeated="16373"/>
        </table:table-row>
        <table:table-row table:style-name="ro2">
          <table:table-cell office:value-type="float" office:value="94" table:style-name="ce3">
            <text:p>94</text:p>
          </table:table-cell>
          <table:table-cell office:value-type="string" table:style-name="ce3">
            <text:p>Amy</text:p>
          </table:table-cell>
          <table:table-cell office:value-type="string" table:style-name="ce3">
            <text:p>Tooley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90-09-01T00:00:00" table:style-name="ce8">
            <text:p>1.09.1990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G95]*[.H95]" table:style-name="ce10">
            <text:p>100,75 zł</text:p>
          </table:table-cell>
          <table:table-cell office:value-type="float" office:value="0" table:formula="of:=DATEDIF([.F95];[.$M$2];&quot;d&quot;)" table:style-name="ce1">
            <text:p>#LICZBA!</text:p>
          </table:table-cell>
          <table:table-cell office:value-type="percentage" office:value="0" table:formula="of:=IF(AND([.J95]&gt;8000;[.J95]&lt;9500);30%;IF([.J95]&gt;9500;40%; ))" table:style-name="ce11">
            <text:p>#LICZBA!</text:p>
          </table:table-cell>
          <table:table-cell table:number-columns-repeated="16373"/>
        </table:table-row>
        <table:table-row table:number-rows-repeated="1048481" table:style-name="ro2">
          <table:table-cell table:number-columns-repeated="16384"/>
        </table:table-row>
        <table:named-expressions>
          <table:named-range table:name="Excel_BuiltIn__FilterDatabase" table:cell-range-address="Lista.$A$1:Lista.$I$95" table:base-cell-address="Lista.$A$1"/>
        </table:named-expressions>
      </table:table>
      <table:table table:name="Wyniki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4" table:default-cell-style-name="ce1"/>
        <table:table-column table:style-name="co20" table:default-cell-style-name="ce1"/>
        <table:table-column table:style-name="co3" table:number-columns-repeated="16368" table:default-cell-style-name="ce1"/>
        <table:table-row table:number-rows-repeated="4" table:style-name="ro4">
          <table:table-cell table:number-columns-repeated="16384"/>
        </table:table-row>
        <table:table-row table:style-name="ro4">
          <table:table-cell office:value-type="string" table:style-name="ce1">
            <text:p>Zadanie 5</text:p>
          </table:table-cell>
          <table:table-cell office:value-type="float" office:value="69" table:formula="of:= COUNTIF([.E53:.E146]; &quot;&gt;300&quot;)" table:style-name="ce1">
            <text:p>69</text:p>
          </table:table-cell>
          <table:table-cell table:number-columns-repeated="6" table:style-name="ce1"/>
          <table:table-cell office:value-type="string" table:style-name="ce1">
            <text:p>Zadanie 1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Zadanie 6</text:p>
          </table:table-cell>
          <table:table-cell office:value-type="float" office:value="94" table:formula="of:= [.G116] - COUNTBLANK([Wyniki.$Q$23:.$Q$116])" table:style-name="ce1">
            <text:p>94</text:p>
          </table:table-cell>
          <table:table-cell table:number-columns-repeated="6" table:style-name="ce1"/>
          <table:table-cell office:value-type="string" table:style-name="ce23">
            <text:p>Niemcy</text:p>
          </table:table-cell>
          <table:table-cell office:value-type="float" office:value="14562.525" table:style-name="ce24">
            <text:p>14562,525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19">
            <text:p>Etykiety wierszy</text:p>
          </table:table-cell>
          <table:table-cell office:value-type="string" table:style-name="ce20">
            <text:p>Suma z STAWKA GODZ.</text:p>
          </table:table-cell>
          <table:table-cell table:style-name="ce1"/>
          <table:table-cell office:value-type="string" table:style-name="ce19">
            <text:p>Etykiety wierszy</text:p>
          </table:table-cell>
          <table:table-cell office:value-type="string" table:style-name="ce20">
            <text:p>Suma z PŁACA BRUTTO</text:p>
          </table:table-cell>
          <table:table-cell table:number-columns-repeated="5" table:style-name="ce28"/>
          <table:table-cell table:number-columns-repeated="16374" table:style-name="ce1"/>
        </table:table-row>
        <table:table-row table:style-name="ro4">
          <table:table-cell office:value-type="string" table:style-name="ce21">
            <text:p>Rajdy Wodne</text:p>
          </table:table-cell>
          <table:table-cell office:value-type="float" office:value="402.64000000000004" table:style-name="ce22">
            <text:p>402,64</text:p>
          </table:table-cell>
          <table:table-cell table:style-name="ce1"/>
          <table:table-cell office:value-type="string" table:style-name="ce21">
            <text:p>Rajdy Wodne</text:p>
          </table:table-cell>
          <table:table-cell office:value-type="float" office:value="4542.05" table:style-name="ce22">
            <text:p>4542,05</text:p>
          </table:table-cell>
          <table:table-cell table:number-columns-repeated="3" table:style-name="ce1"/>
          <table:table-cell office:value-type="string" table:style-name="ce1">
            <text:p>Zadanie 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27">
            <text:p>1</text:p>
          </table:table-cell>
          <table:table-cell office:value-type="float" office:value="12.5" table:style-name="ce24">
            <text:p>12,5</text:p>
          </table:table-cell>
          <table:table-cell table:style-name="ce1"/>
          <table:table-cell office:value-type="float" office:value="4" table:style-name="ce27">
            <text:p>4</text:p>
          </table:table-cell>
          <table:table-cell office:value-type="float" office:value="350" table:style-name="ce24">
            <text:p>350</text:p>
          </table:table-cell>
          <table:table-cell table:number-columns-repeated="3" table:style-name="ce1"/>
          <table:table-cell office:value-type="float" office:value="13.421333333333335" table:formula="of:= AVERAGE([.B9:.B38])" table:style-name="ce1">
            <text:p>13,42133333</text:p>
          </table:table-cell>
          <table:table-cell table:number-columns-repeated="16375" table:style-name="ce1"/>
        </table:table-row>
        <table:table-row table:style-name="ro4">
          <table:table-cell office:value-type="float" office:value="2" table:style-name="ce27">
            <text:p>2</text:p>
          </table:table-cell>
          <table:table-cell office:value-type="float" office:value="13.3" table:style-name="ce24">
            <text:p>13,3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350" table:style-name="ce24">
            <text:p>350</text:p>
          </table:table-cell>
          <table:table-cell table:number-columns-repeated="16379" table:style-name="ce1"/>
        </table:table-row>
        <table:table-row table:style-name="ro4">
          <table:table-cell office:value-type="float" office:value="3" table:style-name="ce27">
            <text:p>3</text:p>
          </table:table-cell>
          <table:table-cell office:value-type="float" office:value="16.75" table:style-name="ce24">
            <text:p>16,75</text:p>
          </table:table-cell>
          <table:table-cell table:style-name="ce1"/>
          <table:table-cell office:value-type="string" table:style-name="ce31">
            <text:p>Teri</text:p>
          </table:table-cell>
          <table:table-cell office:value-type="float" office:value="350" table:style-name="ce24">
            <text:p>350</text:p>
          </table:table-cell>
          <table:table-cell table:number-columns-repeated="3" table:style-name="ce1"/>
          <table:table-cell office:value-type="string" table:style-name="ce1">
            <text:p>Zadanie 3</text:p>
          </table:table-cell>
          <table:table-cell table:number-columns-repeated="16375" table:style-name="ce1"/>
        </table:table-row>
        <table:table-row table:style-name="ro4">
          <table:table-cell office:value-type="float" office:value="4" table:style-name="ce27">
            <text:p>4</text:p>
          </table:table-cell>
          <table:table-cell office:value-type="float" office:value="8.75" table:style-name="ce24">
            <text:p>8,75</text:p>
          </table:table-cell>
          <table:table-cell table:style-name="ce1"/>
          <table:table-cell office:value-type="string" table:style-name="ce32">
            <text:p>Binga</text:p>
          </table:table-cell>
          <table:table-cell office:value-type="float" office:value="350" table:style-name="ce24">
            <text:p>350</text:p>
          </table:table-cell>
          <table:table-cell table:number-columns-repeated="3" table:style-name="ce1"/>
          <table:table-cell office:value-type="string" table:style-name="ce1">
            <text:p>Lp.</text:p>
          </table:table-cell>
          <table:table-cell office:value-type="string" table:style-name="ce1">
            <text:p>Imię</text:p>
          </table:table-cell>
          <table:table-cell office:value-type="string" table:style-name="ce1">
            <text:p>Nazwisko</text:p>
          </table:table-cell>
          <table:table-cell table:number-columns-repeated="16373"/>
        </table:table-row>
        <table:table-row table:style-name="ro4">
          <table:table-cell office:value-type="float" office:value="7" table:style-name="ce27">
            <text:p>7</text:p>
          </table:table-cell>
          <table:table-cell office:value-type="float" office:value="12.1" table:style-name="ce24">
            <text:p>12,1</text:p>
          </table:table-cell>
          <table:table-cell table:style-name="ce1"/>
          <table:table-cell office:value-type="float" office:value="24" table:style-name="ce27">
            <text:p>24</text:p>
          </table:table-cell>
          <table:table-cell office:value-type="float" office:value="860" table:style-name="ce24">
            <text:p>860</text:p>
          </table:table-cell>
          <table:table-cell table:number-columns-repeated="3" table:style-name="ce1"/>
          <table:table-cell office:value-type="float" office:value="56" table:style-name="ce1">
            <text:p>56</text:p>
          </table:table-cell>
          <table:table-cell office:value-type="string" table:style-name="ce31">
            <text:p>Jeri Lynn</text:p>
          </table:table-cell>
          <table:table-cell office:value-type="string" table:style-name="ce32">
            <text:p>MacFall</text:p>
          </table:table-cell>
          <table:table-cell table:number-columns-repeated="16373"/>
        </table:table-row>
        <table:table-row table:style-name="ro4">
          <table:table-cell office:value-type="float" office:value="13" table:style-name="ce27">
            <text:p>13</text:p>
          </table:table-cell>
          <table:table-cell office:value-type="float" office:value="12.5" table:style-name="ce24">
            <text:p>12,5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860" table:style-name="ce24">
            <text:p>860</text:p>
          </table:table-cell>
          <table:table-cell table:number-columns-repeated="4" table:style-name="ce1"/>
          <table:table-cell table:style-name="ce32"/>
          <table:table-cell table:number-columns-repeated="16374" table:style-name="ce1"/>
        </table:table-row>
        <table:table-row table:style-name="ro4">
          <table:table-cell office:value-type="float" office:value="15" table:style-name="ce27">
            <text:p>15</text:p>
          </table:table-cell>
          <table:table-cell office:value-type="float" office:value="12.6" table:style-name="ce24">
            <text:p>12,6</text:p>
          </table:table-cell>
          <table:table-cell table:style-name="ce1"/>
          <table:table-cell office:value-type="string" table:style-name="ce31">
            <text:p>Jeri Lynn</text:p>
          </table:table-cell>
          <table:table-cell office:value-type="float" office:value="860" table:style-name="ce24">
            <text:p>860</text:p>
          </table:table-cell>
          <table:table-cell table:number-columns-repeated="3" table:style-name="ce1"/>
          <table:table-cell office:value-type="string" table:style-name="ce1">
            <text:p>Zadanie 4</text:p>
          </table:table-cell>
          <table:table-cell table:number-columns-repeated="16375" table:style-name="ce1"/>
        </table:table-row>
        <table:table-row table:style-name="ro4">
          <table:table-cell office:value-type="float" office:value="20" table:style-name="ce27">
            <text:p>20</text:p>
          </table:table-cell>
          <table:table-cell office:value-type="float" office:value="12.5" table:style-name="ce24">
            <text:p>12,5</text:p>
          </table:table-cell>
          <table:table-cell table:style-name="ce1"/>
          <table:table-cell office:value-type="string" table:style-name="ce32">
            <text:p>MacFall</text:p>
          </table:table-cell>
          <table:table-cell office:value-type="float" office:value="860" table:style-name="ce24">
            <text:p>860</text:p>
          </table:table-cell>
          <table:table-cell table:number-columns-repeated="3" table:style-name="ce1"/>
          <table:table-cell office:value-type="string" table:style-name="ce34">
            <text:p>Molly</text:p>
          </table:table-cell>
          <table:table-cell office:value-type="string" table:style-name="ce29">
            <text:p>Steadman</text:p>
          </table:table-cell>
          <table:table-cell office:value-type="float" office:value="880" table:style-name="ce1">
            <text:p>880</text:p>
          </table:table-cell>
          <table:table-cell table:number-columns-repeated="16373"/>
        </table:table-row>
        <table:table-row table:style-name="ro4">
          <table:table-cell office:value-type="float" office:value="23" table:style-name="ce27">
            <text:p>23</text:p>
          </table:table-cell>
          <table:table-cell office:value-type="float" office:value="19.5" table:style-name="ce24">
            <text:p>19,5</text:p>
          </table:table-cell>
          <table:table-cell table:style-name="ce1"/>
          <table:table-cell office:value-type="float" office:value="30" table:style-name="ce27">
            <text:p>30</text:p>
          </table:table-cell>
          <table:table-cell office:value-type="float" office:value="860" table:style-name="ce24">
            <text:p>860</text:p>
          </table:table-cell>
          <table:table-cell table:number-columns-repeated="3" table:style-name="ce1"/>
          <table:table-cell table:style-name="ce29"/>
          <table:table-cell table:number-columns-repeated="16375" table:style-name="ce1"/>
        </table:table-row>
        <table:table-row table:style-name="ro4">
          <table:table-cell office:value-type="float" office:value="24" table:style-name="ce27">
            <text:p>24</text:p>
          </table:table-cell>
          <table:table-cell office:value-type="float" office:value="21.5" table:style-name="ce24">
            <text:p>21,5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860" table:style-name="ce24">
            <text:p>860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style-name="ce27">
            <text:p>27</text:p>
          </table:table-cell>
          <table:table-cell office:value-type="float" office:value="19.5" table:style-name="ce24">
            <text:p>19,5</text:p>
          </table:table-cell>
          <table:table-cell table:style-name="ce1"/>
          <table:table-cell office:value-type="string" table:style-name="ce31">
            <text:p>Joanne</text:p>
          </table:table-cell>
          <table:table-cell office:value-type="float" office:value="860" table:style-name="ce24">
            <text:p>860</text:p>
          </table:table-cell>
          <table:table-cell table:number-columns-repeated="16379" table:style-name="ce1"/>
        </table:table-row>
        <table:table-row table:style-name="ro4">
          <table:table-cell office:value-type="float" office:value="30" table:style-name="ce27">
            <text:p>30</text:p>
          </table:table-cell>
          <table:table-cell office:value-type="float" office:value="21.5" table:style-name="ce24">
            <text:p>21,5</text:p>
          </table:table-cell>
          <table:table-cell table:style-name="ce1"/>
          <table:table-cell office:value-type="string" table:style-name="ce32">
            <text:p>Parker</text:p>
          </table:table-cell>
          <table:table-cell office:value-type="float" office:value="860" table:style-name="ce24">
            <text:p>860</text:p>
          </table:table-cell>
          <table:table-cell table:number-columns-repeated="16379" table:style-name="ce1"/>
        </table:table-row>
        <table:table-row table:style-name="ro4">
          <table:table-cell office:value-type="float" office:value="33" table:style-name="ce27">
            <text:p>33</text:p>
          </table:table-cell>
          <table:table-cell office:value-type="float" office:value="24" table:style-name="ce24">
            <text:p>24</text:p>
          </table:table-cell>
          <table:table-cell table:style-name="ce1"/>
          <table:table-cell office:value-type="float" office:value="36" table:style-name="ce27">
            <text:p>36</text:p>
          </table:table-cell>
          <table:table-cell office:value-type="float" office:value="350" table:style-name="ce24">
            <text:p>350</text:p>
          </table:table-cell>
          <table:table-cell table:number-columns-repeated="16379" table:style-name="ce1"/>
        </table:table-row>
        <table:table-row table:style-name="ro5">
          <table:table-cell office:value-type="float" office:value="35" table:style-name="ce27">
            <text:p>35</text:p>
          </table:table-cell>
          <table:table-cell office:value-type="float" office:value="12.5" table:style-name="ce24">
            <text:p>12,5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string" table:style-name="ce4">
            <text:p>LP</text:p>
          </table:table-cell>
          <table:table-cell office:value-type="string" table:style-name="ce4">
            <text:p>IMIĘ</text:p>
          </table:table-cell>
          <table:table-cell office:value-type="string" table:style-name="ce4">
            <text:p>NAZWISKO</text:p>
          </table:table-cell>
          <table:table-cell office:value-type="string" table:style-name="ce4">
            <text:p>ODDZIAŁ</text:p>
          </table:table-cell>
          <table:table-cell office:value-type="string" table:style-name="ce4">
            <text:p>DEPART</text:p>
          </table:table-cell>
          <table:table-cell office:value-type="string" table:style-name="ce5">
            <text:p>DATA ZATR.</text:p>
          </table:table-cell>
          <table:table-cell office:value-type="string" table:style-name="ce6">
            <text:p>GODZ</text:p>
          </table:table-cell>
          <table:table-cell office:value-type="string" table:style-name="ce6">
            <text:p>STAWKA GODZ.</text:p>
          </table:table-cell>
          <table:table-cell office:value-type="string" table:style-name="ce6">
            <text:p>PŁACA BRUTTO</text:p>
          </table:table-cell>
          <table:table-cell office:value-type="string" table:style-name="ce6">
            <text:p>CZAS ZATRUDNIENIA</text:p>
          </table:table-cell>
          <table:table-cell office:value-type="string" table:style-name="ce6">
            <text:p>PREMIA</text:p>
          </table:table-cell>
          <table:table-cell table:number-columns-repeated="16367"/>
        </table:table-row>
        <table:table-row table:style-name="ro4">
          <table:table-cell office:value-type="float" office:value="36" table:style-name="ce27">
            <text:p>36</text:p>
          </table:table-cell>
          <table:table-cell office:value-type="float" office:value="8.75" table:style-name="ce24">
            <text:p>8,75</text:p>
          </table:table-cell>
          <table:table-cell table:style-name="ce1"/>
          <table:table-cell office:value-type="string" table:style-name="ce31">
            <text:p>Peter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Kling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6-12-24T00:00:00" table:style-name="ce8">
            <text:p>24.12.1986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M23]*[.N23]" table:style-name="ce10">
            <text:p>443,75 zł</text:p>
          </table:table-cell>
          <table:table-cell office:value-type="float" office:value="11837" table:formula="of:=DATEDIF([.L23];TODAY();&quot;d&quot;)" table:style-name="ce1">
            <text:p>11837</text:p>
          </table:table-cell>
          <table:table-cell office:value-type="percentage" office:value="0.4" table:formula="of:=IF(AND([.P23]&gt;8000;[.P23]&lt;9500);30%;IF([.P2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49" table:style-name="ce27">
            <text:p>49</text:p>
          </table:table-cell>
          <table:table-cell office:value-type="float" office:value="12.5" table:style-name="ce24">
            <text:p>12,5</text:p>
          </table:table-cell>
          <table:table-cell table:style-name="ce1"/>
          <table:table-cell office:value-type="string" table:style-name="ce32">
            <text:p>Allen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3">
            <text:p>Sean</text:p>
          </table:table-cell>
          <table:table-cell office:value-type="string" table:style-name="ce3">
            <text:p>Willi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5-07-05T00:00:00" table:style-name="ce8">
            <text:p>5.07.1985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M24]*[.N24]" table:style-name="ce10">
            <text:p>472,15 zł</text:p>
          </table:table-cell>
          <table:table-cell office:value-type="float" office:value="12374" table:formula="of:=DATEDIF([.L24];TODAY();&quot;d&quot;)" table:style-name="ce1">
            <text:p>12374</text:p>
          </table:table-cell>
          <table:table-cell office:value-type="percentage" office:value="0.4" table:formula="of:=IF(AND([.P24]&gt;8000;[.P24]&lt;9500);30%;IF([.P2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55" table:style-name="ce27">
            <text:p>55</text:p>
          </table:table-cell>
          <table:table-cell office:value-type="float" office:value="8.52" table:style-name="ce24">
            <text:p>8,52</text:p>
          </table:table-cell>
          <table:table-cell table:style-name="ce1"/>
          <table:table-cell office:value-type="float" office:value="56" table:style-name="ce30">
            <text:p>56</text:p>
          </table:table-cell>
          <table:table-cell office:value-type="float" office:value="860" table:style-name="ce30">
            <text:p>860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string" table:style-name="ce3">
            <text:p>Colleen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90-07-26T00:00:00" table:style-name="ce8">
            <text:p>26.07.1990</text:p>
          </table:table-cell>
          <table:table-cell office:value-type="float" office:value="42" table:style-name="ce9">
            <text:p>42,0</text:p>
          </table:table-cell>
          <table:table-cell office:value-type="float" office:value="16.75" table:style-name="ce10">
            <text:p>16,75 zł</text:p>
          </table:table-cell>
          <table:table-cell office:value-type="float" office:value="703.5" table:formula="of:=[.M25]*[.N25]" table:style-name="ce10">
            <text:p>703,50 zł</text:p>
          </table:table-cell>
          <table:table-cell office:value-type="float" office:value="10527" table:formula="of:=DATEDIF([.L25];TODAY();&quot;d&quot;)" table:style-name="ce1">
            <text:p>10527</text:p>
          </table:table-cell>
          <table:table-cell office:value-type="percentage" office:value="0.4" table:formula="of:=IF(AND([.P25]&gt;8000;[.P25]&lt;9500);30%;IF([.P2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56" table:style-name="ce27">
            <text:p>56</text:p>
          </table:table-cell>
          <table:table-cell office:value-type="float" office:value="21.5" table:style-name="ce24">
            <text:p>21,5</text:p>
          </table:table-cell>
          <table:table-cell table:style-name="ce1"/>
          <table:table-cell office:value-type="string" table:style-name="ce30">
            <text:p>Australia</text:p>
          </table:table-cell>
          <table:table-cell office:value-type="float" office:value="860" table:style-name="ce30">
            <text:p>86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Teri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8-06-07T00:00:00" table:style-name="ce8">
            <text:p>7.06.1988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M26]*[.N26]" table:style-name="ce10">
            <text:p>350,00 zł</text:p>
          </table:table-cell>
          <table:table-cell office:value-type="float" office:value="11306" table:formula="of:=DATEDIF([.L26];TODAY();&quot;d&quot;)" table:style-name="ce1">
            <text:p>11306</text:p>
          </table:table-cell>
          <table:table-cell office:value-type="percentage" office:value="0.4" table:formula="of:=IF(AND([.P26]&gt;8000;[.P26]&lt;9500);30%;IF([.P2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57" table:style-name="ce27">
            <text:p>57</text:p>
          </table:table-cell>
          <table:table-cell office:value-type="float" office:value="15.5" table:style-name="ce24">
            <text:p>15,5</text:p>
          </table:table-cell>
          <table:table-cell table:style-name="ce1"/>
          <table:table-cell office:value-type="string" table:style-name="ce31">
            <text:p>Joshua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Culbert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3-07-12T00:00:00" table:style-name="ce8">
            <text:p>12.07.1983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M27]*[.N27]" table:style-name="ce10">
            <text:p>504,00 zł</text:p>
          </table:table-cell>
          <table:table-cell office:value-type="float" office:value="13098" table:formula="of:=DATEDIF([.L27];TODAY();&quot;d&quot;)" table:style-name="ce1">
            <text:p>13098</text:p>
          </table:table-cell>
          <table:table-cell office:value-type="percentage" office:value="0.4" table:formula="of:=IF(AND([.P27]&gt;8000;[.P27]&lt;9500);30%;IF([.P2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59" table:style-name="ce27">
            <text:p>59</text:p>
          </table:table-cell>
          <table:table-cell office:value-type="float" office:value="16.75" table:style-name="ce24">
            <text:p>16,75</text:p>
          </table:table-cell>
          <table:table-cell table:style-name="ce1"/>
          <table:table-cell office:value-type="string" table:style-name="ce32">
            <text:p>Maccaluso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3">
            <text:p>Kirsten</text:p>
          </table:table-cell>
          <table:table-cell office:value-type="string" table:style-name="ce3">
            <text:p>DeVinney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7-06-05T00:00:00" table:style-name="ce8">
            <text:p>5.06.1987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M28]*[.N28]" table:style-name="ce10">
            <text:p>840,00 zł</text:p>
          </table:table-cell>
          <table:table-cell office:value-type="float" office:value="11674" table:formula="of:=DATEDIF([.L28];TODAY();&quot;d&quot;)" table:style-name="ce1">
            <text:p>11674</text:p>
          </table:table-cell>
          <table:table-cell office:value-type="percentage" office:value="0.4" table:formula="of:=IF(AND([.P28]&gt;8000;[.P28]&lt;9500);30%;IF([.P2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62" table:style-name="ce27">
            <text:p>62</text:p>
          </table:table-cell>
          <table:table-cell office:value-type="float" office:value="6.5" table:style-name="ce24">
            <text:p>6,5</text:p>
          </table:table-cell>
          <table:table-cell table:style-name="ce1"/>
          <table:table-cell office:value-type="float" office:value="62" table:style-name="ce27">
            <text:p>62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string" table:style-name="ce3">
            <text:p>Theresa</text:p>
          </table:table-cell>
          <table:table-cell office:value-type="string" table:style-name="ce3">
            <text:p>Califano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9-02-26T00:00:00" table:style-name="ce8">
            <text:p>26.02.1989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M29]*[.N29]" table:style-name="ce10">
            <text:p>423,50 zł</text:p>
          </table:table-cell>
          <table:table-cell office:value-type="float" office:value="11042" table:formula="of:=DATEDIF([.L29];TODAY();&quot;d&quot;)" table:style-name="ce1">
            <text:p>11042</text:p>
          </table:table-cell>
          <table:table-cell office:value-type="percentage" office:value="0.4" table:formula="of:=IF(AND([.P29]&gt;8000;[.P29]&lt;9500);30%;IF([.P2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66" table:style-name="ce27">
            <text:p>66</text:p>
          </table:table-cell>
          <table:table-cell office:value-type="float" office:value="13.3" table:style-name="ce24">
            <text:p>13,3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8" table:style-name="ce3">
            <text:p>8</text:p>
          </table:table-cell>
          <table:table-cell office:value-type="string" table:style-name="ce3">
            <text:p>Barry</text:p>
          </table:table-cell>
          <table:table-cell office:value-type="string" table:style-name="ce3">
            <text:p>Ball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3-04-15T00:00:00" table:style-name="ce8">
            <text:p>15.04.1983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30]*[.N30]" table:style-name="ce10">
            <text:p>860,00 zł</text:p>
          </table:table-cell>
          <table:table-cell office:value-type="float" office:value="13186" table:formula="of:=DATEDIF([.L30];TODAY();&quot;d&quot;)" table:style-name="ce1">
            <text:p>13186</text:p>
          </table:table-cell>
          <table:table-cell office:value-type="percentage" office:value="0.4" table:formula="of:=IF(AND([.P30]&gt;8000;[.P30]&lt;9500);30%;IF([.P3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68" table:style-name="ce27">
            <text:p>68</text:p>
          </table:table-cell>
          <table:table-cell office:value-type="float" office:value="15.5" table:style-name="ce24">
            <text:p>15,5</text:p>
          </table:table-cell>
          <table:table-cell table:style-name="ce1"/>
          <table:table-cell office:value-type="string" table:style-name="ce31">
            <text:p>Michael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9" table:style-name="ce3">
            <text:p>9</text:p>
          </table:table-cell>
          <table:table-cell office:value-type="string" table:style-name="ce3">
            <text:p>Cheryl</text:p>
          </table:table-cell>
          <table:table-cell office:value-type="string" table:style-name="ce3">
            <text:p>Hala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90-02-01T00:00:00" table:style-name="ce8">
            <text:p>1.02.1990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M31]*[.N31]" table:style-name="ce10">
            <text:p>472,15 zł</text:p>
          </table:table-cell>
          <table:table-cell office:value-type="float" office:value="10702" table:formula="of:=DATEDIF([.L31];TODAY();&quot;d&quot;)" table:style-name="ce1">
            <text:p>10702</text:p>
          </table:table-cell>
          <table:table-cell office:value-type="percentage" office:value="0.4" table:formula="of:=IF(AND([.P31]&gt;8000;[.P31]&lt;9500);30%;IF([.P3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73" table:style-name="ce27">
            <text:p>73</text:p>
          </table:table-cell>
          <table:table-cell office:value-type="float" office:value="7.22" table:style-name="ce24">
            <text:p>7,22</text:p>
          </table:table-cell>
          <table:table-cell table:style-name="ce1"/>
          <table:table-cell office:value-type="string" table:style-name="ce32">
            <text:p>Lewis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Harry</text:p>
          </table:table-cell>
          <table:table-cell office:value-type="string" table:style-name="ce3">
            <text:p>Swayne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90-12-30T00:00:00" table:style-name="ce8">
            <text:p>30.12.1990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32]*[.N32]" table:style-name="ce10">
            <text:p>860,00 zł</text:p>
          </table:table-cell>
          <table:table-cell office:value-type="float" office:value="10370" table:formula="of:=DATEDIF([.L32];TODAY();&quot;d&quot;)" table:style-name="ce1">
            <text:p>10370</text:p>
          </table:table-cell>
          <table:table-cell office:value-type="percentage" office:value="0.4" table:formula="of:=IF(AND([.P32]&gt;8000;[.P32]&lt;9500);30%;IF([.P3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76" table:style-name="ce27">
            <text:p>76</text:p>
          </table:table-cell>
          <table:table-cell office:value-type="float" office:value="6.5" table:style-name="ce24">
            <text:p>6,5</text:p>
          </table:table-cell>
          <table:table-cell table:style-name="ce1"/>
          <table:table-cell office:value-type="float" office:value="77" table:style-name="ce27">
            <text:p>77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11" table:style-name="ce3">
            <text:p>11</text:p>
          </table:table-cell>
          <table:table-cell office:value-type="string" table:style-name="ce3">
            <text:p>Shing</text:p>
          </table:table-cell>
          <table:table-cell office:value-type="string" table:style-name="ce3">
            <text:p>Che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4-08-08T00:00:00" table:style-name="ce8">
            <text:p>8.08.1984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M33]*[.N33]" table:style-name="ce10">
            <text:p>472,15 zł</text:p>
          </table:table-cell>
          <table:table-cell office:value-type="float" office:value="12705" table:formula="of:=DATEDIF([.L33];TODAY();&quot;d&quot;)" table:style-name="ce1">
            <text:p>12705</text:p>
          </table:table-cell>
          <table:table-cell office:value-type="percentage" office:value="0.4" table:formula="of:=IF(AND([.P33]&gt;8000;[.P33]&lt;9500);30%;IF([.P3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77" table:style-name="ce27">
            <text:p>77</text:p>
          </table:table-cell>
          <table:table-cell office:value-type="float" office:value="19.5" table:style-name="ce24">
            <text:p>19,5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Seth</text:p>
          </table:table-cell>
          <table:table-cell office:value-type="string" table:style-name="ce3">
            <text:p>Rose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90-04-05T00:00:00" table:style-name="ce8">
            <text:p>5.04.1990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M34]*[.N34]" table:style-name="ce10">
            <text:p>176,00 zł</text:p>
          </table:table-cell>
          <table:table-cell office:value-type="float" office:value="10639" table:formula="of:=DATEDIF([.L34];TODAY();&quot;d&quot;)" table:style-name="ce1">
            <text:p>10639</text:p>
          </table:table-cell>
          <table:table-cell office:value-type="percentage" office:value="0.4" table:formula="of:=IF(AND([.P34]&gt;8000;[.P34]&lt;9500);30%;IF([.P3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80" table:style-name="ce27">
            <text:p>80</text:p>
          </table:table-cell>
          <table:table-cell office:value-type="float" office:value="6.5" table:style-name="ce24">
            <text:p>6,5</text:p>
          </table:table-cell>
          <table:table-cell table:style-name="ce1"/>
          <table:table-cell office:value-type="string" table:style-name="ce31">
            <text:p>Esther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13" table:style-name="ce3">
            <text:p>13</text:p>
          </table:table-cell>
          <table:table-cell office:value-type="string" table:style-name="ce3">
            <text:p>Bob</text:p>
          </table:table-cell>
          <table:table-cell office:value-type="string" table:style-name="ce3">
            <text:p>Ambrose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5-01-25T00:00:00" table:style-name="ce8">
            <text:p>25.01.1985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M35]*[.N35]" table:style-name="ce10">
            <text:p>443,75 zł</text:p>
          </table:table-cell>
          <table:table-cell office:value-type="float" office:value="12535" table:formula="of:=DATEDIF([.L35];TODAY();&quot;d&quot;)" table:style-name="ce1">
            <text:p>12535</text:p>
          </table:table-cell>
          <table:table-cell office:value-type="percentage" office:value="0.4" table:formula="of:=IF(AND([.P35]&gt;8000;[.P35]&lt;9500);30%;IF([.P3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83" table:style-name="ce27">
            <text:p>83</text:p>
          </table:table-cell>
          <table:table-cell office:value-type="float" office:value="12.6" table:style-name="ce24">
            <text:p>12,6</text:p>
          </table:table-cell>
          <table:table-cell table:style-name="ce1"/>
          <table:table-cell office:value-type="string" table:style-name="ce32">
            <text:p>Williams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14" table:style-name="ce3">
            <text:p>14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Hum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8-05-12T00:00:00" table:style-name="ce8">
            <text:p>12.05.1988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M36]*[.N36]" table:style-name="ce10">
            <text:p>288,80 zł</text:p>
          </table:table-cell>
          <table:table-cell office:value-type="float" office:value="11332" table:formula="of:=DATEDIF([.L36];TODAY();&quot;d&quot;)" table:style-name="ce1">
            <text:p>11332</text:p>
          </table:table-cell>
          <table:table-cell office:value-type="percentage" office:value="0.4" table:formula="of:=IF(AND([.P36]&gt;8000;[.P36]&lt;9500);30%;IF([.P3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90" table:style-name="ce27">
            <text:p>90</text:p>
          </table:table-cell>
          <table:table-cell office:value-type="float" office:value="5.5" table:style-name="ce24">
            <text:p>5,5</text:p>
          </table:table-cell>
          <table:table-cell table:style-name="ce1"/>
          <table:table-cell office:value-type="float" office:value="83" table:style-name="ce27">
            <text:p>83</text:p>
          </table:table-cell>
          <table:table-cell office:value-type="float" office:value="195.29999999999998" table:style-name="ce24">
            <text:p>195,3</text:p>
          </table:table-cell>
          <table:table-cell table:style-name="ce1"/>
          <table:table-cell office:value-type="float" office:value="15" table:style-name="ce3">
            <text:p>15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Murray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7-06-10T00:00:00" table:style-name="ce8">
            <text:p>10.06.1987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M37]*[.N37]" table:style-name="ce10">
            <text:p>504,00 zł</text:p>
          </table:table-cell>
          <table:table-cell office:value-type="float" office:value="11669" table:formula="of:=DATEDIF([.L37];TODAY();&quot;d&quot;)" table:style-name="ce1">
            <text:p>11669</text:p>
          </table:table-cell>
          <table:table-cell office:value-type="percentage" office:value="0.4" table:formula="of:=IF(AND([.P37]&gt;8000;[.P37]&lt;9500);30%;IF([.P3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float" office:value="94" table:style-name="ce27">
            <text:p>94</text:p>
          </table:table-cell>
          <table:table-cell office:value-type="float" office:value="6.5" table:style-name="ce24">
            <text:p>6,5</text:p>
          </table:table-cell>
          <table:table-cell table:style-name="ce1"/>
          <table:table-cell office:value-type="string" table:style-name="ce29">
            <text:p>Australia</text:p>
          </table:table-cell>
          <table:table-cell office:value-type="float" office:value="195.29999999999998" table:style-name="ce24">
            <text:p>195,3</text:p>
          </table:table-cell>
          <table:table-cell table:style-name="ce1"/>
          <table:table-cell office:value-type="float" office:value="16" table:style-name="ce3">
            <text:p>16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Rich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6-10-11T00:00:00" table:style-name="ce8">
            <text:p>11.10.1986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M38]*[.N38]" table:style-name="ce10">
            <text:p>472,15 zł</text:p>
          </table:table-cell>
          <table:table-cell office:value-type="float" office:value="11911" table:formula="of:=DATEDIF([.L38];TODAY();&quot;d&quot;)" table:style-name="ce1">
            <text:p>11911</text:p>
          </table:table-cell>
          <table:table-cell office:value-type="percentage" office:value="0.4" table:formula="of:=IF(AND([.P38]&gt;8000;[.P38]&lt;9500);30%;IF([.P3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5">
            <text:p>Suma końcowa</text:p>
          </table:table-cell>
          <table:table-cell office:value-type="float" office:value="402.64000000000004" table:style-name="ce26">
            <text:p>402,64</text:p>
          </table:table-cell>
          <table:table-cell table:style-name="ce1"/>
          <table:table-cell office:value-type="string" table:style-name="ce31">
            <text:p>Lorrie</text:p>
          </table:table-cell>
          <table:table-cell office:value-type="float" office:value="195.29999999999998" table:style-name="ce24">
            <text:p>195,3</text:p>
          </table:table-cell>
          <table:table-cell table:style-name="ce1"/>
          <table:table-cell office:value-type="float" office:value="17" table:style-name="ce3">
            <text:p>17</text:p>
          </table:table-cell>
          <table:table-cell office:value-type="string" table:style-name="ce3">
            <text:p>George</text:p>
          </table:table-cell>
          <table:table-cell office:value-type="string" table:style-name="ce3">
            <text:p>Gorski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5-05-07T00:00:00" table:style-name="ce8">
            <text:p>7.05.1985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M39]*[.N39]" table:style-name="ce10">
            <text:p>880,00 zł</text:p>
          </table:table-cell>
          <table:table-cell office:value-type="float" office:value="12433" table:formula="of:=DATEDIF([.L39];TODAY();&quot;d&quot;)" table:style-name="ce1">
            <text:p>12433</text:p>
          </table:table-cell>
          <table:table-cell office:value-type="percentage" office:value="0.4" table:formula="of:=IF(AND([.P39]&gt;8000;[.P39]&lt;9500);30%;IF([.P3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32">
            <text:p>Sullivan</text:p>
          </table:table-cell>
          <table:table-cell office:value-type="float" office:value="195.29999999999998" table:style-name="ce24">
            <text:p>195,3</text:p>
          </table:table-cell>
          <table:table-cell table:style-name="ce1"/>
          <table:table-cell office:value-type="float" office:value="18" table:style-name="ce3">
            <text:p>18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Hoffm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7-12-19T00:00:00" table:style-name="ce8">
            <text:p>19.12.1987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M40]*[.N40]" table:style-name="ce10">
            <text:p>880,00 zł</text:p>
          </table:table-cell>
          <table:table-cell office:value-type="float" office:value="11477" table:formula="of:=DATEDIF([.L40];TODAY();&quot;d&quot;)" table:style-name="ce1">
            <text:p>11477</text:p>
          </table:table-cell>
          <table:table-cell office:value-type="percentage" office:value="0.4" table:formula="of:=IF(AND([.P40]&gt;8000;[.P40]&lt;9500);30%;IF([.P4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float" office:value="90" table:style-name="ce27">
            <text:p>90</text:p>
          </table:table-cell>
          <table:table-cell office:value-type="float" office:value="85.25" table:style-name="ce24">
            <text:p>85,25</text:p>
          </table:table-cell>
          <table:table-cell table:style-name="ce1"/>
          <table:table-cell office:value-type="float" office:value="19" table:style-name="ce3">
            <text:p>19</text:p>
          </table:table-cell>
          <table:table-cell office:value-type="string" table:style-name="ce3">
            <text:p>Dean</text:p>
          </table:table-cell>
          <table:table-cell office:value-type="string" table:style-name="ce3">
            <text:p>Kram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7-06-23T00:00:00" table:style-name="ce8">
            <text:p>23.06.1987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M41]*[.N41]" table:style-name="ce10">
            <text:p>600,00 zł</text:p>
          </table:table-cell>
          <table:table-cell office:value-type="float" office:value="11656" table:formula="of:=DATEDIF([.L41];TODAY();&quot;d&quot;)" table:style-name="ce1">
            <text:p>11656</text:p>
          </table:table-cell>
          <table:table-cell office:value-type="percentage" office:value="0.4" table:formula="of:=IF(AND([.P41]&gt;8000;[.P41]&lt;9500);30%;IF([.P4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29">
            <text:p>Australia</text:p>
          </table:table-cell>
          <table:table-cell office:value-type="float" office:value="85.25" table:style-name="ce24">
            <text:p>85,25</text:p>
          </table:table-cell>
          <table:table-cell table:style-name="ce1"/>
          <table:table-cell office:value-type="float" office:value="20" table:style-name="ce3">
            <text:p>20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Hill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6-07-21T00:00:00" table:style-name="ce8">
            <text:p>21.07.1986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M42]*[.N42]" table:style-name="ce10">
            <text:p>443,75 zł</text:p>
          </table:table-cell>
          <table:table-cell office:value-type="float" office:value="11993" table:formula="of:=DATEDIF([.L42];TODAY();&quot;d&quot;)" table:style-name="ce1">
            <text:p>11993</text:p>
          </table:table-cell>
          <table:table-cell office:value-type="percentage" office:value="0.4" table:formula="of:=IF(AND([.P42]&gt;8000;[.P42]&lt;9500);30%;IF([.P4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31">
            <text:p>Alice</text:p>
          </table:table-cell>
          <table:table-cell office:value-type="float" office:value="85.25" table:style-name="ce24">
            <text:p>85,25</text:p>
          </table:table-cell>
          <table:table-cell table:style-name="ce1"/>
          <table:table-cell office:value-type="float" office:value="21" table:style-name="ce3">
            <text:p>21</text:p>
          </table:table-cell>
          <table:table-cell office:value-type="string" table:style-name="ce3">
            <text:p>Julia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4-02-17T00:00:00" table:style-name="ce8">
            <text:p>17.02.1984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M43]*[.N43]" table:style-name="ce10">
            <text:p>213,00 zł</text:p>
          </table:table-cell>
          <table:table-cell office:value-type="float" office:value="12878" table:formula="of:=DATEDIF([.L43];TODAY();&quot;d&quot;)" table:style-name="ce1">
            <text:p>12878</text:p>
          </table:table-cell>
          <table:table-cell office:value-type="percentage" office:value="0.4" table:formula="of:=IF(AND([.P43]&gt;8000;[.P43]&lt;9500);30%;IF([.P4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32">
            <text:p>Owens</text:p>
          </table:table-cell>
          <table:table-cell office:value-type="float" office:value="85.25" table:style-name="ce24">
            <text:p>85,25</text:p>
          </table:table-cell>
          <table:table-cell table:style-name="ce1"/>
          <table:table-cell office:value-type="float" office:value="22" table:style-name="ce3">
            <text:p>22</text:p>
          </table:table-cell>
          <table:table-cell office:value-type="string" table:style-name="ce3">
            <text:p>Jacqueline</text:p>
          </table:table-cell>
          <table:table-cell office:value-type="string" table:style-name="ce3">
            <text:p>Bank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4-02-02T00:00:00" table:style-name="ce8">
            <text:p>2.02.1984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M44]*[.N44]" table:style-name="ce10">
            <text:p>350,00 zł</text:p>
          </table:table-cell>
          <table:table-cell office:value-type="float" office:value="12893" table:formula="of:=DATEDIF([.L44];TODAY();&quot;d&quot;)" table:style-name="ce1">
            <text:p>12893</text:p>
          </table:table-cell>
          <table:table-cell office:value-type="percentage" office:value="0.4" table:formula="of:=IF(AND([.P44]&gt;8000;[.P44]&lt;9500);30%;IF([.P4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float" office:value="94" table:style-name="ce27">
            <text:p>94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23" table:style-name="ce3">
            <text:p>23</text:p>
          </table:table-cell>
          <table:table-cell office:value-type="string" table:style-name="ce3">
            <text:p>Jeffrey</text:p>
          </table:table-cell>
          <table:table-cell office:value-type="string" table:style-name="ce3">
            <text:p>Strong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1-03-08T00:00:00" table:style-name="ce8">
            <text:p>8.03.1981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M45]*[.N45]" table:style-name="ce10">
            <text:p>780,00 zł</text:p>
          </table:table-cell>
          <table:table-cell office:value-type="float" office:value="13954" table:formula="of:=DATEDIF([.L45];TODAY();&quot;d&quot;)" table:style-name="ce1">
            <text:p>13954</text:p>
          </table:table-cell>
          <table:table-cell office:value-type="percentage" office:value="0.4" table:formula="of:=IF(AND([.P45]&gt;8000;[.P45]&lt;9500);30%;IF([.P4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29">
            <text:p>Australia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24" table:style-name="ce3">
            <text:p>24</text:p>
          </table:table-cell>
          <table:table-cell office:value-type="string" table:style-name="ce3">
            <text:p>Jeri Lynn</text:p>
          </table:table-cell>
          <table:table-cell office:value-type="string" table:style-name="ce3">
            <text:p>MacFall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4-04-08T00:00:00" table:style-name="ce8">
            <text:p>8.04.1984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46]*[.N46]" table:style-name="ce10">
            <text:p>860,00 zł</text:p>
          </table:table-cell>
          <table:table-cell office:value-type="float" office:value="12827" table:formula="of:=DATEDIF([.L46];TODAY();&quot;d&quot;)" table:style-name="ce1">
            <text:p>12827</text:p>
          </table:table-cell>
          <table:table-cell office:value-type="percentage" office:value="0.4" table:formula="of:=IF(AND([.P46]&gt;8000;[.P46]&lt;9500);30%;IF([.P4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31">
            <text:p>Amy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25" table:style-name="ce3">
            <text:p>25</text:p>
          </table:table-cell>
          <table:table-cell office:value-type="string" table:style-name="ce3">
            <text:p>Sung</text:p>
          </table:table-cell>
          <table:table-cell office:value-type="string" table:style-name="ce3">
            <text:p>Kim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9-11-15T00:00:00" table:style-name="ce8">
            <text:p>15.11.1989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M47]*[.N47]" table:style-name="ce10">
            <text:p>620,00 zł</text:p>
          </table:table-cell>
          <table:table-cell office:value-type="float" office:value="10780" table:formula="of:=DATEDIF([.L47];TODAY();&quot;d&quot;)" table:style-name="ce1">
            <text:p>10780</text:p>
          </table:table-cell>
          <table:table-cell office:value-type="percentage" office:value="0.4" table:formula="of:=IF(AND([.P47]&gt;8000;[.P47]&lt;9500);30%;IF([.P4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32">
            <text:p>Tooley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26" table:style-name="ce3">
            <text:p>26</text:p>
          </table:table-cell>
          <table:table-cell office:value-type="string" table:style-name="ce3">
            <text:p>Theodore</text:p>
          </table:table-cell>
          <table:table-cell office:value-type="string" table:style-name="ce3">
            <text:p>Ness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91-08-04T00:00:00" table:style-name="ce8">
            <text:p>4.08.1991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M48]*[.N48]" table:style-name="ce10">
            <text:p>176,00 zł</text:p>
          </table:table-cell>
          <table:table-cell office:value-type="float" office:value="10153" table:formula="of:=DATEDIF([.L48];TODAY();&quot;d&quot;)" table:style-name="ce1">
            <text:p>10153</text:p>
          </table:table-cell>
          <table:table-cell office:value-type="percentage" office:value="0.4" table:formula="of:=IF(AND([.P48]&gt;8000;[.P48]&lt;9500);30%;IF([.P4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3" table:style-name="ce1"/>
          <table:table-cell office:value-type="string" table:style-name="ce25">
            <text:p>Suma końcowa</text:p>
          </table:table-cell>
          <table:table-cell office:value-type="float" office:value="4542.05" table:style-name="ce26">
            <text:p>4542,05</text:p>
          </table:table-cell>
          <table:table-cell table:style-name="ce1"/>
          <table:table-cell office:value-type="float" office:value="27" table:style-name="ce3">
            <text:p>27</text:p>
          </table:table-cell>
          <table:table-cell office:value-type="string" table:style-name="ce3">
            <text:p>Brad</text:p>
          </table:table-cell>
          <table:table-cell office:value-type="string" table:style-name="ce3">
            <text:p>Hinkelma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5-11-08T00:00:00" table:style-name="ce8">
            <text:p>8.11.1985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M49]*[.N49]" table:style-name="ce10">
            <text:p>780,00 zł</text:p>
          </table:table-cell>
          <table:table-cell office:value-type="float" office:value="12248" table:formula="of:=DATEDIF([.L49];TODAY();&quot;d&quot;)" table:style-name="ce1">
            <text:p>12248</text:p>
          </table:table-cell>
          <table:table-cell office:value-type="percentage" office:value="0.4" table:formula="of:=IF(AND([.P49]&gt;8000;[.P49]&lt;9500);30%;IF([.P4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6" table:style-name="ce1"/>
          <table:table-cell office:value-type="float" office:value="28" table:style-name="ce3">
            <text:p>28</text:p>
          </table:table-cell>
          <table:table-cell office:value-type="string" table:style-name="ce3">
            <text:p>Robert</text:p>
          </table:table-cell>
          <table:table-cell office:value-type="string" table:style-name="ce3">
            <text:p>Cuffaro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3-09-18T00:00:00" table:style-name="ce8">
            <text:p>18.09.1983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M50]*[.N50]" table:style-name="ce10">
            <text:p>504,00 zł</text:p>
          </table:table-cell>
          <table:table-cell office:value-type="float" office:value="13030" table:formula="of:=DATEDIF([.L50];TODAY();&quot;d&quot;)" table:style-name="ce1">
            <text:p>13030</text:p>
          </table:table-cell>
          <table:table-cell office:value-type="percentage" office:value="0.4" table:formula="of:=IF(AND([.P50]&gt;8000;[.P50]&lt;9500);30%;IF([.P5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table:number-columns-repeated="6" table:style-name="ce1"/>
          <table:table-cell office:value-type="float" office:value="29" table:style-name="ce3">
            <text:p>29</text:p>
          </table:table-cell>
          <table:table-cell office:value-type="string" table:style-name="ce3">
            <text:p>Donald</text:p>
          </table:table-cell>
          <table:table-cell office:value-type="string" table:style-name="ce3">
            <text:p>Reese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84-08-17T00:00:00" table:style-name="ce8">
            <text:p>17.08.1984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M51]*[.N51]" table:style-name="ce10">
            <text:p>176,00 zł</text:p>
          </table:table-cell>
          <table:table-cell office:value-type="float" office:value="12696" table:formula="of:=DATEDIF([.L51];TODAY();&quot;d&quot;)" table:style-name="ce1">
            <text:p>12696</text:p>
          </table:table-cell>
          <table:table-cell office:value-type="percentage" office:value="0.4" table:formula="of:=IF(AND([.P51]&gt;8000;[.P51]&lt;9500);30%;IF([.P5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19">
            <text:p>+D52+A52:B81+A52:B8+A52:B113</text:p>
          </table:table-cell>
          <table:table-cell office:value-type="string" table:style-name="ce20">
            <text:p>Suma z PŁACA BRUTTO</text:p>
          </table:table-cell>
          <table:table-cell table:style-name="ce28"/>
          <table:table-cell office:value-type="string" table:style-name="ce19">
            <text:p>Etykiety wierszy</text:p>
          </table:table-cell>
          <table:table-cell office:value-type="string" table:style-name="ce20">
            <text:p>Suma z PŁACA BRUTTO</text:p>
          </table:table-cell>
          <table:table-cell table:style-name="ce28"/>
          <table:table-cell office:value-type="float" office:value="30" table:style-name="ce3">
            <text:p>30</text:p>
          </table:table-cell>
          <table:table-cell office:value-type="string" table:style-name="ce3">
            <text:p>Joanne</text:p>
          </table:table-cell>
          <table:table-cell office:value-type="string" table:style-name="ce3">
            <text:p>Park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4-08-23T00:00:00" table:style-name="ce8">
            <text:p>23.08.1984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52]*[.N52]" table:style-name="ce10">
            <text:p>860,00 zł</text:p>
          </table:table-cell>
          <table:table-cell office:value-type="float" office:value="12690" table:formula="of:=DATEDIF([.L52];TODAY();&quot;d&quot;)" table:style-name="ce1">
            <text:p>12690</text:p>
          </table:table-cell>
          <table:table-cell office:value-type="percentage" office:value="0.4" table:formula="of:=IF(AND([.P52]&gt;8000;[.P52]&lt;9500);30%;IF([.P5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1">
            <text:p>Rajdy Dziecinne</text:p>
          </table:table-cell>
          <table:table-cell office:value-type="float" office:value="12097.525" table:style-name="ce22">
            <text:p>12097,525</text:p>
          </table:table-cell>
          <table:table-cell table:style-name="ce1"/>
          <table:table-cell office:value-type="float" office:value="1" table:style-name="ce21">
            <text:p>1</text:p>
          </table:table-cell>
          <table:table-cell office:value-type="float" office:value="443.75" table:style-name="ce22">
            <text:p>443,75</text:p>
          </table:table-cell>
          <table:table-cell table:style-name="ce1"/>
          <table:table-cell office:value-type="float" office:value="31" table:style-name="ce3">
            <text:p>31</text:p>
          </table:table-cell>
          <table:table-cell office:value-type="string" table:style-name="ce3">
            <text:p>Susan</text:p>
          </table:table-cell>
          <table:table-cell office:value-type="string" table:style-name="ce3">
            <text:p>Drak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9-12-13T00:00:00" table:style-name="ce8">
            <text:p>13.12.1989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M53]*[.N53]" table:style-name="ce10">
            <text:p>213,00 zł</text:p>
          </table:table-cell>
          <table:table-cell office:value-type="float" office:value="10752" table:formula="of:=DATEDIF([.L53];TODAY();&quot;d&quot;)" table:style-name="ce1">
            <text:p>10752</text:p>
          </table:table-cell>
          <table:table-cell office:value-type="percentage" office:value="0.4" table:formula="of:=IF(AND([.P53]&gt;8000;[.P53]&lt;9500);30%;IF([.P5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7">
            <text:p>Anne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2" table:style-name="ce23">
            <text:p>2</text:p>
          </table:table-cell>
          <table:table-cell office:value-type="float" office:value="472.15000000000003" table:style-name="ce24">
            <text:p>472,15</text:p>
          </table:table-cell>
          <table:table-cell table:style-name="ce1"/>
          <table:table-cell office:value-type="float" office:value="32" table:style-name="ce3">
            <text:p>32</text:p>
          </table:table-cell>
          <table:table-cell office:value-type="string" table:style-name="ce3">
            <text:p>James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91-02-05T00:00:00" table:style-name="ce8">
            <text:p>5.02.1991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M54]*[.N54]" table:style-name="ce10">
            <text:p>423,50 zł</text:p>
          </table:table-cell>
          <table:table-cell office:value-type="float" office:value="10333" table:formula="of:=DATEDIF([.L54];TODAY();&quot;d&quot;)" table:style-name="ce1">
            <text:p>10333</text:p>
          </table:table-cell>
          <table:table-cell office:value-type="percentage" office:value="0.4" table:formula="of:=IF(AND([.P54]&gt;8000;[.P54]&lt;9500);30%;IF([.P5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Davidson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3" table:style-name="ce23">
            <text:p>3</text:p>
          </table:table-cell>
          <table:table-cell office:value-type="float" office:value="703.5" table:style-name="ce24">
            <text:p>703,5</text:p>
          </table:table-cell>
          <table:table-cell table:style-name="ce1"/>
          <table:table-cell office:value-type="float" office:value="33" table:style-name="ce3">
            <text:p>33</text:p>
          </table:table-cell>
          <table:table-cell office:value-type="string" table:style-name="ce3">
            <text:p>Laura</text:p>
          </table:table-cell>
          <table:table-cell office:value-type="string" table:style-name="ce3">
            <text:p>Reag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90-08-12T00:00:00" table:style-name="ce8">
            <text:p>12.08.1990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M55]*[.N55]" table:style-name="ce10">
            <text:p>840,00 zł</text:p>
          </table:table-cell>
          <table:table-cell office:value-type="float" office:value="10510" table:formula="of:=DATEDIF([.L55];TODAY();&quot;d&quot;)" table:style-name="ce1">
            <text:p>10510</text:p>
          </table:table-cell>
          <table:table-cell office:value-type="percentage" office:value="0.4" table:formula="of:=IF(AND([.P55]&gt;8000;[.P55]&lt;9500);30%;IF([.P5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6</text:p>
          </table:table-cell>
          <table:table-cell office:value-type="float" office:value="213" table:style-name="ce22">
            <text:p>213</text:p>
          </table:table-cell>
          <table:table-cell table:style-name="ce1"/>
          <table:table-cell office:value-type="float" office:value="4" table:style-name="ce23">
            <text:p>4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34" table:style-name="ce3">
            <text:p>34</text:p>
          </table:table-cell>
          <table:table-cell office:value-type="string" table:style-name="ce3">
            <text:p>Brian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8-11-05T00:00:00" table:style-name="ce8">
            <text:p>5.11.1988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M56]*[.N56]" table:style-name="ce10">
            <text:p>780,00 zł</text:p>
          </table:table-cell>
          <table:table-cell office:value-type="float" office:value="11155" table:formula="of:=DATEDIF([.L56];TODAY();&quot;d&quot;)" table:style-name="ce1">
            <text:p>11155</text:p>
          </table:table-cell>
          <table:table-cell office:value-type="percentage" office:value="0.4" table:formula="of:=IF(AND([.P56]&gt;8000;[.P56]&lt;9500);30%;IF([.P5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Barry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5" table:style-name="ce23">
            <text:p>5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35" table:style-name="ce3">
            <text:p>35</text:p>
          </table:table-cell>
          <table:table-cell office:value-type="string" table:style-name="ce3">
            <text:p>Mary</text:p>
          </table:table-cell>
          <table:table-cell office:value-type="string" table:style-name="ce3">
            <text:p>Barbe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11-25T00:00:00" table:style-name="ce8">
            <text:p>25.11.1987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M57]*[.N57]" table:style-name="ce10">
            <text:p>443,75 zł</text:p>
          </table:table-cell>
          <table:table-cell office:value-type="float" office:value="11501" table:formula="of:=DATEDIF([.L57];TODAY();&quot;d&quot;)" table:style-name="ce1">
            <text:p>11501</text:p>
          </table:table-cell>
          <table:table-cell office:value-type="percentage" office:value="0.4" table:formula="of:=IF(AND([.P57]&gt;8000;[.P57]&lt;9500);30%;IF([.P5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Bally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6" table:style-name="ce23">
            <text:p>6</text:p>
          </table:table-cell>
          <table:table-cell office:value-type="float" office:value="840" table:style-name="ce24">
            <text:p>840</text:p>
          </table:table-cell>
          <table:table-cell table:style-name="ce1"/>
          <table:table-cell office:value-type="float" office:value="36" table:style-name="ce3">
            <text:p>36</text:p>
          </table:table-cell>
          <table:table-cell office:value-type="string" table:style-name="ce3">
            <text:p>Peter</text:p>
          </table:table-cell>
          <table:table-cell office:value-type="string" table:style-name="ce3">
            <text:p>Alle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6-05-31T00:00:00" table:style-name="ce8">
            <text:p>31.05.1986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M58]*[.N58]" table:style-name="ce10">
            <text:p>350,00 zł</text:p>
          </table:table-cell>
          <table:table-cell office:value-type="float" office:value="12044" table:formula="of:=DATEDIF([.L58];TODAY();&quot;d&quot;)" table:style-name="ce1">
            <text:p>12044</text:p>
          </table:table-cell>
          <table:table-cell office:value-type="percentage" office:value="0.4" table:formula="of:=IF(AND([.P58]&gt;8000;[.P58]&lt;9500);30%;IF([.P5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3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7" table:style-name="ce23">
            <text:p>7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37" table:style-name="ce3">
            <text:p>37</text:p>
          </table:table-cell>
          <table:table-cell office:value-type="string" table:style-name="ce3">
            <text:p>Mary</text:p>
          </table:table-cell>
          <table:table-cell office:value-type="string" table:style-name="ce3">
            <text:p>Altma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7-09-09T00:00:00" table:style-name="ce8">
            <text:p>9.09.1987</text:p>
          </table:table-cell>
          <table:table-cell office:value-type="float" office:value="29.5" table:style-name="ce9">
            <text:p>29,5</text:p>
          </table:table-cell>
          <table:table-cell office:value-type="float" office:value="6.5" table:style-name="ce10">
            <text:p>6,50 zł</text:p>
          </table:table-cell>
          <table:table-cell office:value-type="float" office:value="191.75" table:formula="of:=[.M59]*[.N59]" table:style-name="ce10">
            <text:p>191,75 zł</text:p>
          </table:table-cell>
          <table:table-cell office:value-type="float" office:value="11578" table:formula="of:=DATEDIF([.L59];TODAY();&quot;d&quot;)" table:style-name="ce1">
            <text:p>11578</text:p>
          </table:table-cell>
          <table:table-cell office:value-type="percentage" office:value="0.4" table:formula="of:=IF(AND([.P59]&gt;8000;[.P59]&lt;9500);30%;IF([.P5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Dean</text:p>
          </table:table-cell>
          <table:table-cell office:value-type="float" office:value="600" table:style-name="ce22">
            <text:p>600</text:p>
          </table:table-cell>
          <table:table-cell table:style-name="ce1"/>
          <table:table-cell office:value-type="float" office:value="8" table:style-name="ce23">
            <text:p>8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38" table:style-name="ce3">
            <text:p>38</text:p>
          </table:table-cell>
          <table:table-cell office:value-type="string" table:style-name="ce3">
            <text:p>Fred</text:p>
          </table:table-cell>
          <table:table-cell office:value-type="string" table:style-name="ce3">
            <text:p>Mallory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3-06-17T00:00:00" table:style-name="ce8">
            <text:p>17.06.1983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M60]*[.N60]" table:style-name="ce10">
            <text:p>589,00 zł</text:p>
          </table:table-cell>
          <table:table-cell office:value-type="float" office:value="13123" table:formula="of:=DATEDIF([.L60];TODAY();&quot;d&quot;)" table:style-name="ce1">
            <text:p>13123</text:p>
          </table:table-cell>
          <table:table-cell office:value-type="percentage" office:value="0.4" table:formula="of:=IF(AND([.P60]&gt;8000;[.P60]&lt;9500);30%;IF([.P6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Kramer</text:p>
          </table:table-cell>
          <table:table-cell office:value-type="float" office:value="600" table:style-name="ce24">
            <text:p>600</text:p>
          </table:table-cell>
          <table:table-cell table:style-name="ce1"/>
          <table:table-cell office:value-type="float" office:value="9" table:style-name="ce23">
            <text:p>9</text:p>
          </table:table-cell>
          <table:table-cell office:value-type="float" office:value="472.15000000000003" table:style-name="ce24">
            <text:p>472,15</text:p>
          </table:table-cell>
          <table:table-cell table:style-name="ce1"/>
          <table:table-cell office:value-type="float" office:value="39" table:style-name="ce3">
            <text:p>39</text:p>
          </table:table-cell>
          <table:table-cell office:value-type="string" table:style-name="ce3">
            <text:p>Molly</text:p>
          </table:table-cell>
          <table:table-cell office:value-type="string" table:style-name="ce3">
            <text:p>Steadma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9-08-15T00:00:00" table:style-name="ce8">
            <text:p>15.08.1989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M61]*[.N61]" table:style-name="ce10">
            <text:p>880,00 zł</text:p>
          </table:table-cell>
          <table:table-cell office:value-type="float" office:value="10872" table:formula="of:=DATEDIF([.L61];TODAY();&quot;d&quot;)" table:style-name="ce1">
            <text:p>10872</text:p>
          </table:table-cell>
          <table:table-cell office:value-type="percentage" office:value="0.4" table:formula="of:=IF(AND([.P61]&gt;8000;[.P61]&lt;9500);30%;IF([.P6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7</text:p>
          </table:table-cell>
          <table:table-cell office:value-type="float" office:value="600" table:style-name="ce22">
            <text:p>600</text:p>
          </table:table-cell>
          <table:table-cell table:style-name="ce1"/>
          <table:table-cell office:value-type="float" office:value="10" table:style-name="ce23">
            <text:p>10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office:value-type="string" table:style-name="ce3">
            <text:p>Greg</text:p>
          </table:table-cell>
          <table:table-cell office:value-type="string" table:style-name="ce3">
            <text:p>Conno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7-11-04T00:00:00" table:style-name="ce8">
            <text:p>4.11.1987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M62]*[.N62]" table:style-name="ce10">
            <text:p>589,00 zł</text:p>
          </table:table-cell>
          <table:table-cell office:value-type="float" office:value="11522" table:formula="of:=DATEDIF([.L62];TODAY();&quot;d&quot;)" table:style-name="ce1">
            <text:p>11522</text:p>
          </table:table-cell>
          <table:table-cell office:value-type="percentage" office:value="0.4" table:formula="of:=IF(AND([.P62]&gt;8000;[.P62]&lt;9500);30%;IF([.P6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Dominick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11" table:style-name="ce23">
            <text:p>11</text:p>
          </table:table-cell>
          <table:table-cell office:value-type="float" office:value="472.15000000000003" table:style-name="ce24">
            <text:p>472,15</text:p>
          </table:table-cell>
          <table:table-cell table:style-name="ce1"/>
          <table:table-cell office:value-type="float" office:value="41" table:style-name="ce3">
            <text:p>41</text:p>
          </table:table-cell>
          <table:table-cell office:value-type="string" table:style-name="ce3">
            <text:p>Kathy</text:p>
          </table:table-cell>
          <table:table-cell office:value-type="string" table:style-name="ce3">
            <text:p>Mayro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5-19T00:00:00" table:style-name="ce8">
            <text:p>19.05.1986</text:p>
          </table:table-cell>
          <table:table-cell office:value-type="float" office:value="40" table:style-name="ce9">
            <text:p>40,0</text:p>
          </table:table-cell>
          <table:table-cell office:value-type="float" office:value="8.2200000000000006" table:style-name="ce10">
            <text:p>8,22 zł</text:p>
          </table:table-cell>
          <table:table-cell office:value-type="float" office:value="328.8" table:formula="of:=[.M63]*[.N63]" table:style-name="ce10">
            <text:p>328,80 zł</text:p>
          </table:table-cell>
          <table:table-cell office:value-type="float" office:value="12056" table:formula="of:=DATEDIF([.L63];TODAY();&quot;d&quot;)" table:style-name="ce1">
            <text:p>12056</text:p>
          </table:table-cell>
          <table:table-cell office:value-type="percentage" office:value="0.4" table:formula="of:=IF(AND([.P63]&gt;8000;[.P63]&lt;9500);30%;IF([.P6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Mazza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12" table:style-name="ce23">
            <text:p>12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42" table:style-name="ce3">
            <text:p>42</text:p>
          </table:table-cell>
          <table:table-cell office:value-type="string" table:style-name="ce3">
            <text:p>Bill</text:p>
          </table:table-cell>
          <table:table-cell office:value-type="string" table:style-name="ce3">
            <text:p>Simp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2-01-12T00:00:00" table:style-name="ce8">
            <text:p>12.01.1982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M64]*[.N64]" table:style-name="ce10">
            <text:p>780,00 zł</text:p>
          </table:table-cell>
          <table:table-cell office:value-type="float" office:value="13644" table:formula="of:=DATEDIF([.L64];TODAY();&quot;d&quot;)" table:style-name="ce1">
            <text:p>13644</text:p>
          </table:table-cell>
          <table:table-cell office:value-type="percentage" office:value="0.4" table:formula="of:=IF(AND([.P64]&gt;8000;[.P64]&lt;9500);30%;IF([.P6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6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13" table:style-name="ce23">
            <text:p>13</text:p>
          </table:table-cell>
          <table:table-cell office:value-type="float" office:value="443.75" table:style-name="ce24">
            <text:p>443,75</text:p>
          </table:table-cell>
          <table:table-cell table:style-name="ce1"/>
          <table:table-cell office:value-type="float" office:value="43" table:style-name="ce3">
            <text:p>43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Richardso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3-23T00:00:00" table:style-name="ce8">
            <text:p>23.03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M65]*[.N65]" table:style-name="ce10">
            <text:p>840,00 zł</text:p>
          </table:table-cell>
          <table:table-cell office:value-type="float" office:value="12113" table:formula="of:=DATEDIF([.L65];TODAY();&quot;d&quot;)" table:style-name="ce1">
            <text:p>12113</text:p>
          </table:table-cell>
          <table:table-cell office:value-type="percentage" office:value="0.4" table:formula="of:=IF(AND([.P65]&gt;8000;[.P65]&lt;9500);30%;IF([.P6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Edward</text:p>
          </table:table-cell>
          <table:table-cell office:value-type="float" office:value="350" table:style-name="ce22">
            <text:p>350</text:p>
          </table:table-cell>
          <table:table-cell table:style-name="ce1"/>
          <table:table-cell office:value-type="float" office:value="14" table:style-name="ce23">
            <text:p>14</text:p>
          </table:table-cell>
          <table:table-cell office:value-type="float" office:value="288.8" table:style-name="ce24">
            <text:p>288,8</text:p>
          </table:table-cell>
          <table:table-cell table:style-name="ce1"/>
          <table:table-cell office:value-type="float" office:value="44" table:style-name="ce3">
            <text:p>44</text:p>
          </table:table-cell>
          <table:table-cell office:value-type="string" table:style-name="ce3">
            <text:p>Melanie</text:p>
          </table:table-cell>
          <table:table-cell office:value-type="string" table:style-name="ce3">
            <text:p>Bower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6-12-05T00:00:00" table:style-name="ce8">
            <text:p>5.12.1986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M66]*[.N66]" table:style-name="ce10">
            <text:p>100,75 zł</text:p>
          </table:table-cell>
          <table:table-cell office:value-type="float" office:value="11856" table:formula="of:=DATEDIF([.L66];TODAY();&quot;d&quot;)" table:style-name="ce1">
            <text:p>11856</text:p>
          </table:table-cell>
          <table:table-cell office:value-type="percentage" office:value="0.4" table:formula="of:=IF(AND([.P66]&gt;8000;[.P66]&lt;9500);30%;IF([.P6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Trelly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15" table:style-name="ce23">
            <text:p>15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45" table:style-name="ce3">
            <text:p>45</text:p>
          </table:table-cell>
          <table:table-cell office:value-type="string" table:style-name="ce3">
            <text:p>Kyle</text:p>
          </table:table-cell>
          <table:table-cell office:value-type="string" table:style-name="ce3">
            <text:p>Earnhart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4-10-08T00:00:00" table:style-name="ce8">
            <text:p>8.10.1984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M67]*[.N67]" table:style-name="ce10">
            <text:p>880,00 zł</text:p>
          </table:table-cell>
          <table:table-cell office:value-type="float" office:value="12644" table:formula="of:=DATEDIF([.L67];TODAY();&quot;d&quot;)" table:style-name="ce1">
            <text:p>12644</text:p>
          </table:table-cell>
          <table:table-cell office:value-type="percentage" office:value="0.4" table:formula="of:=IF(AND([.P67]&gt;8000;[.P67]&lt;9500);30%;IF([.P6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6</text:p>
          </table:table-cell>
          <table:table-cell office:value-type="float" office:value="350" table:style-name="ce22">
            <text:p>350</text:p>
          </table:table-cell>
          <table:table-cell table:style-name="ce1"/>
          <table:table-cell office:value-type="float" office:value="16" table:style-name="ce23">
            <text:p>16</text:p>
          </table:table-cell>
          <table:table-cell office:value-type="float" office:value="472.15000000000003" table:style-name="ce24">
            <text:p>472,15</text:p>
          </table:table-cell>
          <table:table-cell table:style-name="ce1"/>
          <table:table-cell office:value-type="float" office:value="46" table:style-name="ce3">
            <text:p>46</text:p>
          </table:table-cell>
          <table:table-cell office:value-type="string" table:style-name="ce3">
            <text:p>Lance</text:p>
          </table:table-cell>
          <table:table-cell office:value-type="string" table:style-name="ce3">
            <text:p>Davie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8-12-30T00:00:00" table:style-name="ce8">
            <text:p>30.12.1988</text:p>
          </table:table-cell>
          <table:table-cell office:value-type="float" office:value="32" table:style-name="ce9">
            <text:p>32,0</text:p>
          </table:table-cell>
          <table:table-cell office:value-type="float" office:value="5.5" table:style-name="ce10">
            <text:p>5,50 zł</text:p>
          </table:table-cell>
          <table:table-cell office:value-type="float" office:value="176" table:formula="of:=[.M68]*[.N68]" table:style-name="ce10">
            <text:p>176,00 zł</text:p>
          </table:table-cell>
          <table:table-cell office:value-type="float" office:value="11100" table:formula="of:=DATEDIF([.L68];TODAY();&quot;d&quot;)" table:style-name="ce1">
            <text:p>11100</text:p>
          </table:table-cell>
          <table:table-cell office:value-type="percentage" office:value="0.4" table:formula="of:=IF(AND([.P68]&gt;8000;[.P68]&lt;9500);30%;IF([.P6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Frank</text:p>
          </table:table-cell>
          <table:table-cell office:value-type="float" office:value="504" table:style-name="ce22">
            <text:p>504</text:p>
          </table:table-cell>
          <table:table-cell table:style-name="ce1"/>
          <table:table-cell office:value-type="float" office:value="17" table:style-name="ce23">
            <text:p>17</text:p>
          </table:table-cell>
          <table:table-cell office:value-type="float" office:value="880" table:style-name="ce24">
            <text:p>880</text:p>
          </table:table-cell>
          <table:table-cell table:style-name="ce1"/>
          <table:table-cell office:value-type="float" office:value="47" table:style-name="ce3">
            <text:p>47</text:p>
          </table:table-cell>
          <table:table-cell office:value-type="string" table:style-name="ce3">
            <text:p>Anne</text:p>
          </table:table-cell>
          <table:table-cell office:value-type="string" table:style-name="ce3">
            <text:p>Davidson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86-04-06T00:00:00" table:style-name="ce8">
            <text:p>6.04.1986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M69]*[.N69]" table:style-name="ce10">
            <text:p>213,00 zł</text:p>
          </table:table-cell>
          <table:table-cell office:value-type="float" office:value="12099" table:formula="of:=DATEDIF([.L69];TODAY();&quot;d&quot;)" table:style-name="ce1">
            <text:p>12099</text:p>
          </table:table-cell>
          <table:table-cell office:value-type="percentage" office:value="0.4" table:formula="of:=IF(AND([.P69]&gt;8000;[.P69]&lt;9500);30%;IF([.P6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Culbert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18" table:style-name="ce23">
            <text:p>18</text:p>
          </table:table-cell>
          <table:table-cell office:value-type="float" office:value="880" table:style-name="ce24">
            <text:p>880</text:p>
          </table:table-cell>
          <table:table-cell table:style-name="ce1"/>
          <table:table-cell office:value-type="float" office:value="48" table:style-name="ce3">
            <text:p>48</text:p>
          </table:table-cell>
          <table:table-cell office:value-type="string" table:style-name="ce3">
            <text:p>Doug</text:p>
          </table:table-cell>
          <table:table-cell office:value-type="string" table:style-name="ce3">
            <text:p>Briscoll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orosłych</text:p>
          </table:table-cell>
          <table:table-cell office:value-type="date" office:date-value="1987-05-26T00:00:00" table:style-name="ce8">
            <text:p>26.05.1987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M70]*[.N70]" table:style-name="ce10">
            <text:p>589,00 zł</text:p>
          </table:table-cell>
          <table:table-cell office:value-type="float" office:value="11684" table:formula="of:=DATEDIF([.L70];TODAY();&quot;d&quot;)" table:style-name="ce1">
            <text:p>11684</text:p>
          </table:table-cell>
          <table:table-cell office:value-type="percentage" office:value="0.4" table:formula="of:=IF(AND([.P70]&gt;8000;[.P70]&lt;9500);30%;IF([.P7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3</text:p>
          </table:table-cell>
          <table:table-cell office:value-type="float" office:value="504" table:style-name="ce22">
            <text:p>504</text:p>
          </table:table-cell>
          <table:table-cell table:style-name="ce1"/>
          <table:table-cell office:value-type="float" office:value="19" table:style-name="ce23">
            <text:p>19</text:p>
          </table:table-cell>
          <table:table-cell office:value-type="float" office:value="600" table:style-name="ce24">
            <text:p>600</text:p>
          </table:table-cell>
          <table:table-cell table:style-name="ce1"/>
          <table:table-cell office:value-type="float" office:value="49" table:style-name="ce3">
            <text:p>49</text:p>
          </table:table-cell>
          <table:table-cell office:value-type="string" table:style-name="ce3">
            <text:p>George</text:p>
          </table:table-cell>
          <table:table-cell office:value-type="string" table:style-name="ce3">
            <text:p>Feldsott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12-03T00:00:00" table:style-name="ce8">
            <text:p>3.12.1987</text:p>
          </table:table-cell>
          <table:table-cell office:value-type="float" office:value="35.5" table:style-name="ce9">
            <text:p>35,5</text:p>
          </table:table-cell>
          <table:table-cell office:value-type="float" office:value="12.5" table:style-name="ce10">
            <text:p>12,50 zł</text:p>
          </table:table-cell>
          <table:table-cell office:value-type="float" office:value="443.75" table:formula="of:=[.M71]*[.N71]" table:style-name="ce10">
            <text:p>443,75 zł</text:p>
          </table:table-cell>
          <table:table-cell office:value-type="float" office:value="11493" table:formula="of:=DATEDIF([.L71];TODAY();&quot;d&quot;)" table:style-name="ce1">
            <text:p>11493</text:p>
          </table:table-cell>
          <table:table-cell office:value-type="percentage" office:value="0.4" table:formula="of:=IF(AND([.P71]&gt;8000;[.P71]&lt;9500);30%;IF([.P7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Greg</text:p>
          </table:table-cell>
          <table:table-cell office:value-type="float" office:value="1259" table:style-name="ce22">
            <text:p>1259</text:p>
          </table:table-cell>
          <table:table-cell table:style-name="ce1"/>
          <table:table-cell office:value-type="float" office:value="20" table:style-name="ce23">
            <text:p>20</text:p>
          </table:table-cell>
          <table:table-cell office:value-type="float" office:value="443.75" table:style-name="ce24">
            <text:p>443,75</text:p>
          </table:table-cell>
          <table:table-cell table:style-name="ce1"/>
          <table:table-cell office:value-type="float" office:value="50" table:style-name="ce3">
            <text:p>50</text:p>
          </table:table-cell>
          <table:table-cell office:value-type="string" table:style-name="ce3">
            <text:p>Steve</text:p>
          </table:table-cell>
          <table:table-cell office:value-type="string" table:style-name="ce3">
            <text:p>Sing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6-10-05T00:00:00" table:style-name="ce8">
            <text:p>5.10.1986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72]*[.N72]" table:style-name="ce10">
            <text:p>860,00 zł</text:p>
          </table:table-cell>
          <table:table-cell office:value-type="float" office:value="11917" table:formula="of:=DATEDIF([.L72];TODAY();&quot;d&quot;)" table:style-name="ce1">
            <text:p>11917</text:p>
          </table:table-cell>
          <table:table-cell office:value-type="percentage" office:value="0.4" table:formula="of:=IF(AND([.P72]&gt;8000;[.P72]&lt;9500);30%;IF([.P7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Connors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21" table:style-name="ce23">
            <text:p>21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51" table:style-name="ce3">
            <text:p>51</text:p>
          </table:table-cell>
          <table:table-cell office:value-type="string" table:style-name="ce3">
            <text:p>Carol</text:p>
          </table:table-cell>
          <table:table-cell office:value-type="string" table:style-name="ce3">
            <text:p>Tucker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4-04-12T00:00:00" table:style-name="ce8">
            <text:p>12.04.1984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M73]*[.N73]" table:style-name="ce10">
            <text:p>589,00 zł</text:p>
          </table:table-cell>
          <table:table-cell office:value-type="float" office:value="12823" table:formula="of:=DATEDIF([.L73];TODAY();&quot;d&quot;)" table:style-name="ce1">
            <text:p>12823</text:p>
          </table:table-cell>
          <table:table-cell office:value-type="percentage" office:value="0.4" table:formula="of:=IF(AND([.P73]&gt;8000;[.P73]&lt;9500);30%;IF([.P7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7</text:p>
          </table:table-cell>
          <table:table-cell office:value-type="float" office:value="589" table:style-name="ce22">
            <text:p>589</text:p>
          </table:table-cell>
          <table:table-cell table:style-name="ce1"/>
          <table:table-cell office:value-type="float" office:value="22" table:style-name="ce23">
            <text:p>22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52" table:style-name="ce3">
            <text:p>52</text:p>
          </table:table-cell>
          <table:table-cell office:value-type="string" table:style-name="ce3">
            <text:p>Henry</text:p>
          </table:table-cell>
          <table:table-cell office:value-type="string" table:style-name="ce3">
            <text:p>Pater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7-10-28T00:00:00" table:style-name="ce8">
            <text:p>28.10.1987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74]*[.N74]" table:style-name="ce10">
            <text:p>860,00 zł</text:p>
          </table:table-cell>
          <table:table-cell office:value-type="float" office:value="11529" table:formula="of:=DATEDIF([.L74];TODAY();&quot;d&quot;)" table:style-name="ce1">
            <text:p>11529</text:p>
          </table:table-cell>
          <table:table-cell office:value-type="percentage" office:value="0.4" table:formula="of:=IF(AND([.P74]&gt;8000;[.P74]&lt;9500);30%;IF([.P7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Thomas</text:p>
          </table:table-cell>
          <table:table-cell office:value-type="float" office:value="670" table:style-name="ce22">
            <text:p>670</text:p>
          </table:table-cell>
          <table:table-cell table:style-name="ce1"/>
          <table:table-cell office:value-type="float" office:value="23" table:style-name="ce23">
            <text:p>23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53" table:style-name="ce3">
            <text:p>53</text:p>
          </table:table-cell>
          <table:table-cell office:value-type="string" table:style-name="ce3">
            <text:p>Brooks</text:p>
          </table:table-cell>
          <table:table-cell office:value-type="string" table:style-name="ce3">
            <text:p>Hille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01-15T00:00:00" table:style-name="ce8">
            <text:p>15.01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M75]*[.N75]" table:style-name="ce10">
            <text:p>840,00 zł</text:p>
          </table:table-cell>
          <table:table-cell office:value-type="float" office:value="12180" table:formula="of:=DATEDIF([.L75];TODAY();&quot;d&quot;)" table:style-name="ce1">
            <text:p>12180</text:p>
          </table:table-cell>
          <table:table-cell office:value-type="percentage" office:value="0.4" table:formula="of:=IF(AND([.P75]&gt;8000;[.P75]&lt;9500);30%;IF([.P7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7</text:p>
          </table:table-cell>
          <table:table-cell office:value-type="float" office:value="670" table:style-name="ce22">
            <text:p>670</text:p>
          </table:table-cell>
          <table:table-cell table:style-name="ce1"/>
          <table:table-cell office:value-type="float" office:value="24" table:style-name="ce23">
            <text:p>24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54" table:style-name="ce3">
            <text:p>54</text:p>
          </table:table-cell>
          <table:table-cell office:value-type="string" table:style-name="ce3">
            <text:p>Dominick</text:p>
          </table:table-cell>
          <table:table-cell office:value-type="string" table:style-name="ce3">
            <text:p>Mazza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ziecinne</text:p>
          </table:table-cell>
          <table:table-cell office:value-type="date" office:date-value="1986-10-10T00:00:00" table:style-name="ce8">
            <text:p>10.10.1986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76]*[.N76]" table:style-name="ce10">
            <text:p>860,00 zł</text:p>
          </table:table-cell>
          <table:table-cell office:value-type="float" office:value="11912" table:formula="of:=DATEDIF([.L76];TODAY();&quot;d&quot;)" table:style-name="ce1">
            <text:p>11912</text:p>
          </table:table-cell>
          <table:table-cell office:value-type="percentage" office:value="0.4" table:formula="of:=IF(AND([.P76]&gt;8000;[.P76]&lt;9500);30%;IF([.P7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Harry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25" table:style-name="ce23">
            <text:p>25</text:p>
          </table:table-cell>
          <table:table-cell office:value-type="float" office:value="620" table:style-name="ce24">
            <text:p>620</text:p>
          </table:table-cell>
          <table:table-cell table:style-name="ce1"/>
          <table:table-cell office:value-type="float" office:value="55" table:style-name="ce3">
            <text:p>55</text:p>
          </table:table-cell>
          <table:table-cell office:value-type="string" table:style-name="ce3">
            <text:p>Jennifer</text:p>
          </table:table-cell>
          <table:table-cell office:value-type="string" table:style-name="ce3">
            <text:p>Snyder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8-06-07T00:00:00" table:style-name="ce8">
            <text:p>7.06.1988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M77]*[.N77]" table:style-name="ce10">
            <text:p>213,00 zł</text:p>
          </table:table-cell>
          <table:table-cell office:value-type="float" office:value="11306" table:formula="of:=DATEDIF([.L77];TODAY();&quot;d&quot;)" table:style-name="ce1">
            <text:p>11306</text:p>
          </table:table-cell>
          <table:table-cell office:value-type="percentage" office:value="0.4" table:formula="of:=IF(AND([.P77]&gt;8000;[.P77]&lt;9500);30%;IF([.P7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Swayne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26" table:style-name="ce23">
            <text:p>26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56" table:style-name="ce3">
            <text:p>56</text:p>
          </table:table-cell>
          <table:table-cell office:value-type="string" table:style-name="ce3">
            <text:p>Joshua</text:p>
          </table:table-cell>
          <table:table-cell office:value-type="string" table:style-name="ce3">
            <text:p>Maccaluso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91-01-23T00:00:00" table:style-name="ce8">
            <text:p>23.01.1991</text:p>
          </table:table-cell>
          <table:table-cell office:value-type="float" office:value="40" table:style-name="ce9">
            <text:p>40,0</text:p>
          </table:table-cell>
          <table:table-cell office:value-type="float" office:value="21.5" table:style-name="ce10">
            <text:p>21,50 zł</text:p>
          </table:table-cell>
          <table:table-cell office:value-type="float" office:value="860" table:formula="of:=[.M78]*[.N78]" table:style-name="ce10">
            <text:p>860,00 zł</text:p>
          </table:table-cell>
          <table:table-cell office:value-type="float" office:value="10346" table:formula="of:=DATEDIF([.L78];TODAY();&quot;d&quot;)" table:style-name="ce1">
            <text:p>10346</text:p>
          </table:table-cell>
          <table:table-cell office:value-type="percentage" office:value="0.4" table:formula="of:=IF(AND([.P78]&gt;8000;[.P78]&lt;9500);30%;IF([.P7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90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27" table:style-name="ce23">
            <text:p>27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57" table:style-name="ce3">
            <text:p>57</text:p>
          </table:table-cell>
          <table:table-cell office:value-type="string" table:style-name="ce3">
            <text:p>Bill</text:p>
          </table:table-cell>
          <table:table-cell office:value-type="string" table:style-name="ce3">
            <text:p>Wheeler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1-08-14T00:00:00" table:style-name="ce8">
            <text:p>14.08.1981</text:p>
          </table:table-cell>
          <table:table-cell office:value-type="float" office:value="38" table:style-name="ce9">
            <text:p>38,0</text:p>
          </table:table-cell>
          <table:table-cell office:value-type="float" office:value="15.5" table:style-name="ce10">
            <text:p>15,50 zł</text:p>
          </table:table-cell>
          <table:table-cell office:value-type="float" office:value="589" table:formula="of:=[.M79]*[.N79]" table:style-name="ce10">
            <text:p>589,00 zł</text:p>
          </table:table-cell>
          <table:table-cell office:value-type="float" office:value="13795" table:formula="of:=DATEDIF([.L79];TODAY();&quot;d&quot;)" table:style-name="ce1">
            <text:p>13795</text:p>
          </table:table-cell>
          <table:table-cell office:value-type="percentage" office:value="0.4" table:formula="of:=IF(AND([.P79]&gt;8000;[.P79]&lt;9500);30%;IF([.P7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Henry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28" table:style-name="ce23">
            <text:p>28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58" table:style-name="ce3">
            <text:p>58</text:p>
          </table:table-cell>
          <table:table-cell office:value-type="string" table:style-name="ce3">
            <text:p>Todd</text:p>
          </table:table-cell>
          <table:table-cell office:value-type="string" table:style-name="ce3">
            <text:p>Maste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Pokazy</text:p>
          </table:table-cell>
          <table:table-cell office:value-type="date" office:date-value="1989-11-23T00:00:00" table:style-name="ce8">
            <text:p>23.11.1989</text:p>
          </table:table-cell>
          <table:table-cell office:value-type="float" office:value="40" table:style-name="ce9">
            <text:p>40,0</text:p>
          </table:table-cell>
          <table:table-cell office:value-type="float" office:value="12.6" table:style-name="ce10">
            <text:p>12,60 zł</text:p>
          </table:table-cell>
          <table:table-cell office:value-type="float" office:value="504" table:formula="of:=[.M80]*[.N80]" table:style-name="ce10">
            <text:p>504,00 zł</text:p>
          </table:table-cell>
          <table:table-cell office:value-type="float" office:value="10772" table:formula="of:=DATEDIF([.L80];TODAY();&quot;d&quot;)" table:style-name="ce1">
            <text:p>10772</text:p>
          </table:table-cell>
          <table:table-cell office:value-type="percentage" office:value="0.4" table:formula="of:=IF(AND([.P80]&gt;8000;[.P80]&lt;9500);30%;IF([.P8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Paterson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29" table:style-name="ce23">
            <text:p>29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59" table:style-name="ce3">
            <text:p>59</text:p>
          </table:table-cell>
          <table:table-cell office:value-type="string" table:style-name="ce3">
            <text:p>Karina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7-01-12T00:00:00" table:style-name="ce8">
            <text:p>12.01.1987</text:p>
          </table:table-cell>
          <table:table-cell office:value-type="float" office:value="42" table:style-name="ce9">
            <text:p>42,0</text:p>
          </table:table-cell>
          <table:table-cell office:value-type="float" office:value="16.75" table:style-name="ce10">
            <text:p>16,75 zł</text:p>
          </table:table-cell>
          <table:table-cell office:value-type="float" office:value="703.5" table:formula="of:=[.M81]*[.N81]" table:style-name="ce10">
            <text:p>703,50 zł</text:p>
          </table:table-cell>
          <table:table-cell office:value-type="float" office:value="11818" table:formula="of:=DATEDIF([.L81];TODAY();&quot;d&quot;)" table:style-name="ce1">
            <text:p>11818</text:p>
          </table:table-cell>
          <table:table-cell office:value-type="percentage" office:value="0.4" table:formula="of:=IF(AND([.P81]&gt;8000;[.P81]&lt;9500);30%;IF([.P8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7</text:p>
          </table:table-cell>
          <table:table-cell office:value-type="float" office:value="860" table:style-name="ce22">
            <text:p>860</text:p>
          </table:table-cell>
          <table:table-cell table:style-name="ce1"/>
          <table:table-cell office:value-type="float" office:value="30" table:style-name="ce23">
            <text:p>30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60" table:style-name="ce3">
            <text:p>60</text:p>
          </table:table-cell>
          <table:table-cell office:value-type="string" table:style-name="ce3">
            <text:p>Edward</text:p>
          </table:table-cell>
          <table:table-cell office:value-type="string" table:style-name="ce3">
            <text:p>Trelly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6-06-17T00:00:00" table:style-name="ce8">
            <text:p>17.06.1986</text:p>
          </table:table-cell>
          <table:table-cell office:value-type="float" office:value="40" table:style-name="ce9">
            <text:p>40,0</text:p>
          </table:table-cell>
          <table:table-cell office:value-type="float" office:value="8.75" table:style-name="ce10">
            <text:p>8,75 zł</text:p>
          </table:table-cell>
          <table:table-cell office:value-type="float" office:value="350" table:formula="of:=[.M82]*[.N82]" table:style-name="ce10">
            <text:p>350,00 zł</text:p>
          </table:table-cell>
          <table:table-cell office:value-type="float" office:value="12027" table:formula="of:=DATEDIF([.L82];TODAY();&quot;d&quot;)" table:style-name="ce1">
            <text:p>12027</text:p>
          </table:table-cell>
          <table:table-cell office:value-type="percentage" office:value="0.4" table:formula="of:=IF(AND([.P82]&gt;8000;[.P82]&lt;9500);30%;IF([.P8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Holly</text:p>
          </table:table-cell>
          <table:table-cell office:value-type="float" office:value="494.125" table:style-name="ce22">
            <text:p>494,125</text:p>
          </table:table-cell>
          <table:table-cell table:style-name="ce1"/>
          <table:table-cell office:value-type="float" office:value="31" table:style-name="ce23">
            <text:p>31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61" table:style-name="ce3">
            <text:p>61</text:p>
          </table:table-cell>
          <table:table-cell office:value-type="string" table:style-name="ce3">
            <text:p>Christina</text:p>
          </table:table-cell>
          <table:table-cell office:value-type="string" table:style-name="ce3">
            <text:p>Lillie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7-05-29T00:00:00" table:style-name="ce8">
            <text:p>29.05.1987</text:p>
          </table:table-cell>
          <table:table-cell office:value-type="float" office:value="25" table:style-name="ce9">
            <text:p>25,0</text:p>
          </table:table-cell>
          <table:table-cell office:value-type="float" office:value="8.52" table:style-name="ce10">
            <text:p>8,52 zł</text:p>
          </table:table-cell>
          <table:table-cell office:value-type="float" office:value="213" table:formula="of:=[.M83]*[.N83]" table:style-name="ce10">
            <text:p>213,00 zł</text:p>
          </table:table-cell>
          <table:table-cell office:value-type="float" office:value="11681" table:formula="of:=DATEDIF([.L83];TODAY();&quot;d&quot;)" table:style-name="ce1">
            <text:p>11681</text:p>
          </table:table-cell>
          <table:table-cell office:value-type="percentage" office:value="0.4" table:formula="of:=IF(AND([.P83]&gt;8000;[.P83]&lt;9500);30%;IF([.P8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Taylor</text:p>
          </table:table-cell>
          <table:table-cell office:value-type="float" office:value="494.125" table:style-name="ce24">
            <text:p>494,125</text:p>
          </table:table-cell>
          <table:table-cell table:style-name="ce1"/>
          <table:table-cell office:value-type="float" office:value="32" table:style-name="ce23">
            <text:p>32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62" table:style-name="ce3">
            <text:p>62</text:p>
          </table:table-cell>
          <table:table-cell office:value-type="string" table:style-name="ce3">
            <text:p>Michael</text:p>
          </table:table-cell>
          <table:table-cell office:value-type="string" table:style-name="ce3">
            <text:p>Lewi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9-04-27T00:00:00" table:style-name="ce8">
            <text:p>27.04.1989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M84]*[.N84]" table:style-name="ce10">
            <text:p>100,75 zł</text:p>
          </table:table-cell>
          <table:table-cell office:value-type="float" office:value="10982" table:formula="of:=DATEDIF([.L84];TODAY();&quot;d&quot;)" table:style-name="ce1">
            <text:p>10982</text:p>
          </table:table-cell>
          <table:table-cell office:value-type="percentage" office:value="0.4" table:formula="of:=IF(AND([.P84]&gt;8000;[.P84]&lt;9500);30%;IF([.P8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4</text:p>
          </table:table-cell>
          <table:table-cell office:value-type="float" office:value="494.125" table:style-name="ce22">
            <text:p>494,125</text:p>
          </table:table-cell>
          <table:table-cell table:style-name="ce1"/>
          <table:table-cell office:value-type="float" office:value="33" table:style-name="ce23">
            <text:p>33</text:p>
          </table:table-cell>
          <table:table-cell office:value-type="float" office:value="840" table:style-name="ce24">
            <text:p>840</text:p>
          </table:table-cell>
          <table:table-cell table:style-name="ce1"/>
          <table:table-cell office:value-type="float" office:value="63" table:style-name="ce3">
            <text:p>63</text:p>
          </table:table-cell>
          <table:table-cell office:value-type="string" table:style-name="ce3">
            <text:p>Jerry</text:p>
          </table:table-cell>
          <table:table-cell office:value-type="string" table:style-name="ce3">
            <text:p>McDonald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2-07-07T00:00:00" table:style-name="ce8">
            <text:p>7.07.1982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M85]*[.N85]" table:style-name="ce10">
            <text:p>620,00 zł</text:p>
          </table:table-cell>
          <table:table-cell office:value-type="float" office:value="13468" table:formula="of:=DATEDIF([.L85];TODAY();&quot;d&quot;)" table:style-name="ce1">
            <text:p>13468</text:p>
          </table:table-cell>
          <table:table-cell office:value-type="percentage" office:value="0.4" table:formula="of:=IF(AND([.P85]&gt;8000;[.P85]&lt;9500);30%;IF([.P8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James</text:p>
          </table:table-cell>
          <table:table-cell office:value-type="float" office:value="895.65000000000009" table:style-name="ce22">
            <text:p>895,65</text:p>
          </table:table-cell>
          <table:table-cell table:style-name="ce1"/>
          <table:table-cell office:value-type="float" office:value="34" table:style-name="ce23">
            <text:p>34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64" table:style-name="ce3">
            <text:p>64</text:p>
          </table:table-cell>
          <table:table-cell office:value-type="string" table:style-name="ce3">
            <text:p>Lynne</text:p>
          </table:table-cell>
          <table:table-cell office:value-type="string" table:style-name="ce3">
            <text:p>Simmon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8-11-23T00:00:00" table:style-name="ce8">
            <text:p>23.11.1988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M86]*[.N86]" table:style-name="ce10">
            <text:p>423,50 zł</text:p>
          </table:table-cell>
          <table:table-cell office:value-type="float" office:value="11137" table:formula="of:=DATEDIF([.L86];TODAY();&quot;d&quot;)" table:style-name="ce1">
            <text:p>11137</text:p>
          </table:table-cell>
          <table:table-cell office:value-type="percentage" office:value="0.4" table:formula="of:=IF(AND([.P86]&gt;8000;[.P86]&lt;9500);30%;IF([.P8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Abel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35" table:style-name="ce23">
            <text:p>35</text:p>
          </table:table-cell>
          <table:table-cell office:value-type="float" office:value="443.75" table:style-name="ce24">
            <text:p>443,75</text:p>
          </table:table-cell>
          <table:table-cell table:style-name="ce1"/>
          <table:table-cell office:value-type="float" office:value="65" table:style-name="ce3">
            <text:p>65</text:p>
          </table:table-cell>
          <table:table-cell office:value-type="string" table:style-name="ce3">
            <text:p>Lindsey</text:p>
          </table:table-cell>
          <table:table-cell office:value-type="string" table:style-name="ce3">
            <text:p>Winger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6-02-01T00:00:00" table:style-name="ce8">
            <text:p>1.02.1986</text:p>
          </table:table-cell>
          <table:table-cell office:value-type="float" office:value="35" table:style-name="ce9">
            <text:p>35,0</text:p>
          </table:table-cell>
          <table:table-cell office:value-type="float" office:value="24" table:style-name="ce10">
            <text:p>24,00 zł</text:p>
          </table:table-cell>
          <table:table-cell office:value-type="float" office:value="840" table:formula="of:=[.M87]*[.N87]" table:style-name="ce10">
            <text:p>840,00 zł</text:p>
          </table:table-cell>
          <table:table-cell office:value-type="float" office:value="12163" table:formula="of:=DATEDIF([.L87];TODAY();&quot;d&quot;)" table:style-name="ce1">
            <text:p>12163</text:p>
          </table:table-cell>
          <table:table-cell office:value-type="percentage" office:value="0.4" table:formula="of:=IF(AND([.P87]&gt;8000;[.P87]&lt;9500);30%;IF([.P8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91</text:p>
          </table:table-cell>
          <table:table-cell office:value-type="float" office:value="423.5" table:style-name="ce22">
            <text:p>423,5</text:p>
          </table:table-cell>
          <table:table-cell table:style-name="ce1"/>
          <table:table-cell office:value-type="float" office:value="36" table:style-name="ce23">
            <text:p>36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66" table:style-name="ce3">
            <text:p>66</text:p>
          </table:table-cell>
          <table:table-cell office:value-type="string" table:style-name="ce3">
            <text:p>Chris</text:p>
          </table:table-cell>
          <table:table-cell office:value-type="string" table:style-name="ce3">
            <text:p>Reed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Wodne</text:p>
          </table:table-cell>
          <table:table-cell office:value-type="date" office:date-value="1984-03-27T00:00:00" table:style-name="ce8">
            <text:p>27.03.1984</text:p>
          </table:table-cell>
          <table:table-cell office:value-type="float" office:value="35.5" table:style-name="ce9">
            <text:p>35,5</text:p>
          </table:table-cell>
          <table:table-cell office:value-type="float" office:value="13.3" table:style-name="ce10">
            <text:p>13,30 zł</text:p>
          </table:table-cell>
          <table:table-cell office:value-type="float" office:value="472.15000000000003" table:formula="of:=[.M88]*[.N88]" table:style-name="ce10">
            <text:p>472,15 zł</text:p>
          </table:table-cell>
          <table:table-cell office:value-type="float" office:value="12839" table:formula="of:=DATEDIF([.L88];TODAY();&quot;d&quot;)" table:style-name="ce1">
            <text:p>12839</text:p>
          </table:table-cell>
          <table:table-cell office:value-type="percentage" office:value="0.4" table:formula="of:=IF(AND([.P88]&gt;8000;[.P88]&lt;9500);30%;IF([.P8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Rich</text:p>
          </table:table-cell>
          <table:table-cell office:value-type="float" office:value="472.15000000000003" table:style-name="ce22">
            <text:p>472,15</text:p>
          </table:table-cell>
          <table:table-cell table:style-name="ce1"/>
          <table:table-cell office:value-type="float" office:value="37" table:style-name="ce23">
            <text:p>37</text:p>
          </table:table-cell>
          <table:table-cell office:value-type="float" office:value="191.75" table:style-name="ce24">
            <text:p>191,75</text:p>
          </table:table-cell>
          <table:table-cell table:style-name="ce1"/>
          <table:table-cell office:value-type="float" office:value="67" table:style-name="ce3">
            <text:p>67</text:p>
          </table:table-cell>
          <table:table-cell office:value-type="string" table:style-name="ce3">
            <text:p>Paula</text:p>
          </table:table-cell>
          <table:table-cell office:value-type="string" table:style-name="ce3">
            <text:p>Robinso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7-12-07T00:00:00" table:style-name="ce8">
            <text:p>7.12.1987</text:p>
          </table:table-cell>
          <table:table-cell office:value-type="float" office:value="29.5" table:style-name="ce9">
            <text:p>29,5</text:p>
          </table:table-cell>
          <table:table-cell office:value-type="float" office:value="6.5" table:style-name="ce10">
            <text:p>6,50 zł</text:p>
          </table:table-cell>
          <table:table-cell office:value-type="float" office:value="191.75" table:formula="of:=[.M89]*[.N89]" table:style-name="ce10">
            <text:p>191,75 zł</text:p>
          </table:table-cell>
          <table:table-cell office:value-type="float" office:value="11489" table:formula="of:=DATEDIF([.L89];TODAY();&quot;d&quot;)" table:style-name="ce1">
            <text:p>11489</text:p>
          </table:table-cell>
          <table:table-cell office:value-type="percentage" office:value="0.4" table:formula="of:=IF(AND([.P89]&gt;8000;[.P89]&lt;9500);30%;IF([.P8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6</text:p>
          </table:table-cell>
          <table:table-cell office:value-type="float" office:value="472.15000000000003" table:style-name="ce22">
            <text:p>472,15</text:p>
          </table:table-cell>
          <table:table-cell table:style-name="ce1"/>
          <table:table-cell office:value-type="float" office:value="38" table:style-name="ce23">
            <text:p>38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68" table:style-name="ce3">
            <text:p>68</text:p>
          </table:table-cell>
          <table:table-cell office:value-type="string" table:style-name="ce3">
            <text:p>William</text:p>
          </table:table-cell>
          <table:table-cell office:value-type="string" table:style-name="ce3">
            <text:p>Abel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9-10-14T00:00:00" table:style-name="ce8">
            <text:p>14.10.1989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M90]*[.N90]" table:style-name="ce10">
            <text:p>620,00 zł</text:p>
          </table:table-cell>
          <table:table-cell office:value-type="float" office:value="10812" table:formula="of:=DATEDIF([.L90];TODAY();&quot;d&quot;)" table:style-name="ce1">
            <text:p>10812</text:p>
          </table:table-cell>
          <table:table-cell office:value-type="percentage" office:value="0.4" table:formula="of:=IF(AND([.P90]&gt;8000;[.P90]&lt;9500);30%;IF([.P9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ance</text:p>
          </table:table-cell>
          <table:table-cell office:value-type="float" office:value="176" table:style-name="ce22">
            <text:p>176</text:p>
          </table:table-cell>
          <table:table-cell table:style-name="ce1"/>
          <table:table-cell office:value-type="float" office:value="39" table:style-name="ce23">
            <text:p>39</text:p>
          </table:table-cell>
          <table:table-cell office:value-type="float" office:value="880" table:style-name="ce24">
            <text:p>880</text:p>
          </table:table-cell>
          <table:table-cell table:style-name="ce1"/>
          <table:table-cell office:value-type="float" office:value="69" table:style-name="ce3">
            <text:p>69</text:p>
          </table:table-cell>
          <table:table-cell office:value-type="string" table:style-name="ce3">
            <text:p>Shirley</text:p>
          </table:table-cell>
          <table:table-cell office:value-type="string" table:style-name="ce3">
            <text:p>Dandrow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Rajdy Dziecinne</text:p>
          </table:table-cell>
          <table:table-cell office:value-type="date" office:date-value="1991-03-14T00:00:00" table:style-name="ce8">
            <text:p>14.03.1991</text:p>
          </table:table-cell>
          <table:table-cell office:value-type="float" office:value="35" table:style-name="ce9">
            <text:p>35,0</text:p>
          </table:table-cell>
          <table:table-cell office:value-type="float" office:value="12.1" table:style-name="ce10">
            <text:p>12,10 zł</text:p>
          </table:table-cell>
          <table:table-cell office:value-type="float" office:value="423.5" table:formula="of:=[.M91]*[.N91]" table:style-name="ce10">
            <text:p>423,50 zł</text:p>
          </table:table-cell>
          <table:table-cell office:value-type="float" office:value="10296" table:formula="of:=DATEDIF([.L91];TODAY();&quot;d&quot;)" table:style-name="ce1">
            <text:p>10296</text:p>
          </table:table-cell>
          <table:table-cell office:value-type="percentage" office:value="0.4" table:formula="of:=IF(AND([.P91]&gt;8000;[.P91]&lt;9500);30%;IF([.P9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Davies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40" table:style-name="ce23">
            <text:p>40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70" table:style-name="ce3">
            <text:p>70</text:p>
          </table:table-cell>
          <table:table-cell office:value-type="string" table:style-name="ce3">
            <text:p>Kim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9-11-27T00:00:00" table:style-name="ce8">
            <text:p>27.11.1989</text:p>
          </table:table-cell>
          <table:table-cell office:value-type="float" office:value="42" table:style-name="ce9">
            <text:p>42,0</text:p>
          </table:table-cell>
          <table:table-cell office:value-type="float" office:value="24" table:style-name="ce10">
            <text:p>24,00 zł</text:p>
          </table:table-cell>
          <table:table-cell office:value-type="float" office:value="1008" table:formula="of:=[.M92]*[.N92]" table:style-name="ce10">
            <text:p>1 008,00 zł</text:p>
          </table:table-cell>
          <table:table-cell office:value-type="float" office:value="10768" table:formula="of:=DATEDIF([.L92];TODAY();&quot;d&quot;)" table:style-name="ce1">
            <text:p>10768</text:p>
          </table:table-cell>
          <table:table-cell office:value-type="percentage" office:value="0.4" table:formula="of:=IF(AND([.P92]&gt;8000;[.P92]&lt;9500);30%;IF([.P9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8</text:p>
          </table:table-cell>
          <table:table-cell office:value-type="float" office:value="176" table:style-name="ce22">
            <text:p>176</text:p>
          </table:table-cell>
          <table:table-cell table:style-name="ce1"/>
          <table:table-cell office:value-type="float" office:value="41" table:style-name="ce23">
            <text:p>41</text:p>
          </table:table-cell>
          <table:table-cell office:value-type="float" office:value="328.8" table:style-name="ce24">
            <text:p>328,8</text:p>
          </table:table-cell>
          <table:table-cell table:style-name="ce1"/>
          <table:table-cell office:value-type="float" office:value="71" table:style-name="ce3">
            <text:p>71</text:p>
          </table:table-cell>
          <table:table-cell office:value-type="string" table:style-name="ce3">
            <text:p>Maria</text:p>
          </table:table-cell>
          <table:table-cell office:value-type="string" table:style-name="ce3">
            <text:p>Switze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91-06-03T00:00:00" table:style-name="ce8">
            <text:p>3.06.1991</text:p>
          </table:table-cell>
          <table:table-cell office:value-type="float" office:value="29.5" table:style-name="ce9">
            <text:p>29,5</text:p>
          </table:table-cell>
          <table:table-cell office:value-type="float" office:value="13.3" table:style-name="ce10">
            <text:p>13,30 zł</text:p>
          </table:table-cell>
          <table:table-cell office:value-type="float" office:value="392.35" table:formula="of:=[.M93]*[.N93]" table:style-name="ce10">
            <text:p>392,35 zł</text:p>
          </table:table-cell>
          <table:table-cell office:value-type="float" office:value="10215" table:formula="of:=DATEDIF([.L93];TODAY();&quot;d&quot;)" table:style-name="ce1">
            <text:p>10215</text:p>
          </table:table-cell>
          <table:table-cell office:value-type="percentage" office:value="0.4" table:formula="of:=IF(AND([.P93]&gt;8000;[.P93]&lt;9500);30%;IF([.P9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ynne</text:p>
          </table:table-cell>
          <table:table-cell office:value-type="float" office:value="423.5" table:style-name="ce22">
            <text:p>423,5</text:p>
          </table:table-cell>
          <table:table-cell table:style-name="ce1"/>
          <table:table-cell office:value-type="float" office:value="42" table:style-name="ce23">
            <text:p>42</text:p>
          </table:table-cell>
          <table:table-cell office:value-type="float" office:value="780" table:style-name="ce24">
            <text:p>780</text:p>
          </table:table-cell>
          <table:table-cell table:style-name="ce1"/>
          <table:table-cell office:value-type="float" office:value="72" table:style-name="ce3">
            <text:p>72</text:p>
          </table:table-cell>
          <table:table-cell office:value-type="string" table:style-name="ce3">
            <text:p>John</text:p>
          </table:table-cell>
          <table:table-cell office:value-type="string" table:style-name="ce3">
            <text:p>Jacobs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86-10-04T00:00:00" table:style-name="ce8">
            <text:p>4.10.1986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M94]*[.N94]" table:style-name="ce10">
            <text:p>260,00 zł</text:p>
          </table:table-cell>
          <table:table-cell office:value-type="float" office:value="11918" table:formula="of:=DATEDIF([.L94];TODAY();&quot;d&quot;)" table:style-name="ce1">
            <text:p>11918</text:p>
          </table:table-cell>
          <table:table-cell office:value-type="percentage" office:value="0.4" table:formula="of:=IF(AND([.P94]&gt;8000;[.P94]&lt;9500);30%;IF([.P9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Simmons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43" table:style-name="ce23">
            <text:p>43</text:p>
          </table:table-cell>
          <table:table-cell office:value-type="float" office:value="840" table:style-name="ce24">
            <text:p>840</text:p>
          </table:table-cell>
          <table:table-cell table:style-name="ce1"/>
          <table:table-cell office:value-type="float" office:value="73" table:style-name="ce3">
            <text:p>73</text:p>
          </table:table-cell>
          <table:table-cell office:value-type="string" table:style-name="ce3">
            <text:p>Bradley</text:p>
          </table:table-cell>
          <table:table-cell office:value-type="string" table:style-name="ce3">
            <text:p>Howard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Wodne</text:p>
          </table:table-cell>
          <table:table-cell office:value-type="date" office:date-value="1984-02-14T00:00:00" table:style-name="ce8">
            <text:p>14.02.1984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M95]*[.N95]" table:style-name="ce10">
            <text:p>288,80 zł</text:p>
          </table:table-cell>
          <table:table-cell office:value-type="float" office:value="12881" table:formula="of:=DATEDIF([.L95];TODAY();&quot;d&quot;)" table:style-name="ce1">
            <text:p>12881</text:p>
          </table:table-cell>
          <table:table-cell office:value-type="percentage" office:value="0.4" table:formula="of:=IF(AND([.P95]&gt;8000;[.P95]&lt;9500);30%;IF([.P9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8</text:p>
          </table:table-cell>
          <table:table-cell office:value-type="float" office:value="423.5" table:style-name="ce22">
            <text:p>423,5</text:p>
          </table:table-cell>
          <table:table-cell table:style-name="ce1"/>
          <table:table-cell office:value-type="float" office:value="44" table:style-name="ce23">
            <text:p>44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74" table:style-name="ce3">
            <text:p>74</text:p>
          </table:table-cell>
          <table:table-cell office:value-type="string" table:style-name="ce3">
            <text:p>Frieda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82-02-17T00:00:00" table:style-name="ce8">
            <text:p>17.02.1982</text:p>
          </table:table-cell>
          <table:table-cell office:value-type="float" office:value="40" table:style-name="ce9">
            <text:p>40,0</text:p>
          </table:table-cell>
          <table:table-cell office:value-type="float" office:value="12.1" table:style-name="ce10">
            <text:p>12,10 zł</text:p>
          </table:table-cell>
          <table:table-cell office:value-type="float" office:value="484" table:formula="of:=[.M96]*[.N96]" table:style-name="ce10">
            <text:p>484,00 zł</text:p>
          </table:table-cell>
          <table:table-cell office:value-type="float" office:value="13608" table:formula="of:=DATEDIF([.L96];TODAY();&quot;d&quot;)" table:style-name="ce1">
            <text:p>13608</text:p>
          </table:table-cell>
          <table:table-cell office:value-type="percentage" office:value="0.4" table:formula="of:=IF(AND([.P96]&gt;8000;[.P96]&lt;9500);30%;IF([.P9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Maria</text:p>
          </table:table-cell>
          <table:table-cell office:value-type="float" office:value="392.35" table:style-name="ce22">
            <text:p>392,35</text:p>
          </table:table-cell>
          <table:table-cell table:style-name="ce1"/>
          <table:table-cell office:value-type="float" office:value="45" table:style-name="ce23">
            <text:p>45</text:p>
          </table:table-cell>
          <table:table-cell office:value-type="float" office:value="880" table:style-name="ce24">
            <text:p>880</text:p>
          </table:table-cell>
          <table:table-cell table:style-name="ce1"/>
          <table:table-cell office:value-type="float" office:value="75" table:style-name="ce3">
            <text:p>75</text:p>
          </table:table-cell>
          <table:table-cell office:value-type="string" table:style-name="ce3">
            <text:p>Holly</text:p>
          </table:table-cell>
          <table:table-cell office:value-type="string" table:style-name="ce3">
            <text:p>Taylor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4-08-17T00:00:00" table:style-name="ce8">
            <text:p>17.08.1984</text:p>
          </table:table-cell>
          <table:table-cell office:value-type="float" office:value="29.5" table:style-name="ce9">
            <text:p>29,5</text:p>
          </table:table-cell>
          <table:table-cell office:value-type="float" office:value="16.75" table:style-name="ce10">
            <text:p>16,75 zł</text:p>
          </table:table-cell>
          <table:table-cell office:value-type="float" office:value="494.125" table:formula="of:=[.M97]*[.N97]" table:style-name="ce10">
            <text:p>494,13 zł</text:p>
          </table:table-cell>
          <table:table-cell office:value-type="float" office:value="12696" table:formula="of:=DATEDIF([.L97];TODAY();&quot;d&quot;)" table:style-name="ce1">
            <text:p>12696</text:p>
          </table:table-cell>
          <table:table-cell office:value-type="percentage" office:value="0.4" table:formula="of:=IF(AND([.P97]&gt;8000;[.P97]&lt;9500);30%;IF([.P9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Switzer</text:p>
          </table:table-cell>
          <table:table-cell office:value-type="float" office:value="392.35" table:style-name="ce24">
            <text:p>392,35</text:p>
          </table:table-cell>
          <table:table-cell table:style-name="ce1"/>
          <table:table-cell office:value-type="float" office:value="46" table:style-name="ce23">
            <text:p>46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76" table:style-name="ce3">
            <text:p>76</text:p>
          </table:table-cell>
          <table:table-cell office:value-type="string" table:style-name="ce3">
            <text:p>Tim</text:p>
          </table:table-cell>
          <table:table-cell office:value-type="string" table:style-name="ce3">
            <text:p>Barthoff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9-10-27T00:00:00" table:style-name="ce8">
            <text:p>27.10.1989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M98]*[.N98]" table:style-name="ce10">
            <text:p>260,00 zł</text:p>
          </table:table-cell>
          <table:table-cell office:value-type="float" office:value="10799" table:formula="of:=DATEDIF([.L98];TODAY();&quot;d&quot;)" table:style-name="ce1">
            <text:p>10799</text:p>
          </table:table-cell>
          <table:table-cell office:value-type="percentage" office:value="0.4" table:formula="of:=IF(AND([.P98]&gt;8000;[.P98]&lt;9500);30%;IF([.P9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91</text:p>
          </table:table-cell>
          <table:table-cell office:value-type="float" office:value="392.35" table:style-name="ce22">
            <text:p>392,35</text:p>
          </table:table-cell>
          <table:table-cell table:style-name="ce1"/>
          <table:table-cell office:value-type="float" office:value="47" table:style-name="ce23">
            <text:p>47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77" table:style-name="ce3">
            <text:p>77</text:p>
          </table:table-cell>
          <table:table-cell office:value-type="string" table:style-name="ce3">
            <text:p>Esther</text:p>
          </table:table-cell>
          <table:table-cell office:value-type="string" table:style-name="ce3">
            <text:p>William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6-12-13T00:00:00" table:style-name="ce8">
            <text:p>13.12.1986</text:p>
          </table:table-cell>
          <table:table-cell office:value-type="float" office:value="40" table:style-name="ce9">
            <text:p>40,0</text:p>
          </table:table-cell>
          <table:table-cell office:value-type="float" office:value="19.5" table:style-name="ce10">
            <text:p>19,50 zł</text:p>
          </table:table-cell>
          <table:table-cell office:value-type="float" office:value="780" table:formula="of:=[.M99]*[.N99]" table:style-name="ce10">
            <text:p>780,00 zł</text:p>
          </table:table-cell>
          <table:table-cell office:value-type="float" office:value="11848" table:formula="of:=DATEDIF([.L99];TODAY();&quot;d&quot;)" table:style-name="ce1">
            <text:p>11848</text:p>
          </table:table-cell>
          <table:table-cell office:value-type="percentage" office:value="0.4" table:formula="of:=IF(AND([.P99]&gt;8000;[.P99]&lt;9500);30%;IF([.P9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Mary</text:p>
          </table:table-cell>
          <table:table-cell office:value-type="float" office:value="191.75" table:style-name="ce22">
            <text:p>191,75</text:p>
          </table:table-cell>
          <table:table-cell table:style-name="ce1"/>
          <table:table-cell office:value-type="float" office:value="48" table:style-name="ce23">
            <text:p>48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78" table:style-name="ce3">
            <text:p>78</text:p>
          </table:table-cell>
          <table:table-cell office:value-type="string" table:style-name="ce3">
            <text:p>Theresa</text:p>
          </table:table-cell>
          <table:table-cell office:value-type="string" table:style-name="ce3">
            <text:p>Miller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91-03-04T00:00:00" table:style-name="ce8">
            <text:p>4.03.1991</text:p>
          </table:table-cell>
          <table:table-cell office:value-type="float" office:value="40" table:style-name="ce9">
            <text:p>40,0</text:p>
          </table:table-cell>
          <table:table-cell office:value-type="float" office:value="22" table:style-name="ce10">
            <text:p>22,00 zł</text:p>
          </table:table-cell>
          <table:table-cell office:value-type="float" office:value="880" table:formula="of:=[.M100]*[.N100]" table:style-name="ce10">
            <text:p>880,00 zł</text:p>
          </table:table-cell>
          <table:table-cell office:value-type="float" office:value="10306" table:formula="of:=DATEDIF([.L100];TODAY();&quot;d&quot;)" table:style-name="ce1">
            <text:p>10306</text:p>
          </table:table-cell>
          <table:table-cell office:value-type="percentage" office:value="0.4" table:formula="of:=IF(AND([.P100]&gt;8000;[.P100]&lt;9500);30%;IF([.P10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Altman</text:p>
          </table:table-cell>
          <table:table-cell office:value-type="float" office:value="191.75" table:style-name="ce24">
            <text:p>191,75</text:p>
          </table:table-cell>
          <table:table-cell table:style-name="ce1"/>
          <table:table-cell office:value-type="float" office:value="49" table:style-name="ce23">
            <text:p>49</text:p>
          </table:table-cell>
          <table:table-cell office:value-type="float" office:value="443.75" table:style-name="ce24">
            <text:p>443,75</text:p>
          </table:table-cell>
          <table:table-cell table:style-name="ce1"/>
          <table:table-cell office:value-type="float" office:value="79" table:style-name="ce3">
            <text:p>79</text:p>
          </table:table-cell>
          <table:table-cell office:value-type="string" table:style-name="ce3">
            <text:p>Marianne</text:p>
          </table:table-cell>
          <table:table-cell office:value-type="string" table:style-name="ce3">
            <text:p>Calvi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5-07-23T00:00:00" table:style-name="ce8">
            <text:p>23.07.1985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M101]*[.N101]" table:style-name="ce10">
            <text:p>600,00 zł</text:p>
          </table:table-cell>
          <table:table-cell office:value-type="float" office:value="12356" table:formula="of:=DATEDIF([.L101];TODAY();&quot;d&quot;)" table:style-name="ce1">
            <text:p>12356</text:p>
          </table:table-cell>
          <table:table-cell office:value-type="percentage" office:value="0.4" table:formula="of:=IF(AND([.P101]&gt;8000;[.P101]&lt;9500);30%;IF([.P10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7</text:p>
          </table:table-cell>
          <table:table-cell office:value-type="float" office:value="191.75" table:style-name="ce22">
            <text:p>191,75</text:p>
          </table:table-cell>
          <table:table-cell table:style-name="ce1"/>
          <table:table-cell office:value-type="float" office:value="50" table:style-name="ce23">
            <text:p>50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80" table:style-name="ce3">
            <text:p>80</text:p>
          </table:table-cell>
          <table:table-cell office:value-type="string" table:style-name="ce3">
            <text:p>Sue</text:p>
          </table:table-cell>
          <table:table-cell office:value-type="string" table:style-name="ce3">
            <text:p>Pett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Wodne</text:p>
          </table:table-cell>
          <table:table-cell office:value-type="date" office:date-value="1984-11-30T00:00:00" table:style-name="ce8">
            <text:p>30.11.1984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M102]*[.N102]" table:style-name="ce10">
            <text:p>260,00 zł</text:p>
          </table:table-cell>
          <table:table-cell office:value-type="float" office:value="12591" table:formula="of:=DATEDIF([.L102];TODAY();&quot;d&quot;)" table:style-name="ce1">
            <text:p>12591</text:p>
          </table:table-cell>
          <table:table-cell office:value-type="percentage" office:value="0.4" table:formula="of:=IF(AND([.P102]&gt;8000;[.P102]&lt;9500);30%;IF([.P10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Molly</text:p>
          </table:table-cell>
          <table:table-cell office:value-type="float" office:value="880" table:style-name="ce22">
            <text:p>880</text:p>
          </table:table-cell>
          <table:table-cell table:style-name="ce1"/>
          <table:table-cell office:value-type="float" office:value="51" table:style-name="ce23">
            <text:p>51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81" table:style-name="ce3">
            <text:p>81</text:p>
          </table:table-cell>
          <table:table-cell office:value-type="string" table:style-name="ce3">
            <text:p>Grace</text:p>
          </table:table-cell>
          <table:table-cell office:value-type="string" table:style-name="ce3">
            <text:p>Sloa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Pokazy</text:p>
          </table:table-cell>
          <table:table-cell office:value-type="date" office:date-value="1984-11-02T00:00:00" table:style-name="ce8">
            <text:p>2.11.1984</text:p>
          </table:table-cell>
          <table:table-cell office:value-type="float" office:value="40" table:style-name="ce9">
            <text:p>40,0</text:p>
          </table:table-cell>
          <table:table-cell office:value-type="float" office:value="15.5" table:style-name="ce10">
            <text:p>15,50 zł</text:p>
          </table:table-cell>
          <table:table-cell office:value-type="float" office:value="620" table:formula="of:=[.M103]*[.N103]" table:style-name="ce10">
            <text:p>620,00 zł</text:p>
          </table:table-cell>
          <table:table-cell office:value-type="float" office:value="12619" table:formula="of:=DATEDIF([.L103];TODAY();&quot;d&quot;)" table:style-name="ce1">
            <text:p>12619</text:p>
          </table:table-cell>
          <table:table-cell office:value-type="percentage" office:value="0.4" table:formula="of:=IF(AND([.P103]&gt;8000;[.P103]&lt;9500);30%;IF([.P10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Steadman</text:p>
          </table:table-cell>
          <table:table-cell office:value-type="float" office:value="880" table:style-name="ce24">
            <text:p>880</text:p>
          </table:table-cell>
          <table:table-cell table:style-name="ce1"/>
          <table:table-cell office:value-type="float" office:value="52" table:style-name="ce23">
            <text:p>52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82" table:style-name="ce3">
            <text:p>82</text:p>
          </table:table-cell>
          <table:table-cell office:value-type="string" table:style-name="ce3">
            <text:p>Richard</text:p>
          </table:table-cell>
          <table:table-cell office:value-type="string" table:style-name="ce3">
            <text:p>Gibbs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89-01-23T00:00:00" table:style-name="ce8">
            <text:p>23.01.1989</text:p>
          </table:table-cell>
          <table:table-cell office:value-type="float" office:value="29.5" table:style-name="ce9">
            <text:p>29,5</text:p>
          </table:table-cell>
          <table:table-cell office:value-type="float" office:value="15" table:style-name="ce10">
            <text:p>15,00 zł</text:p>
          </table:table-cell>
          <table:table-cell office:value-type="float" office:value="442.5" table:formula="of:=[.M104]*[.N104]" table:style-name="ce10">
            <text:p>442,50 zł</text:p>
          </table:table-cell>
          <table:table-cell office:value-type="float" office:value="11076" table:formula="of:=DATEDIF([.L104];TODAY();&quot;d&quot;)" table:style-name="ce1">
            <text:p>11076</text:p>
          </table:table-cell>
          <table:table-cell office:value-type="percentage" office:value="0.4" table:formula="of:=IF(AND([.P104]&gt;8000;[.P104]&lt;9500);30%;IF([.P10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9</text:p>
          </table:table-cell>
          <table:table-cell office:value-type="float" office:value="880" table:style-name="ce22">
            <text:p>880</text:p>
          </table:table-cell>
          <table:table-cell table:style-name="ce1"/>
          <table:table-cell office:value-type="float" office:value="53" table:style-name="ce23">
            <text:p>53</text:p>
          </table:table-cell>
          <table:table-cell office:value-type="float" office:value="840" table:style-name="ce24">
            <text:p>840</text:p>
          </table:table-cell>
          <table:table-cell table:style-name="ce1"/>
          <table:table-cell office:value-type="float" office:value="83" table:style-name="ce3">
            <text:p>83</text:p>
          </table:table-cell>
          <table:table-cell office:value-type="string" table:style-name="ce3">
            <text:p>Lorrie</text:p>
          </table:table-cell>
          <table:table-cell office:value-type="string" table:style-name="ce3">
            <text:p>Sullivan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1-03-03T00:00:00" table:style-name="ce8">
            <text:p>3.03.1981</text:p>
          </table:table-cell>
          <table:table-cell office:value-type="float" office:value="15.5" table:style-name="ce9">
            <text:p>15,5</text:p>
          </table:table-cell>
          <table:table-cell office:value-type="float" office:value="12.6" table:style-name="ce10">
            <text:p>12,60 zł</text:p>
          </table:table-cell>
          <table:table-cell office:value-type="float" office:value="195.29999999999998" table:formula="of:=[.M105]*[.N105]" table:style-name="ce10">
            <text:p>195,30 zł</text:p>
          </table:table-cell>
          <table:table-cell office:value-type="float" office:value="13959" table:formula="of:=DATEDIF([.L105];TODAY();&quot;d&quot;)" table:style-name="ce1">
            <text:p>13959</text:p>
          </table:table-cell>
          <table:table-cell office:value-type="percentage" office:value="0.4" table:formula="of:=IF(AND([.P105]&gt;8000;[.P105]&lt;9500);30%;IF([.P10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Paul</text:p>
          </table:table-cell>
          <table:table-cell office:value-type="float" office:value="260" table:style-name="ce22">
            <text:p>260</text:p>
          </table:table-cell>
          <table:table-cell table:style-name="ce1"/>
          <table:table-cell office:value-type="float" office:value="54" table:style-name="ce23">
            <text:p>54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84" table:style-name="ce3">
            <text:p>84</text:p>
          </table:table-cell>
          <table:table-cell office:value-type="string" table:style-name="ce3">
            <text:p>Ted</text:p>
          </table:table-cell>
          <table:table-cell office:value-type="string" table:style-name="ce3">
            <text:p>Haye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6-12-07T00:00:00" table:style-name="ce8">
            <text:p>7.12.1986</text:p>
          </table:table-cell>
          <table:table-cell office:value-type="float" office:value="32" table:style-name="ce9">
            <text:p>32,0</text:p>
          </table:table-cell>
          <table:table-cell office:value-type="float" office:value="8.75" table:style-name="ce10">
            <text:p>8,75 zł</text:p>
          </table:table-cell>
          <table:table-cell office:value-type="float" office:value="280" table:formula="of:=[.M106]*[.N106]" table:style-name="ce10">
            <text:p>280,00 zł</text:p>
          </table:table-cell>
          <table:table-cell office:value-type="float" office:value="11854" table:formula="of:=DATEDIF([.L106];TODAY();&quot;d&quot;)" table:style-name="ce1">
            <text:p>11854</text:p>
          </table:table-cell>
          <table:table-cell office:value-type="percentage" office:value="0.4" table:formula="of:=IF(AND([.P106]&gt;8000;[.P106]&lt;9500);30%;IF([.P10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Martin</text:p>
          </table:table-cell>
          <table:table-cell office:value-type="float" office:value="260" table:style-name="ce24">
            <text:p>260</text:p>
          </table:table-cell>
          <table:table-cell table:style-name="ce1"/>
          <table:table-cell office:value-type="float" office:value="55" table:style-name="ce23">
            <text:p>55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85" table:style-name="ce3">
            <text:p>85</text:p>
          </table:table-cell>
          <table:table-cell office:value-type="string" table:style-name="ce3">
            <text:p>Helen</text:p>
          </table:table-cell>
          <table:table-cell office:value-type="string" table:style-name="ce3">
            <text:p>Stewart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orosłych</text:p>
          </table:table-cell>
          <table:table-cell office:value-type="date" office:date-value="1990-05-03T00:00:00" table:style-name="ce8">
            <text:p>3.05.1990</text:p>
          </table:table-cell>
          <table:table-cell office:value-type="float" office:value="42" table:style-name="ce9">
            <text:p>42,0</text:p>
          </table:table-cell>
          <table:table-cell office:value-type="float" office:value="15.5" table:style-name="ce10">
            <text:p>15,50 zł</text:p>
          </table:table-cell>
          <table:table-cell office:value-type="float" office:value="651" table:formula="of:=[.M107]*[.N107]" table:style-name="ce10">
            <text:p>651,00 zł</text:p>
          </table:table-cell>
          <table:table-cell office:value-type="float" office:value="10611" table:formula="of:=DATEDIF([.L107];TODAY();&quot;d&quot;)" table:style-name="ce1">
            <text:p>10611</text:p>
          </table:table-cell>
          <table:table-cell office:value-type="percentage" office:value="0.4" table:formula="of:=IF(AND([.P107]&gt;8000;[.P107]&lt;9500);30%;IF([.P107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79</text:p>
          </table:table-cell>
          <table:table-cell office:value-type="float" office:value="260" table:style-name="ce22">
            <text:p>260</text:p>
          </table:table-cell>
          <table:table-cell table:style-name="ce1"/>
          <table:table-cell office:value-type="float" office:value="56" table:style-name="ce23">
            <text:p>56</text:p>
          </table:table-cell>
          <table:table-cell office:value-type="float" office:value="860" table:style-name="ce24">
            <text:p>860</text:p>
          </table:table-cell>
          <table:table-cell table:style-name="ce1"/>
          <table:table-cell office:value-type="float" office:value="86" table:style-name="ce3">
            <text:p>86</text:p>
          </table:table-cell>
          <table:table-cell office:value-type="string" table:style-name="ce3">
            <text:p>Katie</text:p>
          </table:table-cell>
          <table:table-cell office:value-type="string" table:style-name="ce3">
            <text:p>Smith</text:p>
          </table:table-cell>
          <table:table-cell office:value-type="string" table:style-name="ce3">
            <text:p>Kanada</text:p>
          </table:table-cell>
          <table:table-cell office:value-type="string" table:style-name="ce3">
            <text:p>Pokazy</text:p>
          </table:table-cell>
          <table:table-cell office:value-type="date" office:date-value="1986-10-05T00:00:00" table:style-name="ce8">
            <text:p>5.10.1986</text:p>
          </table:table-cell>
          <table:table-cell office:value-type="float" office:value="40" table:style-name="ce9">
            <text:p>40,0</text:p>
          </table:table-cell>
          <table:table-cell office:value-type="float" office:value="15" table:style-name="ce10">
            <text:p>15,00 zł</text:p>
          </table:table-cell>
          <table:table-cell office:value-type="float" office:value="600" table:formula="of:=[.M108]*[.N108]" table:style-name="ce10">
            <text:p>600,00 zł</text:p>
          </table:table-cell>
          <table:table-cell office:value-type="float" office:value="11917" table:formula="of:=DATEDIF([.L108];TODAY();&quot;d&quot;)" table:style-name="ce1">
            <text:p>11917</text:p>
          </table:table-cell>
          <table:table-cell office:value-type="percentage" office:value="0.4" table:formula="of:=IF(AND([.P108]&gt;8000;[.P108]&lt;9500);30%;IF([.P108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Richard</text:p>
          </table:table-cell>
          <table:table-cell office:value-type="float" office:value="442.5" table:style-name="ce22">
            <text:p>442,5</text:p>
          </table:table-cell>
          <table:table-cell table:style-name="ce1"/>
          <table:table-cell office:value-type="float" office:value="57" table:style-name="ce23">
            <text:p>57</text:p>
          </table:table-cell>
          <table:table-cell office:value-type="float" office:value="589" table:style-name="ce24">
            <text:p>589</text:p>
          </table:table-cell>
          <table:table-cell table:style-name="ce1"/>
          <table:table-cell office:value-type="float" office:value="87" table:style-name="ce3">
            <text:p>87</text:p>
          </table:table-cell>
          <table:table-cell office:value-type="string" table:style-name="ce3">
            <text:p>Jane</text:p>
          </table:table-cell>
          <table:table-cell office:value-type="string" table:style-name="ce3">
            <text:p>Winters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9-11-07T00:00:00" table:style-name="ce8">
            <text:p>7.11.1989</text:p>
          </table:table-cell>
          <table:table-cell office:value-type="float" office:value="35" table:style-name="ce9">
            <text:p>35,0</text:p>
          </table:table-cell>
          <table:table-cell office:value-type="float" office:value="12.6" table:style-name="ce10">
            <text:p>12,60 zł</text:p>
          </table:table-cell>
          <table:table-cell office:value-type="float" office:value="441" table:formula="of:=[.M109]*[.N109]" table:style-name="ce10">
            <text:p>441,00 zł</text:p>
          </table:table-cell>
          <table:table-cell office:value-type="float" office:value="10788" table:formula="of:=DATEDIF([.L109];TODAY();&quot;d&quot;)" table:style-name="ce1">
            <text:p>10788</text:p>
          </table:table-cell>
          <table:table-cell office:value-type="percentage" office:value="0.4" table:formula="of:=IF(AND([.P109]&gt;8000;[.P109]&lt;9500);30%;IF([.P109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Gibbs</text:p>
          </table:table-cell>
          <table:table-cell office:value-type="float" office:value="442.5" table:style-name="ce24">
            <text:p>442,5</text:p>
          </table:table-cell>
          <table:table-cell table:style-name="ce1"/>
          <table:table-cell office:value-type="float" office:value="58" table:style-name="ce23">
            <text:p>58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88" table:style-name="ce3">
            <text:p>88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Martin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Rajdy Dziecinne</text:p>
          </table:table-cell>
          <table:table-cell office:value-type="date" office:date-value="1979-04-19T00:00:00" table:style-name="ce8">
            <text:p>19.04.1979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M110]*[.N110]" table:style-name="ce10">
            <text:p>260,00 zł</text:p>
          </table:table-cell>
          <table:table-cell office:value-type="float" office:value="14643" table:formula="of:=DATEDIF([.L110];TODAY();&quot;d&quot;)" table:style-name="ce1">
            <text:p>14643</text:p>
          </table:table-cell>
          <table:table-cell office:value-type="percentage" office:value="0.4" table:formula="of:=IF(AND([.P110]&gt;8000;[.P110]&lt;9500);30%;IF([.P110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9</text:p>
          </table:table-cell>
          <table:table-cell office:value-type="float" office:value="442.5" table:style-name="ce22">
            <text:p>442,5</text:p>
          </table:table-cell>
          <table:table-cell table:style-name="ce1"/>
          <table:table-cell office:value-type="float" office:value="59" table:style-name="ce23">
            <text:p>59</text:p>
          </table:table-cell>
          <table:table-cell office:value-type="float" office:value="703.5" table:style-name="ce24">
            <text:p>703,5</text:p>
          </table:table-cell>
          <table:table-cell table:style-name="ce1"/>
          <table:table-cell office:value-type="float" office:value="89" table:style-name="ce3">
            <text:p>89</text:p>
          </table:table-cell>
          <table:table-cell office:value-type="string" table:style-name="ce3">
            <text:p>Geoff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Wlk Brytania</text:p>
          </table:table-cell>
          <table:table-cell office:value-type="string" table:style-name="ce3">
            <text:p>Rajdy Dorosłych</text:p>
          </table:table-cell>
          <table:table-cell office:value-type="date" office:date-value="1987-07-01T00:00:00" table:style-name="ce8">
            <text:p>1.07.1987</text:p>
          </table:table-cell>
          <table:table-cell office:value-type="float" office:value="40" table:style-name="ce9">
            <text:p>40,0</text:p>
          </table:table-cell>
          <table:table-cell office:value-type="float" office:value="6.5" table:style-name="ce10">
            <text:p>6,50 zł</text:p>
          </table:table-cell>
          <table:table-cell office:value-type="float" office:value="260" table:formula="of:=[.M111]*[.N111]" table:style-name="ce10">
            <text:p>260,00 zł</text:p>
          </table:table-cell>
          <table:table-cell office:value-type="float" office:value="11648" table:formula="of:=DATEDIF([.L111];TODAY();&quot;d&quot;)" table:style-name="ce1">
            <text:p>11648</text:p>
          </table:table-cell>
          <table:table-cell office:value-type="percentage" office:value="0.4" table:formula="of:=IF(AND([.P111]&gt;8000;[.P111]&lt;9500);30%;IF([.P111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Robert</text:p>
          </table:table-cell>
          <table:table-cell office:value-type="float" office:value="504" table:style-name="ce22">
            <text:p>504</text:p>
          </table:table-cell>
          <table:table-cell table:style-name="ce1"/>
          <table:table-cell office:value-type="float" office:value="60" table:style-name="ce23">
            <text:p>60</text:p>
          </table:table-cell>
          <table:table-cell office:value-type="float" office:value="350" table:style-name="ce24">
            <text:p>350</text:p>
          </table:table-cell>
          <table:table-cell table:style-name="ce1"/>
          <table:table-cell office:value-type="float" office:value="90" table:style-name="ce3">
            <text:p>90</text:p>
          </table:table-cell>
          <table:table-cell office:value-type="string" table:style-name="ce3">
            <text:p>Alice</text:p>
          </table:table-cell>
          <table:table-cell office:value-type="string" table:style-name="ce3">
            <text:p>Owen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87-03-02T00:00:00" table:style-name="ce8">
            <text:p>2.03.1987</text:p>
          </table:table-cell>
          <table:table-cell office:value-type="float" office:value="15.5" table:style-name="ce9">
            <text:p>15,5</text:p>
          </table:table-cell>
          <table:table-cell office:value-type="float" office:value="5.5" table:style-name="ce10">
            <text:p>5,50 zł</text:p>
          </table:table-cell>
          <table:table-cell office:value-type="float" office:value="85.25" table:formula="of:=[.M112]*[.N112]" table:style-name="ce10">
            <text:p>85,25 zł</text:p>
          </table:table-cell>
          <table:table-cell office:value-type="float" office:value="11769" table:formula="of:=DATEDIF([.L112];TODAY();&quot;d&quot;)" table:style-name="ce1">
            <text:p>11769</text:p>
          </table:table-cell>
          <table:table-cell office:value-type="percentage" office:value="0.4" table:formula="of:=IF(AND([.P112]&gt;8000;[.P112]&lt;9500);30%;IF([.P112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Cuffaro</text:p>
          </table:table-cell>
          <table:table-cell office:value-type="float" office:value="504" table:style-name="ce24">
            <text:p>504</text:p>
          </table:table-cell>
          <table:table-cell table:style-name="ce1"/>
          <table:table-cell office:value-type="float" office:value="61" table:style-name="ce23">
            <text:p>61</text:p>
          </table:table-cell>
          <table:table-cell office:value-type="float" office:value="213" table:style-name="ce24">
            <text:p>213</text:p>
          </table:table-cell>
          <table:table-cell table:style-name="ce1"/>
          <table:table-cell office:value-type="float" office:value="91" table:style-name="ce3">
            <text:p>91</text:p>
          </table:table-cell>
          <table:table-cell office:value-type="string" table:style-name="ce3">
            <text:p>Greg</text:p>
          </table:table-cell>
          <table:table-cell office:value-type="string" table:style-name="ce3">
            <text:p>Thomas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ziecinne</text:p>
          </table:table-cell>
          <table:table-cell office:value-type="date" office:date-value="1987-12-24T00:00:00" table:style-name="ce8">
            <text:p>24.12.1987</text:p>
          </table:table-cell>
          <table:table-cell office:value-type="float" office:value="40" table:style-name="ce9">
            <text:p>40,0</text:p>
          </table:table-cell>
          <table:table-cell office:value-type="float" office:value="16.75" table:style-name="ce10">
            <text:p>16,75 zł</text:p>
          </table:table-cell>
          <table:table-cell office:value-type="float" office:value="670" table:formula="of:=[.M113]*[.N113]" table:style-name="ce10">
            <text:p>670,00 zł</text:p>
          </table:table-cell>
          <table:table-cell office:value-type="float" office:value="11472" table:formula="of:=DATEDIF([.L113];TODAY();&quot;d&quot;)" table:style-name="ce1">
            <text:p>11472</text:p>
          </table:table-cell>
          <table:table-cell office:value-type="percentage" office:value="0.4" table:formula="of:=IF(AND([.P113]&gt;8000;[.P113]&lt;9500);30%;IF([.P113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83</text:p>
          </table:table-cell>
          <table:table-cell office:value-type="float" office:value="504" table:style-name="ce22">
            <text:p>504</text:p>
          </table:table-cell>
          <table:table-cell table:style-name="ce1"/>
          <table:table-cell office:value-type="float" office:value="62" table:style-name="ce23">
            <text:p>62</text:p>
          </table:table-cell>
          <table:table-cell office:value-type="float" office:value="100.75" table:style-name="ce24">
            <text:p>100,75</text:p>
          </table:table-cell>
          <table:table-cell table:style-name="ce1"/>
          <table:table-cell office:value-type="float" office:value="92" table:style-name="ce3">
            <text:p>92</text:p>
          </table:table-cell>
          <table:table-cell office:value-type="string" table:style-name="ce3">
            <text:p>Sam</text:p>
          </table:table-cell>
          <table:table-cell office:value-type="string" table:style-name="ce3">
            <text:p>Whitney</text:p>
          </table:table-cell>
          <table:table-cell office:value-type="string" table:style-name="ce3">
            <text:p>Niemcy</text:p>
          </table:table-cell>
          <table:table-cell office:value-type="string" table:style-name="ce3">
            <text:p>Pokazy</text:p>
          </table:table-cell>
          <table:table-cell office:value-type="date" office:date-value="1983-11-28T00:00:00" table:style-name="ce8">
            <text:p>28.11.1983</text:p>
          </table:table-cell>
          <table:table-cell office:value-type="float" office:value="40" table:style-name="ce9">
            <text:p>40,0</text:p>
          </table:table-cell>
          <table:table-cell office:value-type="float" office:value="7.22" table:style-name="ce10">
            <text:p>7,22 zł</text:p>
          </table:table-cell>
          <table:table-cell office:value-type="float" office:value="288.8" table:formula="of:=[.M114]*[.N114]" table:style-name="ce10">
            <text:p>288,80 zł</text:p>
          </table:table-cell>
          <table:table-cell office:value-type="float" office:value="12959" table:formula="of:=DATEDIF([.L114];TODAY();&quot;d&quot;)" table:style-name="ce1">
            <text:p>12959</text:p>
          </table:table-cell>
          <table:table-cell office:value-type="percentage" office:value="0.4" table:formula="of:=IF(AND([.P114]&gt;8000;[.P114]&lt;9500);30%;IF([.P114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Seth</text:p>
          </table:table-cell>
          <table:table-cell office:value-type="float" office:value="176" table:style-name="ce22">
            <text:p>176</text:p>
          </table:table-cell>
          <table:table-cell table:style-name="ce1"/>
          <table:table-cell office:value-type="float" office:value="63" table:style-name="ce23">
            <text:p>63</text:p>
          </table:table-cell>
          <table:table-cell office:value-type="float" office:value="620" table:style-name="ce24">
            <text:p>620</text:p>
          </table:table-cell>
          <table:table-cell table:style-name="ce1"/>
          <table:table-cell office:value-type="float" office:value="93" table:style-name="ce3">
            <text:p>93</text:p>
          </table:table-cell>
          <table:table-cell office:value-type="string" table:style-name="ce3">
            <text:p>Erin</text:p>
          </table:table-cell>
          <table:table-cell office:value-type="string" table:style-name="ce3">
            <text:p>Binga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Dorosłych</text:p>
          </table:table-cell>
          <table:table-cell office:value-type="date" office:date-value="1991-04-08T00:00:00" table:style-name="ce8">
            <text:p>8.04.1991</text:p>
          </table:table-cell>
          <table:table-cell office:value-type="float" office:value="40" table:style-name="ce9">
            <text:p>40,0</text:p>
          </table:table-cell>
          <table:table-cell office:value-type="float" office:value="12.1" table:style-name="ce10">
            <text:p>12,10 zł</text:p>
          </table:table-cell>
          <table:table-cell office:value-type="float" office:value="484" table:formula="of:=[.M115]*[.N115]" table:style-name="ce10">
            <text:p>484,00 zł</text:p>
          </table:table-cell>
          <table:table-cell office:value-type="float" office:value="10271" table:formula="of:=DATEDIF([.L115];TODAY();&quot;d&quot;)" table:style-name="ce1">
            <text:p>10271</text:p>
          </table:table-cell>
          <table:table-cell office:value-type="percentage" office:value="0.4" table:formula="of:=IF(AND([.P115]&gt;8000;[.P115]&lt;9500);30%;IF([.P115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29">
            <text:p>Rose</text:p>
          </table:table-cell>
          <table:table-cell office:value-type="float" office:value="176" table:style-name="ce24">
            <text:p>176</text:p>
          </table:table-cell>
          <table:table-cell table:style-name="ce1"/>
          <table:table-cell office:value-type="float" office:value="64" table:style-name="ce23">
            <text:p>64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94" table:style-name="ce3">
            <text:p>94</text:p>
          </table:table-cell>
          <table:table-cell office:value-type="string" table:style-name="ce3">
            <text:p>Amy</text:p>
          </table:table-cell>
          <table:table-cell office:value-type="string" table:style-name="ce3">
            <text:p>Tooley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Rajdy Wodne</text:p>
          </table:table-cell>
          <table:table-cell office:value-type="date" office:date-value="1990-09-01T00:00:00" table:style-name="ce8">
            <text:p>1.09.1990</text:p>
          </table:table-cell>
          <table:table-cell office:value-type="float" office:value="15.5" table:style-name="ce9">
            <text:p>15,5</text:p>
          </table:table-cell>
          <table:table-cell office:value-type="float" office:value="6.5" table:style-name="ce10">
            <text:p>6,50 zł</text:p>
          </table:table-cell>
          <table:table-cell office:value-type="float" office:value="100.75" table:formula="of:=[.M116]*[.N116]" table:style-name="ce10">
            <text:p>100,75 zł</text:p>
          </table:table-cell>
          <table:table-cell office:value-type="float" office:value="10490" table:formula="of:=DATEDIF([.L116];TODAY();&quot;d&quot;)" table:style-name="ce1">
            <text:p>10490</text:p>
          </table:table-cell>
          <table:table-cell office:value-type="percentage" office:value="0.4" table:formula="of:=IF(AND([.P116]&gt;8000;[.P116]&lt;9500);30%;IF([.P116]&gt;9500;40%; ))" table:style-name="ce11">
            <text:p>40,00%</text:p>
          </table:table-cell>
          <table:table-cell table:number-columns-repeated="16367"/>
        </table:table-row>
        <table:table-row table:style-name="ro4">
          <table:table-cell office:value-type="string" table:style-name="ce33">
            <text:p>1990</text:p>
          </table:table-cell>
          <table:table-cell office:value-type="float" office:value="176" table:style-name="ce22">
            <text:p>176</text:p>
          </table:table-cell>
          <table:table-cell table:style-name="ce1"/>
          <table:table-cell office:value-type="float" office:value="65" table:style-name="ce23">
            <text:p>65</text:p>
          </table:table-cell>
          <table:table-cell office:value-type="float" office:value="840" table:style-name="ce24">
            <text:p>8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4">
            <text:p>Shing</text:p>
          </table:table-cell>
          <table:table-cell office:value-type="float" office:value="472.15000000000003" table:style-name="ce22">
            <text:p>472,15</text:p>
          </table:table-cell>
          <table:table-cell table:style-name="ce1"/>
          <table:table-cell office:value-type="float" office:value="66" table:style-name="ce23">
            <text:p>66</text:p>
          </table:table-cell>
          <table:table-cell office:value-type="float" office:value="472.15000000000003" table:style-name="ce24">
            <text:p>472,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Chen</text:p>
          </table:table-cell>
          <table:table-cell office:value-type="float" office:value="472.15000000000003" table:style-name="ce24">
            <text:p>472,15</text:p>
          </table:table-cell>
          <table:table-cell table:style-name="ce1"/>
          <table:table-cell office:value-type="float" office:value="67" table:style-name="ce23">
            <text:p>67</text:p>
          </table:table-cell>
          <table:table-cell office:value-type="float" office:value="191.75" table:style-name="ce24">
            <text:p>191,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3">
            <text:p>1984</text:p>
          </table:table-cell>
          <table:table-cell office:value-type="float" office:value="472.15000000000003" table:style-name="ce22">
            <text:p>472,15</text:p>
          </table:table-cell>
          <table:table-cell table:style-name="ce1"/>
          <table:table-cell office:value-type="float" office:value="68" table:style-name="ce23">
            <text:p>68</text:p>
          </table:table-cell>
          <table:table-cell office:value-type="float" office:value="620" table:style-name="ce24">
            <text:p>6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4">
            <text:p>Shirley</text:p>
          </table:table-cell>
          <table:table-cell office:value-type="float" office:value="423.5" table:style-name="ce22">
            <text:p>423,5</text:p>
          </table:table-cell>
          <table:table-cell table:style-name="ce1"/>
          <table:table-cell office:value-type="float" office:value="69" table:style-name="ce23">
            <text:p>69</text:p>
          </table:table-cell>
          <table:table-cell office:value-type="float" office:value="423.5" table:style-name="ce24">
            <text:p>423,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Dandrow</text:p>
          </table:table-cell>
          <table:table-cell office:value-type="float" office:value="423.5" table:style-name="ce24">
            <text:p>423,5</text:p>
          </table:table-cell>
          <table:table-cell table:style-name="ce1"/>
          <table:table-cell office:value-type="float" office:value="70" table:style-name="ce23">
            <text:p>70</text:p>
          </table:table-cell>
          <table:table-cell office:value-type="float" office:value="1008" table:style-name="ce24">
            <text:p>10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33">
            <text:p>1991</text:p>
          </table:table-cell>
          <table:table-cell office:value-type="float" office:value="423.5" table:style-name="ce22">
            <text:p>423,5</text:p>
          </table:table-cell>
          <table:table-cell table:style-name="ce1"/>
          <table:table-cell office:value-type="float" office:value="71" table:style-name="ce23">
            <text:p>71</text:p>
          </table:table-cell>
          <table:table-cell office:value-type="float" office:value="392.35" table:style-name="ce24">
            <text:p>392,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5">
            <text:p>Suma końcowa</text:p>
          </table:table-cell>
          <table:table-cell office:value-type="float" office:value="12097.525" table:style-name="ce26">
            <text:p>12097,525</text:p>
          </table:table-cell>
          <table:table-cell table:style-name="ce1"/>
          <table:table-cell office:value-type="float" office:value="72" table:style-name="ce23">
            <text:p>72</text:p>
          </table:table-cell>
          <table:table-cell office:value-type="float" office:value="260" table:style-name="ce24">
            <text:p>26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float" office:value="73" table:style-name="ce23">
            <text:p>73</text:p>
          </table:table-cell>
          <table:table-cell office:value-type="float" office:value="288.8" table:style-name="ce24">
            <text:p>288,8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style-name="ce28"/>
          <table:table-cell office:value-type="float" office:value="74" table:style-name="ce36">
            <text:p>74</text:p>
          </table:table-cell>
          <table:table-cell office:value-type="float" office:value="484" table:style-name="ce37">
            <text:p>484</text:p>
          </table:table-cell>
          <table:table-cell table:number-columns-repeated="6" table:style-name="ce28"/>
          <table:table-cell table:number-columns-repeated="16373" table:style-name="ce1"/>
        </table:table-row>
        <table:table-row table:style-name="ro4">
          <table:table-cell table:number-columns-repeated="3" table:style-name="ce1"/>
          <table:table-cell office:value-type="float" office:value="75" table:style-name="ce23">
            <text:p>75</text:p>
          </table:table-cell>
          <table:table-cell office:value-type="float" office:value="494.125" table:style-name="ce24">
            <text:p>494,125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float" office:value="76" table:style-name="ce23">
            <text:p>76</text:p>
          </table:table-cell>
          <table:table-cell office:value-type="float" office:value="260" table:style-name="ce24">
            <text:p>260</text:p>
          </table:table-cell>
          <table:table-cell table:number-columns-repeated="16379" table:style-name="ce1"/>
        </table:table-row>
        <table:table-row table:style-name="ro4">
          <table:table-cell table:number-columns-repeated="3"/>
          <table:table-cell office:value-type="float" office:value="77" table:style-name="ce23">
            <text:p>77</text:p>
          </table:table-cell>
          <table:table-cell office:value-type="float" office:value="780" table:style-name="ce24">
            <text:p>78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78" table:style-name="ce23">
            <text:p>78</text:p>
          </table:table-cell>
          <table:table-cell office:value-type="float" office:value="880" table:style-name="ce24">
            <text:p>88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79" table:style-name="ce23">
            <text:p>79</text:p>
          </table:table-cell>
          <table:table-cell office:value-type="float" office:value="600" table:style-name="ce24">
            <text:p>60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0" table:style-name="ce23">
            <text:p>80</text:p>
          </table:table-cell>
          <table:table-cell office:value-type="float" office:value="260" table:style-name="ce24">
            <text:p>26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1" table:style-name="ce23">
            <text:p>81</text:p>
          </table:table-cell>
          <table:table-cell office:value-type="float" office:value="620" table:style-name="ce24">
            <text:p>62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2" table:style-name="ce23">
            <text:p>82</text:p>
          </table:table-cell>
          <table:table-cell office:value-type="float" office:value="442.5" table:style-name="ce24">
            <text:p>442,5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3" table:style-name="ce23">
            <text:p>83</text:p>
          </table:table-cell>
          <table:table-cell office:value-type="float" office:value="195.29999999999998" table:style-name="ce24">
            <text:p>195,3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4" table:style-name="ce23">
            <text:p>84</text:p>
          </table:table-cell>
          <table:table-cell office:value-type="float" office:value="280" table:style-name="ce24">
            <text:p>28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5" table:style-name="ce23">
            <text:p>85</text:p>
          </table:table-cell>
          <table:table-cell office:value-type="float" office:value="651" table:style-name="ce24">
            <text:p>651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6" table:style-name="ce23">
            <text:p>86</text:p>
          </table:table-cell>
          <table:table-cell office:value-type="float" office:value="600" table:style-name="ce24">
            <text:p>60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7" table:style-name="ce23">
            <text:p>87</text:p>
          </table:table-cell>
          <table:table-cell office:value-type="float" office:value="441" table:style-name="ce24">
            <text:p>441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8" table:style-name="ce23">
            <text:p>88</text:p>
          </table:table-cell>
          <table:table-cell office:value-type="float" office:value="260" table:style-name="ce24">
            <text:p>26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89" table:style-name="ce23">
            <text:p>89</text:p>
          </table:table-cell>
          <table:table-cell office:value-type="float" office:value="260" table:style-name="ce24">
            <text:p>26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90" table:style-name="ce23">
            <text:p>90</text:p>
          </table:table-cell>
          <table:table-cell office:value-type="float" office:value="85.25" table:style-name="ce24">
            <text:p>85,25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91" table:style-name="ce23">
            <text:p>91</text:p>
          </table:table-cell>
          <table:table-cell office:value-type="float" office:value="670" table:style-name="ce24">
            <text:p>670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92" table:style-name="ce23">
            <text:p>92</text:p>
          </table:table-cell>
          <table:table-cell office:value-type="float" office:value="288.8" table:style-name="ce24">
            <text:p>288,8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93" table:style-name="ce23">
            <text:p>93</text:p>
          </table:table-cell>
          <table:table-cell office:value-type="float" office:value="484" table:style-name="ce24">
            <text:p>484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float" office:value="94" table:style-name="ce23">
            <text:p>94</text:p>
          </table:table-cell>
          <table:table-cell office:value-type="float" office:value="100.75" table:style-name="ce24">
            <text:p>100,75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string" table:style-name="ce25">
            <text:p>Suma końcowa</text:p>
          </table:table-cell>
          <table:table-cell office:value-type="float" office:value="48278.975000000006" table:style-name="ce26">
            <text:p>48278,975</text:p>
          </table:table-cell>
          <table:table-cell table:number-columns-repeated="16379"/>
        </table:table-row>
        <table:table-row table:number-rows-repeated="1048429" table:style-name="ro4">
          <table:table-cell table:number-columns-repeated="16384"/>
        </table:table-row>
      </table:table>
      <table:database-ranges>
        <table:database-range table:target-range-address="Lista.A1:Lista.K95" table:name="__Anonymous_Sheet_DB__1"/>
        <table:database-range table:target-range-address="Wyniki.G22:Wyniki.Q116" table:name="__Anonymous_Sheet_DB__15"/>
      </table:database-ranges>
      <table:data-pilot-tables>
        <table:data-pilot-table table:name="Tabela przestawna4" table:target-range-address="Wyniki.D52:Wyniki.E147" table:show-filter-button="false" table:buttons="Wyniki.D52">
          <table:source-cell-range table:cell-range-address="Lista.A1:Lista.K95"/>
          <table:data-pilot-field table:source-field-name="LP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ŁACA BRUTTO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I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ZWISK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DZIAŁ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PART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Pokazy" table:display="false" table:show-details="true"/>
                <table:data-pilot-member table:name="Rajdy Dorosłych" table:display="false" table:show-details="true"/>
                <table:data-pilot-member table:name="Rajdy Dziecinn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 ZATR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GOD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WKA GODZ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KRES ZATRUDNIE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M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wartał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quarters"/>
          </table:data-pilot-field>
          <table:data-pilot-field table:source-field-name="L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years"/>
          </table:data-pilot-field>
        </table:data-pilot-table>
        <table:data-pilot-table table:name="Tabela przestawna3" table:target-range-address="Wyniki.A52:Wyniki.B124" table:show-filter-button="false" table:buttons="Wyniki.A52">
          <table:source-cell-range table:cell-range-address="Lista.A1:Lista.K95"/>
          <table:data-pilot-field table:source-field-name="DEPART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Pokazy" table:display="false" table:show-details="true"/>
                <table:data-pilot-member table:name="Rajdy Dorosłych" table:display="false" table:show-details="true"/>
                <table:data-pilot-member table:name="Rajdy Wodne" table:display="false" table:show-details="true"/>
              </table:data-pilot-members>
              <table:data-pilot-sort-info table:sort-mode="data" table:data-field="PŁACA BRUTTO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IĘ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ZWISK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ata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9.04.1979" table:display="true" table:show-details="false"/>
                <table:data-pilot-member table:name="1979" table:display="true" table:show-details="false"/>
                <table:data-pilot-member table:name="1980" table:display="true" table:show-details="false"/>
                <table:data-pilot-member table:name="1981" table:display="true" table:show-details="false"/>
                <table:data-pilot-member table:name="1982" table:display="true" table:show-details="false"/>
                <table:data-pilot-member table:name="1983" table:display="true" table:show-details="false"/>
                <table:data-pilot-member table:name="1984" table:display="true" table:show-details="false"/>
                <table:data-pilot-member table:name="1985" table:display="true" table:show-details="false"/>
                <table:data-pilot-member table:name="1986" table:display="true" table:show-details="false"/>
                <table:data-pilot-member table:name="1987" table:display="true" table:show-details="false"/>
                <table:data-pilot-member table:name="1988" table:display="true" table:show-details="false"/>
                <table:data-pilot-member table:name="1989" table:display="true" table:show-details="false"/>
                <table:data-pilot-member table:name="1990" table:display="true" table:show-details="false"/>
                <table:data-pilot-member table:name="1991" table:display="true" table:show-details="false"/>
                <table:data-pilot-member table:name="&gt;05.08.1991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years"/>
          </table:data-pilot-field>
          <table:data-pilot-field table:source-field-name="Kwartały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9.04.1979" table:display="true" table:show-details="false"/>
                <table:data-pilot-member table:name="Kwartał1" table:display="true" table:show-details="false"/>
                <table:data-pilot-member table:name="Kwartał2" table:display="true" table:show-details="false"/>
                <table:data-pilot-member table:name="Kwartał3" table:display="true" table:show-details="false"/>
                <table:data-pilot-member table:name="Kwartał4" table:display="true" table:show-details="false"/>
                <table:data-pilot-member table:name="&gt;05.08.1991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quarters"/>
          </table:data-pilot-field>
          <table:data-pilot-field table:source-field-name="DATA ZATR.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PŁACA BRUTTO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DZIAŁ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Kanada" table:display="false" table:show-details="true"/>
                <table:data-pilot-member table:name="Niemcy" table:display="false" table:show-details="true"/>
                <table:data-pilot-member table:name="Wlk Brytania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OD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WKA GODZ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KRES ZATRUDNIE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M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2" table:target-range-address="Wyniki.D7:Wyniki.E49" table:show-filter-button="false" table:buttons="Wyniki.D7">
          <table:source-cell-range table:cell-range-address="Lista.A1:Lista.K95"/>
          <table:data-pilot-field table:source-field-name="DEPART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Pokazy" table:display="false" table:show-details="true"/>
                <table:data-pilot-member table:name="Rajdy Dorosłych" table:display="false" table:show-details="true"/>
                <table:data-pilot-member table:name="Rajdy Dziecinne" table:display="false" table:show-details="true"/>
              </table:data-pilot-members>
              <table:data-pilot-sort-info table:sort-mode="data" table:data-field="PŁACA BRUTTO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P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DZIAŁ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Kanada" table:display="false" table:show-details="true"/>
                <table:data-pilot-member table:name="Niemcy" table:display="false" table:show-details="true"/>
                <table:data-pilot-member table:name="Wlk Brytania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IĘ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ZWISK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ŁACA BRUTTO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 ZATR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GOD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WKA GODZ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KRES ZATRUDNIE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M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wartał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quarters"/>
          </table:data-pilot-field>
          <table:data-pilot-field table:source-field-name="L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years"/>
          </table:data-pilot-field>
        </table:data-pilot-table>
        <table:data-pilot-table table:name="Tabela przestawna1" table:target-range-address="Wyniki.A7:Wyniki.B39" table:show-filter-button="false" table:buttons="Wyniki.A7">
          <table:source-cell-range table:cell-range-address="Lista.A1:Lista.K95"/>
          <table:data-pilot-field table:source-field-name="DEPART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Pokazy" table:display="false" table:show-details="true"/>
                <table:data-pilot-member table:name="Rajdy Dorosłych" table:display="false" table:show-details="true"/>
                <table:data-pilot-member table:name="Rajdy Dziecinne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P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AWKA GODZ.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I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ZWISK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DDZIAŁ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 ZATR.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GOD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ŁACA BRUTT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KRES ZATRUDNIE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M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wartał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quarters"/>
          </table:data-pilot-field>
          <table:data-pilot-field table:source-field-name="L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 ZATR." table:date-start="auto" table:date-end="auto" table:grouped-by="year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/>
      <number:text> zł</number:text>
    </number:number-style>
    <number:number-style style:name="N38">
      <number:number number:decimal-places="1" number:min-integer-digits="1"/>
    </number:number-style>
    <number:date-style style:name="N39">
      <number:day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5in" fo:margin-bottom="0.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640551181102362in" fo:margin-left="0in" fo:margin-right="0in" fo:margin-bottom="0in"/>
      </style:header-style>
      <style:footer-style>
        <style:header-footer-properties fo:min-height="0.640551181102362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rial CE" style:font-name-asian="Arial CE" style:font-name-complex="Arial CE" fo:font-size="10pt" style:font-size-asian="10pt" style:font-size-complex="10pt" style:font-family-generic="swiss"/>
    </style:style>
    <style:style style:name="T2" style:family="text">
      <style:text-properties fo:color="#000000" style:font-name="Arial CE" style:font-name-asian="Arial CE" style:font-name-complex="Arial CE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Stro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T.Małocha</meta:initial-creator>
    <dc:creator>Joker</dc:creator>
    <meta:creation-date>1996-02-29T22:14:50Z</meta:creation-date>
    <dc:date>2019-05-22T08:06:06Z</dc:date>
    <meta:editing-cycles>5</meta:editing-cycles>
    <meta:editing-duration>PT1058S</meta:editing-duration>
  </office:meta>
</office:document-meta>
</file>